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.01cm" svg:height="8.993cm" svg:x="10.536cm" svg:y="12.718cm">
            <draw:object draw:notify-on-update-of-ranges="Sheet1.A2:Sheet1.A51 Sheet1.B1:Sheet1.B1 Sheet1.B2:Sheet1.B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5+(1)*(ABS([.A2]-[.$C$1])) + (0.5)*(ABS(-[.A2]-[.$C$1]))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5+(1)*(ABS([.A3]-[.$C$1])) + (0.5)*(ABS(-[.A3]-[.$C$1]))" office:value-type="float" office:value="41.5" calcext:value-type="float">
            <text:p>41.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5+(1)*(ABS([.A4]-[.$C$1])) + (0.5)*(ABS(-[.A4]-[.$C$1]))"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5+(1)*(ABS([.A5]-[.$C$1])) + (0.5)*(ABS(-[.A5]-[.$C$1]))" office:value-type="float" office:value="40.5" calcext:value-type="float">
            <text:p>40.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5+(1)*(ABS([.A6]-[.$C$1])) + (0.5)*(ABS(-[.A6]-[.$C$1])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5+(1)*(ABS([.A7]-[.$C$1])) + (0.5)*(ABS(-[.A7]-[.$C$1]))" office:value-type="float" office:value="39.5" calcext:value-type="float">
            <text:p>39.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5+(1)*(ABS([.A8]-[.$C$1])) + (0.5)*(ABS(-[.A8]-[.$C$1]))"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5+(1)*(ABS([.A9]-[.$C$1])) + (0.5)*(ABS(-[.A9]-[.$C$1]))" office:value-type="float" office:value="38.5" calcext:value-type="float">
            <text:p>38.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5+(1)*(ABS([.A10]-[.$C$1])) + (0.5)*(ABS(-[.A10]-[.$C$1]))"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5+(1)*(ABS([.A11]-[.$C$1])) + (0.5)*(ABS(-[.A11]-[.$C$1]))" office:value-type="float" office:value="37.5" calcext:value-type="float">
            <text:p>37.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5+(1)*(ABS([.A12]-[.$C$1])) + (0.5)*(ABS(-[.A12]-[.$C$1]))"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5+(1)*(ABS([.A13]-[.$C$1])) + (0.5)*(ABS(-[.A13]-[.$C$1]))" office:value-type="float" office:value="36.5" calcext:value-type="float">
            <text:p>36.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5+(1)*(ABS([.A14]-[.$C$1])) + (0.5)*(ABS(-[.A14]-[.$C$1]))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5+(1)*(ABS([.A15]-[.$C$1])) + (0.5)*(ABS(-[.A15]-[.$C$1]))" office:value-type="float" office:value="35.5" calcext:value-type="float">
            <text:p>35.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5+(1)*(ABS([.A16]-[.$C$1])) + (0.5)*(ABS(-[.A16]-[.$C$1]))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5+(1)*(ABS([.A17]-[.$C$1])) + (0.5)*(ABS(-[.A17]-[.$C$1]))" office:value-type="float" office:value="34.5" calcext:value-type="float">
            <text:p>34.5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5+(1)*(ABS([.A18]-[.$C$1])) + (0.5)*(ABS(-[.A18]-[.$C$1]))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5+(1)*(ABS([.A19]-[.$C$1])) + (0.5)*(ABS(-[.A19]-[.$C$1]))" office:value-type="float" office:value="33.5" calcext:value-type="float">
            <text:p>33.5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5+(1)*(ABS([.A20]-[.$C$1])) + (0.5)*(ABS(-[.A20]-[.$C$1])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5+(1)*(ABS([.A21]-[.$C$1])) + (0.5)*(ABS(-[.A21]-[.$C$1]))" office:value-type="float" office:value="32.5" calcext:value-type="float">
            <text:p>32.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5+(1)*(ABS([.A22]-[.$C$1])) + (0.5)*(ABS(-[.A22]-[.$C$1])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5+(1)*(ABS([.A23]-[.$C$1])) + (0.5)*(ABS(-[.A23]-[.$C$1]))" office:value-type="float" office:value="31.5" calcext:value-type="float">
            <text:p>31.5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5+(1)*(ABS([.A24]-[.$C$1])) + (0.5)*(ABS(-[.A24]-[.$C$1])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5+(1)*(ABS([.A25]-[.$C$1])) + (0.5)*(ABS(-[.A25]-[.$C$1]))" office:value-type="float" office:value="30.5" calcext:value-type="float">
            <text:p>30.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5+(1)*(ABS([.A26]-[.$C$1])) + (0.5)*(ABS(-[.A26]-[.$C$1])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5+(1)*(ABS([.A27]-[.$C$1])) + (0.5)*(ABS(-[.A27]-[.$C$1]))" office:value-type="float" office:value="31.5" calcext:value-type="float">
            <text:p>31.5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5+(1)*(ABS([.A28]-[.$C$1])) + (0.5)*(ABS(-[.A28]-[.$C$1])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5+(1)*(ABS([.A29]-[.$C$1])) + (0.5)*(ABS(-[.A29]-[.$C$1]))" office:value-type="float" office:value="34.5" calcext:value-type="float">
            <text:p>34.5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5+(1)*(ABS([.A30]-[.$C$1])) + (0.5)*(ABS(-[.A30]-[.$C$1]))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5+(1)*(ABS([.A31]-[.$C$1])) + (0.5)*(ABS(-[.A31]-[.$C$1]))" office:value-type="float" office:value="37.5" calcext:value-type="float">
            <text:p>37.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5+(1)*(ABS([.A32]-[.$C$1])) + (0.5)*(ABS(-[.A32]-[.$C$1]))"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5+(1)*(ABS([.A33]-[.$C$1])) + (0.5)*(ABS(-[.A33]-[.$C$1]))" office:value-type="float" office:value="40.5" calcext:value-type="float">
            <text:p>40.5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5+(1)*(ABS([.A34]-[.$C$1])) + (0.5)*(ABS(-[.A34]-[.$C$1]))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5+(1)*(ABS([.A35]-[.$C$1])) + (0.5)*(ABS(-[.A35]-[.$C$1]))" office:value-type="float" office:value="43.5" calcext:value-type="float">
            <text:p>43.5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5+(1)*(ABS([.A36]-[.$C$1])) + (0.5)*(ABS(-[.A36]-[.$C$1]))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5+(1)*(ABS([.A37]-[.$C$1])) + (0.5)*(ABS(-[.A37]-[.$C$1]))" office:value-type="float" office:value="46.5" calcext:value-type="float">
            <text:p>46.5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5+(1)*(ABS([.A38]-[.$C$1])) + (0.5)*(ABS(-[.A38]-[.$C$1]))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5+(1)*(ABS([.A39]-[.$C$1])) + (0.5)*(ABS(-[.A39]-[.$C$1]))" office:value-type="float" office:value="49.5" calcext:value-type="float">
            <text:p>49.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5+(1)*(ABS([.A40]-[.$C$1])) + (0.5)*(ABS(-[.A40]-[.$C$1]))"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5+(1)*(ABS([.A41]-[.$C$1])) + (0.5)*(ABS(-[.A41]-[.$C$1]))" office:value-type="float" office:value="52.5" calcext:value-type="float">
            <text:p>52.5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5+(1)*(ABS([.A42]-[.$C$1])) + (0.5)*(ABS(-[.A42]-[.$C$1]))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5+(1)*(ABS([.A43]-[.$C$1])) + (0.5)*(ABS(-[.A43]-[.$C$1]))" office:value-type="float" office:value="55.5" calcext:value-type="float">
            <text:p>55.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5+(1)*(ABS([.A44]-[.$C$1])) + (0.5)*(ABS(-[.A44]-[.$C$1]))"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5+(1)*(ABS([.A45]-[.$C$1])) + (0.5)*(ABS(-[.A45]-[.$C$1]))" office:value-type="float" office:value="58.5" calcext:value-type="float">
            <text:p>58.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5+(1)*(ABS([.A46]-[.$C$1])) + (0.5)*(ABS(-[.A46]-[.$C$1]))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5+(1)*(ABS([.A47]-[.$C$1])) + (0.5)*(ABS(-[.A47]-[.$C$1]))" office:value-type="float" office:value="61.5" calcext:value-type="float">
            <text:p>61.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5+(1)*(ABS([.A48]-[.$C$1])) + (0.5)*(ABS(-[.A48]-[.$C$1]))"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5+(1)*(ABS([.A49]-[.$C$1])) + (0.5)*(ABS(-[.A49]-[.$C$1]))" office:value-type="float" office:value="64.5" calcext:value-type="float">
            <text:p>64.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5+(1)*(ABS([.A50]-[.$C$1])) + (0.5)*(ABS(-[.A50]-[.$C$1]))"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5+(1)*(ABS([.A51]-[.$C$1])) + (0.5)*(ABS(-[.A51]-[.$C$1]))" office:value-type="float" office:value="67.5" calcext:value-type="float">
            <text:p>67.5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15.999cm" svg:height="8.999cm" svg:x="5.418cm" svg:y="1.95cm">
            <draw:object draw:notify-on-update-of-ranges="Sheet2.A1:Sheet2.A1 Sheet2.A2:Sheet2.A51 Sheet2.B1:Sheet2.B1 Sheet2.B2:Sheet2.B51 Sheet2.C1:Sheet2.C1 Sheet2.C2:Sheet2.C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ual (Y)</text:p>
          </table:table-cell>
          <table:table-cell office:value-type="string" calcext:value-type="string">
            <text:p>Trendline</text:p>
          </table:table-cell>
          <table:table-cell office:value-type="string" calcext:value-type="string">
            <text:p>Difference between Actual and Trendlin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0.0449640288" calcext:value-type="float">
            <text:p>30.0449640288</text:p>
          </table:table-cell>
          <table:table-cell office:value-type="float" office:value="11.9550359712" calcext:value-type="float">
            <text:p>11.9550359712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30.5743405276" calcext:value-type="float">
            <text:p>30.5743405276</text:p>
          </table:table-cell>
          <table:table-cell office:value-type="float" office:value="10.9256594724" calcext:value-type="float">
            <text:p>10.92565947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.1037170264" calcext:value-type="float">
            <text:p>31.1037170264</text:p>
          </table:table-cell>
          <table:table-cell office:value-type="float" office:value="9.89628297362" calcext:value-type="float">
            <text:p>9.8962829736</text:p>
          </table:table-cell>
        </table:table-row>
        <table:table-row table:style-name="ro2">
          <table:table-cell office:value-type="float" office:value="40.5" calcext:value-type="float">
            <text:p>40.5</text:p>
          </table:table-cell>
          <table:table-cell office:value-type="float" office:value="31.6330935252" calcext:value-type="float">
            <text:p>31.6330935252</text:p>
          </table:table-cell>
          <table:table-cell office:value-type="float" office:value="8.86690647482" calcext:value-type="float">
            <text:p>8.866906474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2.162470024" calcext:value-type="float">
            <text:p>32.162470024</text:p>
          </table:table-cell>
          <table:table-cell office:value-type="float" office:value="7.83752997602" calcext:value-type="float">
            <text:p>7.837529976</text:p>
          </table:table-cell>
        </table:table-row>
        <table:table-row table:style-name="ro2">
          <table:table-cell office:value-type="float" office:value="39.5" calcext:value-type="float">
            <text:p>39.5</text:p>
          </table:table-cell>
          <table:table-cell office:value-type="float" office:value="32.6918465228" calcext:value-type="float">
            <text:p>32.6918465228</text:p>
          </table:table-cell>
          <table:table-cell office:value-type="float" office:value="6.80815347722" calcext:value-type="float">
            <text:p>6.808153477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3.2212230216" calcext:value-type="float">
            <text:p>33.2212230216</text:p>
          </table:table-cell>
          <table:table-cell office:value-type="float" office:value="5.77877697842" calcext:value-type="float">
            <text:p>5.7787769784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33.7505995204" calcext:value-type="float">
            <text:p>33.7505995204</text:p>
          </table:table-cell>
          <table:table-cell office:value-type="float" office:value="4.74940047962" calcext:value-type="float">
            <text:p>4.749400479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4.2799760192" calcext:value-type="float">
            <text:p>34.2799760192</text:p>
          </table:table-cell>
          <table:table-cell office:value-type="float" office:value="3.72002398082" calcext:value-type="float">
            <text:p>3.7200239808</text:p>
          </table:table-cell>
        </table:table-row>
        <table:table-row table:style-name="ro2">
          <table:table-cell office:value-type="float" office:value="37.5" calcext:value-type="float">
            <text:p>37.5</text:p>
          </table:table-cell>
          <table:table-cell office:value-type="float" office:value="34.809352518" calcext:value-type="float">
            <text:p>34.809352518</text:p>
          </table:table-cell>
          <table:table-cell office:value-type="float" office:value="2.69064748201" calcext:value-type="float">
            <text:p>2.69064748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5.3387290168" calcext:value-type="float">
            <text:p>35.3387290168</text:p>
          </table:table-cell>
          <table:table-cell office:value-type="float" office:value="1.66127098321" calcext:value-type="float">
            <text:p>1.6612709832</text:p>
          </table:table-cell>
        </table:table-row>
        <table:table-row table:style-name="ro2">
          <table:table-cell office:value-type="float" office:value="36.5" calcext:value-type="float">
            <text:p>36.5</text:p>
          </table:table-cell>
          <table:table-cell office:value-type="float" office:value="35.8681055156" calcext:value-type="float">
            <text:p>35.8681055156</text:p>
          </table:table-cell>
          <table:table-cell office:value-type="float" office:value="0.631894484412" calcext:value-type="float">
            <text:p>0.631894484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6.3974820144" calcext:value-type="float">
            <text:p>36.3974820144</text:p>
          </table:table-cell>
          <table:table-cell office:value-type="float" office:value="0.397482014388" calcext:value-type="float">
            <text:p>0.3974820144</text:p>
          </table:table-cell>
        </table:table-row>
        <table:table-row table:style-name="ro2">
          <table:table-cell office:value-type="float" office:value="35.5" calcext:value-type="float">
            <text:p>35.5</text:p>
          </table:table-cell>
          <table:table-cell office:value-type="float" office:value="36.9268585132" calcext:value-type="float">
            <text:p>36.9268585132</text:p>
          </table:table-cell>
          <table:table-cell office:value-type="float" office:value="1.42685851319" calcext:value-type="float">
            <text:p>1.426858513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7.456235012" calcext:value-type="float">
            <text:p>37.456235012</text:p>
          </table:table-cell>
          <table:table-cell office:value-type="float" office:value="2.45623501199" calcext:value-type="float">
            <text:p>2.456235012</text:p>
          </table:table-cell>
        </table:table-row>
        <table:table-row table:style-name="ro2">
          <table:table-cell office:value-type="float" office:value="34.5" calcext:value-type="float">
            <text:p>34.5</text:p>
          </table:table-cell>
          <table:table-cell office:value-type="float" office:value="37.9856115108" calcext:value-type="float">
            <text:p>37.9856115108</text:p>
          </table:table-cell>
          <table:table-cell office:value-type="float" office:value="3.48561151079" calcext:value-type="float">
            <text:p>3.4856115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.5149880096" calcext:value-type="float">
            <text:p>38.5149880096</text:p>
          </table:table-cell>
          <table:table-cell office:value-type="float" office:value="4.51498800959" calcext:value-type="float">
            <text:p>4.5149880096</text:p>
          </table:table-cell>
        </table:table-row>
        <table:table-row table:style-name="ro2">
          <table:table-cell office:value-type="float" office:value="33.5" calcext:value-type="float">
            <text:p>33.5</text:p>
          </table:table-cell>
          <table:table-cell office:value-type="float" office:value="39.0443645084" calcext:value-type="float">
            <text:p>39.0443645084</text:p>
          </table:table-cell>
          <table:table-cell office:value-type="float" office:value="5.54436450839" calcext:value-type="float">
            <text:p>5.54436450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9.5737410072" calcext:value-type="float">
            <text:p>39.5737410072</text:p>
          </table:table-cell>
          <table:table-cell office:value-type="float" office:value="6.57374100719" calcext:value-type="float">
            <text:p>6.5737410072</text:p>
          </table:table-cell>
        </table:table-row>
        <table:table-row table:style-name="ro2">
          <table:table-cell office:value-type="float" office:value="32.5" calcext:value-type="float">
            <text:p>32.5</text:p>
          </table:table-cell>
          <table:table-cell office:value-type="float" office:value="40.103117506" calcext:value-type="float">
            <text:p>40.103117506</text:p>
          </table:table-cell>
          <table:table-cell office:value-type="float" office:value="7.603117506" calcext:value-type="float">
            <text:p>7.6031175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0.6324940048" calcext:value-type="float">
            <text:p>40.6324940048</text:p>
          </table:table-cell>
          <table:table-cell office:value-type="float" office:value="8.6324940048" calcext:value-type="float">
            <text:p>8.6324940048</text:p>
          </table:table-cell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41.1618705036" calcext:value-type="float">
            <text:p>41.1618705036</text:p>
          </table:table-cell>
          <table:table-cell office:value-type="float" office:value="9.6618705036" calcext:value-type="float">
            <text:p>9.661870503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1.6912470024" calcext:value-type="float">
            <text:p>41.6912470024</text:p>
          </table:table-cell>
          <table:table-cell office:value-type="float" office:value="10.6912470024" calcext:value-type="float">
            <text:p>10.6912470024</text:p>
          </table:table-cell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float" office:value="42.2206235012" calcext:value-type="float">
            <text:p>42.2206235012</text:p>
          </table:table-cell>
          <table:table-cell office:value-type="float" office:value="11.7206235012" calcext:value-type="float">
            <text:p>11.720623501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2.75" calcext:value-type="float">
            <text:p>42.75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2">
          <table:table-cell office:value-type="float" office:value="31.5" calcext:value-type="float">
            <text:p>31.5</text:p>
          </table:table-cell>
          <table:table-cell office:value-type="float" office:value="43.2793764988" calcext:value-type="float">
            <text:p>43.2793764988</text:p>
          </table:table-cell>
          <table:table-cell office:value-type="float" office:value="11.7793764988" calcext:value-type="float">
            <text:p>11.779376498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3.8087529976" calcext:value-type="float">
            <text:p>43.8087529976</text:p>
          </table:table-cell>
          <table:table-cell office:value-type="float" office:value="10.8087529976" calcext:value-type="float">
            <text:p>10.8087529976</text:p>
          </table:table-cell>
        </table:table-row>
        <table:table-row table:style-name="ro2">
          <table:table-cell office:value-type="float" office:value="34.5" calcext:value-type="float">
            <text:p>34.5</text:p>
          </table:table-cell>
          <table:table-cell office:value-type="float" office:value="44.3381294964" calcext:value-type="float">
            <text:p>44.3381294964</text:p>
          </table:table-cell>
          <table:table-cell office:value-type="float" office:value="9.8381294964" calcext:value-type="float">
            <text:p>9.838129496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4.8675059952" calcext:value-type="float">
            <text:p>44.8675059952</text:p>
          </table:table-cell>
          <table:table-cell office:value-type="float" office:value="8.8675059952" calcext:value-type="float">
            <text:p>8.8675059952</text:p>
          </table:table-cell>
        </table:table-row>
        <table:table-row table:style-name="ro2">
          <table:table-cell office:value-type="float" office:value="37.5" calcext:value-type="float">
            <text:p>37.5</text:p>
          </table:table-cell>
          <table:table-cell office:value-type="float" office:value="45.396882494" calcext:value-type="float">
            <text:p>45.396882494</text:p>
          </table:table-cell>
          <table:table-cell office:value-type="float" office:value="7.896882494" calcext:value-type="float">
            <text:p>7.89688249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5.9262589928" calcext:value-type="float">
            <text:p>45.9262589928</text:p>
          </table:table-cell>
          <table:table-cell office:value-type="float" office:value="6.92625899281" calcext:value-type="float">
            <text:p>6.9262589928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46.4556354916" calcext:value-type="float">
            <text:p>46.4556354916</text:p>
          </table:table-cell>
          <table:table-cell office:value-type="float" office:value="5.95563549161" calcext:value-type="float">
            <text:p>5.955635491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6.9850119904" calcext:value-type="float">
            <text:p>46.9850119904</text:p>
          </table:table-cell>
          <table:table-cell office:value-type="float" office:value="4.98501199041" calcext:value-type="float">
            <text:p>4.9850119904</text:p>
          </table:table-cell>
        </table:table-row>
        <table:table-row table:style-name="ro2">
          <table:table-cell office:value-type="float" office:value="43.5" calcext:value-type="float">
            <text:p>43.5</text:p>
          </table:table-cell>
          <table:table-cell office:value-type="float" office:value="47.5143884892" calcext:value-type="float">
            <text:p>47.5143884892</text:p>
          </table:table-cell>
          <table:table-cell office:value-type="float" office:value="4.01438848921" calcext:value-type="float">
            <text:p>4.014388489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8.043764988" calcext:value-type="float">
            <text:p>48.043764988</text:p>
          </table:table-cell>
          <table:table-cell office:value-type="float" office:value="3.04376498801" calcext:value-type="float">
            <text:p>3.043764988</text:p>
          </table:table-cell>
        </table:table-row>
        <table:table-row table:style-name="ro2">
          <table:table-cell office:value-type="float" office:value="46.5" calcext:value-type="float">
            <text:p>46.5</text:p>
          </table:table-cell>
          <table:table-cell office:value-type="float" office:value="48.5731414868" calcext:value-type="float">
            <text:p>48.5731414868</text:p>
          </table:table-cell>
          <table:table-cell office:value-type="float" office:value="2.07314148681" calcext:value-type="float">
            <text:p>2.073141486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9.1025179856" calcext:value-type="float">
            <text:p>49.1025179856</text:p>
          </table:table-cell>
          <table:table-cell office:value-type="float" office:value="1.10251798561" calcext:value-type="float">
            <text:p>1.1025179856</text:p>
          </table:table-cell>
        </table:table-row>
        <table:table-row table:style-name="ro2">
          <table:table-cell office:value-type="float" office:value="49.5" calcext:value-type="float">
            <text:p>49.5</text:p>
          </table:table-cell>
          <table:table-cell office:value-type="float" office:value="49.6318944844" calcext:value-type="float">
            <text:p>49.6318944844</text:p>
          </table:table-cell>
          <table:table-cell office:value-type="float" office:value="0.131894484412" calcext:value-type="float">
            <text:p>0.131894484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0.1612709832" calcext:value-type="float">
            <text:p>50.1612709832</text:p>
          </table:table-cell>
          <table:table-cell office:value-type="float" office:value="0.838729016787" calcext:value-type="float">
            <text:p>0.8387290168</text:p>
          </table:table-cell>
        </table:table-row>
        <table:table-row table:style-name="ro2">
          <table:table-cell office:value-type="float" office:value="52.5" calcext:value-type="float">
            <text:p>52.5</text:p>
          </table:table-cell>
          <table:table-cell office:value-type="float" office:value="50.690647482" calcext:value-type="float">
            <text:p>50.690647482</text:p>
          </table:table-cell>
          <table:table-cell office:value-type="float" office:value="1.80935251799" calcext:value-type="float">
            <text:p>1.80935251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1.2200239808" calcext:value-type="float">
            <text:p>51.2200239808</text:p>
          </table:table-cell>
          <table:table-cell office:value-type="float" office:value="2.77997601918" calcext:value-type="float">
            <text:p>2.7799760192</text:p>
          </table:table-cell>
        </table:table-row>
        <table:table-row table:style-name="ro2">
          <table:table-cell office:value-type="float" office:value="55.5" calcext:value-type="float">
            <text:p>55.5</text:p>
          </table:table-cell>
          <table:table-cell office:value-type="float" office:value="51.7494004796" calcext:value-type="float">
            <text:p>51.7494004796</text:p>
          </table:table-cell>
          <table:table-cell office:value-type="float" office:value="3.75059952038" calcext:value-type="float">
            <text:p>3.750599520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2.2787769784" calcext:value-type="float">
            <text:p>52.2787769784</text:p>
          </table:table-cell>
          <table:table-cell office:value-type="float" office:value="4.72122302158" calcext:value-type="float">
            <text:p>4.7212230216</text:p>
          </table:table-cell>
        </table:table-row>
        <table:table-row table:style-name="ro2">
          <table:table-cell office:value-type="float" office:value="58.5" calcext:value-type="float">
            <text:p>58.5</text:p>
          </table:table-cell>
          <table:table-cell office:value-type="float" office:value="52.8081534772" calcext:value-type="float">
            <text:p>52.8081534772</text:p>
          </table:table-cell>
          <table:table-cell office:value-type="float" office:value="5.69184652278" calcext:value-type="float">
            <text:p>5.691846522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3.337529976" calcext:value-type="float">
            <text:p>53.337529976</text:p>
          </table:table-cell>
          <table:table-cell office:value-type="float" office:value="6.66247002398" calcext:value-type="float">
            <text:p>6.662470024</text:p>
          </table:table-cell>
        </table:table-row>
        <table:table-row table:style-name="ro2">
          <table:table-cell office:value-type="float" office:value="61.5" calcext:value-type="float">
            <text:p>61.5</text:p>
          </table:table-cell>
          <table:table-cell office:value-type="float" office:value="53.8669064748" calcext:value-type="float">
            <text:p>53.8669064748</text:p>
          </table:table-cell>
          <table:table-cell office:value-type="float" office:value="7.63309352518" calcext:value-type="float">
            <text:p>7.633093525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4.3962829736" calcext:value-type="float">
            <text:p>54.3962829736</text:p>
          </table:table-cell>
          <table:table-cell office:value-type="float" office:value="8.60371702638" calcext:value-type="float">
            <text:p>8.6037170264</text:p>
          </table:table-cell>
        </table:table-row>
        <table:table-row table:style-name="ro2">
          <table:table-cell office:value-type="float" office:value="64.5" calcext:value-type="float">
            <text:p>64.5</text:p>
          </table:table-cell>
          <table:table-cell office:value-type="float" office:value="54.9256594724" calcext:value-type="float">
            <text:p>54.9256594724</text:p>
          </table:table-cell>
          <table:table-cell office:value-type="float" office:value="9.57434052758" calcext:value-type="float">
            <text:p>9.574340527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5.4550359712" calcext:value-type="float">
            <text:p>55.4550359712</text:p>
          </table:table-cell>
          <table:table-cell office:value-type="float" office:value="10.5449640288" calcext:value-type="float">
            <text:p>10.5449640288</text:p>
          </table:table-cell>
        </table:table-row>
        <table:table-row table:style-name="ro2">
          <table:table-cell office:value-type="float" office:value="67.5" calcext:value-type="float">
            <text:p>67.5</text:p>
          </table:table-cell>
          <table:table-cell office:value-type="float" office:value="55.98441247" calcext:value-type="float">
            <text:p>55.98441247</text:p>
          </table:table-cell>
          <table:table-cell office:value-type="float" office:value="11.51558753" calcext:value-type="float">
            <text:p>11.51558753</text:p>
          </table:table-cell>
        </table:table-row>
      </table:table>
      <table:table table:name="Sheet5" table:style-name="ta1">
        <table:shapes>
          <draw:frame draw:z-index="0" draw:style-name="gr1" draw:text-style-name="P1" svg:width="24.899cm" svg:height="14.888cm" svg:x="7.975cm" svg:y="59.716cm">
            <draw:object draw:notify-on-update-of-ranges="Sheet5.A1:Sheet5.A16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3.516cm" svg:height="13.676cm" svg:x="11.289cm" svg:y="35.248cm">
            <draw:object draw:notify-on-update-of-ranges="Sheet5.C1:Sheet5.C13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45.7272067207" calcext:value-type="float">
            <text:p>45.7272067207</text:p>
          </table:table-cell>
        </table:table-row>
        <table:table-row table:style-name="ro2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9.577779778" calcext:value-type="float">
            <text:p>19.577779778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20.4283528353" calcext:value-type="float">
            <text:p>20.4283528353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9.2789258926" calcext:value-type="float">
            <text:p>29.2789258926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1.1294989499" calcext:value-type="float">
            <text:p>31.129498949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6.9800720072" calcext:value-type="float">
            <text:p>16.9800720072</text:p>
          </table:table-cell>
        </table:table-row>
        <table:table-row table:style-name="ro2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14.1693549355" calcext:value-type="float">
            <text:p>14.1693549355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9.31878187819" calcext:value-type="float">
            <text:p>9.3187818782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7.46820882088" calcext:value-type="float">
            <text:p>7.4682088209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float" office:value="297" calcext:value-type="float">
            <text:p>297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1.3823642364" calcext:value-type="float">
            <text:p>11.3823642364</text:p>
          </table:table-cell>
        </table:table-row>
        <table:table-row table:style-name="ro2"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4.23293729373" calcext:value-type="float">
            <text:p>4.2329372937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5.08351035104" calcext:value-type="float">
            <text:p>5.083510351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.93408340834" calcext:value-type="float">
            <text:p>2.9340834083</text:p>
          </table:table-cell>
        </table:table-row>
        <table:table-row table:style-name="ro2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0.784656465647" calcext:value-type="float">
            <text:p>0.78465646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11.364770477" calcext:value-type="float">
            <text:p>11.364770477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7.51419741974" calcext:value-type="float">
            <text:p>7.5141974197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9.33637563756" calcext:value-type="float">
            <text:p>9.3363756376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.81305130513" calcext:value-type="float">
            <text:p>3.8130513051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6.96247824782" calcext:value-type="float">
            <text:p>6.9624782478</text:p>
          </table:table-cell>
        </table:table-row>
        <table:table-row table:style-name="ro2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5.11190519052" calcext:value-type="float">
            <text:p>5.1119051905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12.2613321332" calcext:value-type="float">
            <text:p>12.2613321332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42.4107590759" calcext:value-type="float">
            <text:p>42.4107590759</text:p>
          </table:table-cell>
        </table:table-row>
        <table:table-row table:style-name="ro2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73.5601860186" calcext:value-type="float">
            <text:p>73.5601860186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.2903870387" calcext:value-type="float">
            <text:p>4.2903870387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14.140960096" calcext:value-type="float">
            <text:p>14.140960096</text:p>
          </table:table-cell>
        </table:table-row>
        <table:table-row table:style-name="ro2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10.0084668467" calcext:value-type="float">
            <text:p>10.0084668467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float" office:value="264" calcext:value-type="float">
            <text:p>264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0.1578937894" calcext:value-type="float">
            <text:p>10.157893789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6.69267926793" calcext:value-type="float">
            <text:p>6.692679267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11" calcext:value-type="float">
            <text:p>311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25.5432523252" calcext:value-type="float">
            <text:p>25.5432523252</text:p>
          </table:table-cell>
        </table:table-row>
        <table:table-row table:style-name="ro2">
          <table:table-cell table:number-columns-repeated="2"/>
          <table:table-cell office:value-type="float" office:value="326" calcext:value-type="float">
            <text:p>326</text:p>
          </table:table-cell>
          <table:table-cell office:value-type="float" office:value="18.3938253825" calcext:value-type="float">
            <text:p>18.3938253825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.75560156016" calcext:value-type="float">
            <text:p>1.755601560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97" calcext:value-type="float">
            <text:p>29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14.9050285029" calcext:value-type="float">
            <text:p>14.9050285029</text:p>
          </table:table-cell>
        </table:table-row>
        <table:table-row table:style-name="ro2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32.0544554455" calcext:value-type="float">
            <text:p>32.0544554455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2.2038823882" calcext:value-type="float">
            <text:p>22.2038823882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2.3533093309" calcext:value-type="float">
            <text:p>22.3533093309</text:p>
          </table:table-cell>
        </table:table-row>
        <table:table-row table:style-name="ro2"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10.5027362736" calcext:value-type="float">
            <text:p>10.5027362736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20.6521632163" calcext:value-type="float">
            <text:p>20.652163216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.19840984098" calcext:value-type="float">
            <text:p>3.198409841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13.9510171017" calcext:value-type="float">
            <text:p>13.9510171017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6.1004440444" calcext:value-type="float">
            <text:p>26.1004440444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6.2498709871" calcext:value-type="float">
            <text:p>6.249870987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86" calcext:value-type="float">
            <text:p>286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8.6007020702" calcext:value-type="float">
            <text:p>28.6007020702</text:p>
          </table:table-cell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9.45127512751" calcext:value-type="float">
            <text:p>9.451275127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4.30184818482" calcext:value-type="float">
            <text:p>4.301848184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1.8475787579" calcext:value-type="float">
            <text:p>11.8475787579</text:p>
          </table:table-cell>
        </table:table-row>
        <table:table-row table:style-name="ro2"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3.0029942994" calcext:value-type="float">
            <text:p>13.002994299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5.8535673567" calcext:value-type="float">
            <text:p>15.8535673567</text:p>
          </table:table-cell>
        </table:table-row>
        <table:table-row table:style-name="ro2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6.70414041404" calcext:value-type="float">
            <text:p>6.70414041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.44528652865" calcext:value-type="float">
            <text:p>6.445286528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95" calcext:value-type="float">
            <text:p>29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.5947134713" calcext:value-type="float">
            <text:p>35.5947134713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0.744140414" calcext:value-type="float">
            <text:p>20.744140414</text:p>
          </table:table-cell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3.89356735674" calcext:value-type="float">
            <text:p>3.8935673567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6.04299429943" calcext:value-type="float">
            <text:p>6.0429942994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807578757876" calcext:value-type="float">
            <text:p>0.8075787579</text:p>
          </table:table-cell>
        </table:table-row>
        <table:table-row table:style-name="ro2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0.341848184818" calcext:value-type="float">
            <text:p>0.3418481848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2">
          <table:table-cell office:value-type="float" office:value="314" calcext:value-type="float">
            <text:p>3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.4912751275" calcext:value-type="float">
            <text:p>11.4912751275</text:p>
          </table:table-cell>
        </table:table-row>
        <table:table-row table:style-name="ro2"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7.64070207021" calcext:value-type="float">
            <text:p>7.6407020702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float" office:value="323" calcext:value-type="float">
            <text:p>32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5.7901290129" calcext:value-type="float">
            <text:p>15.7901290129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50.9395559556" calcext:value-type="float">
            <text:p>50.9395559556</text:p>
          </table:table-cell>
        </table:table-row>
        <table:table-row table:style-name="ro2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.91101710171" calcext:value-type="float">
            <text:p>8.911017101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2">
          <table:table-cell office:value-type="float" office:value="304" calcext:value-type="float">
            <text:p>304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27.761590159" calcext:value-type="float">
            <text:p>27.761590159</text:p>
          </table:table-cell>
        </table:table-row>
        <table:table-row table:style-name="ro2"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9.61216321632" calcext:value-type="float">
            <text:p>9.6121632163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28.5372637264" calcext:value-type="float">
            <text:p>28.5372637264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5.6866906691" calcext:value-type="float">
            <text:p>15.6866906691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9.1638823882" calcext:value-type="float">
            <text:p>19.1638823882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3.0144554455" calcext:value-type="float">
            <text:p>23.0144554455</text:p>
          </table:table-cell>
        </table:table-row>
        <table:table-row table:style-name="ro2"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3.86502850285" calcext:value-type="float">
            <text:p>3.8650285029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2">
          <table:table-cell office:value-type="float" office:value="311" calcext:value-type="float">
            <text:p>311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7.71560156016" calcext:value-type="float">
            <text:p>7.7156015602</text:p>
          </table:table-cell>
        </table:table-row>
        <table:table-row table:style-name="ro2"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0.433825382538" calcext:value-type="float">
            <text:p>0.433825382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2.58325232523" calcext:value-type="float">
            <text:p>2.5832523252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0.2673207321" calcext:value-type="float">
            <text:p>20.2673207321</text:p>
          </table:table-cell>
        </table:table-row>
        <table:table-row table:style-name="ro2">
          <table:table-cell table:number-columns-repeated="2"/>
          <table:table-cell office:value-type="float" office:value="339" calcext:value-type="float">
            <text:p>339</text:p>
          </table:table-cell>
          <table:table-cell office:value-type="float" office:value="25.1178937894" calcext:value-type="float">
            <text:p>25.1178937894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.9684668467" calcext:value-type="float">
            <text:p>34.9684668467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1.819039904" calcext:value-type="float">
            <text:p>11.81903990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1" calcext:value-type="float">
            <text:p>32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0.6696129613" calcext:value-type="float">
            <text:p>30.6696129613</text:p>
          </table:table-cell>
        </table:table-row>
        <table:table-row table:style-name="ro2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16.5201860186" calcext:value-type="float">
            <text:p>16.5201860186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97" calcext:value-type="float">
            <text:p>297</text:p>
          </table:table-cell>
          <table:table-cell office:value-type="float" office:value="17.6292409241" calcext:value-type="float">
            <text:p>17.629240924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.22133213321" calcext:value-type="float">
            <text:p>3.221332133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84" calcext:value-type="float">
            <text:p>284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6.0719051905" calcext:value-type="float">
            <text:p>16.0719051905</text:p>
          </table:table-cell>
        </table:table-row>
        <table:table-row table:style-name="ro2"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.07752175218" calcext:value-type="float">
            <text:p>1.0775217522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22.2269486949" calcext:value-type="float">
            <text:p>22.2269486949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17.3763756376" calcext:value-type="float">
            <text:p>17.3763756376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16.4741974197" calcext:value-type="float">
            <text:p>16.4741974197</text:p>
          </table:table-cell>
        </table:table-row>
        <table:table-row table:style-name="ro2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14.324770477" calcext:value-type="float">
            <text:p>14.32477047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6.17534353435" calcext:value-type="float">
            <text:p>6.1753435344</text:p>
          </table:table-cell>
        </table:table-row>
        <table:table-row table:style-name="ro2"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0.974083408341" calcext:value-type="float">
            <text:p>0.9740834083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07" calcext:value-type="float">
            <text:p>307</text:p>
          </table:table-cell>
          <table:table-cell office:value-type="float" office:value="9.12351035104" calcext:value-type="float">
            <text:p>9.123510351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0.2729372937" calcext:value-type="float">
            <text:p>20.2729372937</text:p>
          </table:table-cell>
        </table:table-row>
        <table:table-row table:style-name="ro2"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17.4223642364" calcext:value-type="float">
            <text:p>17.4223642364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5.42820882088" calcext:value-type="float">
            <text:p>5.4282088209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4.72121812181" calcext:value-type="float">
            <text:p>4.7212181218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2">
          <table:table-cell office:value-type="float" office:value="349" calcext:value-type="float">
            <text:p>349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10.1293549355" calcext:value-type="float">
            <text:p>10.1293549355</text:p>
          </table:table-cell>
        </table:table-row>
        <table:table-row table:style-name="ro2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0.979927992799" calcext:value-type="float">
            <text:p>0.9799279928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16.8305010501" calcext:value-type="float">
            <text:p>16.8305010501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9.68107410741" calcext:value-type="float">
            <text:p>9.6810741074</text:p>
          </table:table-cell>
        </table:table-row>
        <table:table-row table:style-name="ro2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7.46835283528" calcext:value-type="float">
            <text:p>7.4683528353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11.617779778" calcext:value-type="float">
            <text:p>11.617779778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.76720672067" calcext:value-type="float">
            <text:p>2.767206720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23.0833663366" calcext:value-type="float">
            <text:p>23.083366336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3"/>
        </table:table-row>
      </table:table>
      <table:table table:name="Sheet6" table:style-name="ta1">
        <table:shapes>
          <draw:frame draw:z-index="0" draw:style-name="gr1" draw:text-style-name="P1" svg:width="33.148cm" svg:height="18.024cm" svg:x="4.652cm" svg:y="38.871cm">
            <draw:object draw:notify-on-update-of-ranges="Sheet6.A2:Sheet6.A100 Sheet6.B2:Sheet6.B10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2.735cm" svg:height="12.784cm" svg:x="4.973cm" svg:y="1.693cm">
            <draw:object draw:notify-on-update-of-ranges="Sheet6.A1:Sheet6.A1 Sheet6.A2:Sheet6.A100 Sheet6.B1:Sheet6.B1 Sheet6.B2:Sheet6.B100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Difference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45.7272067207" calcext:value-type="float">
            <text:p>45.7272067207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9.577779778" calcext:value-type="float">
            <text:p>19.577779778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20.4283528353" calcext:value-type="float">
            <text:p>20.428352835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29.2789258926" calcext:value-type="float">
            <text:p>29.2789258926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31.1294989499" calcext:value-type="float">
            <text:p>31.1294989499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6.9800720072" calcext:value-type="float">
            <text:p>16.9800720072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4.1693549355" calcext:value-type="float">
            <text:p>14.1693549355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9.31878187819" calcext:value-type="float">
            <text:p>9.3187818782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7.46820882088" calcext:value-type="float">
            <text:p>7.4682088209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1.3823642364" calcext:value-type="float">
            <text:p>11.382364236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4.23293729373" calcext:value-type="float">
            <text:p>4.2329372937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5.08351035104" calcext:value-type="float">
            <text:p>5.083510351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.93408340834" calcext:value-type="float">
            <text:p>2.9340834083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0.784656465647" calcext:value-type="float">
            <text:p>0.7846564656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1.364770477" calcext:value-type="float">
            <text:p>11.36477047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7.51419741974" calcext:value-type="float">
            <text:p>7.5141974197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9.33637563756" calcext:value-type="float">
            <text:p>9.3363756376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3.81305130513" calcext:value-type="float">
            <text:p>3.8130513051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6.96247824782" calcext:value-type="float">
            <text:p>6.9624782478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5.11190519052" calcext:value-type="float">
            <text:p>5.1119051905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2.2613321332" calcext:value-type="float">
            <text:p>12.2613321332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42.4107590759" calcext:value-type="float">
            <text:p>42.4107590759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73.5601860186" calcext:value-type="float">
            <text:p>73.5601860186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4.2903870387" calcext:value-type="float">
            <text:p>4.2903870387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4.140960096" calcext:value-type="float">
            <text:p>14.14096009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0.0084668467" calcext:value-type="float">
            <text:p>10.0084668467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0.1578937894" calcext:value-type="float">
            <text:p>10.157893789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6.69267926793" calcext:value-type="float">
            <text:p>6.6926792679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25.5432523252" calcext:value-type="float">
            <text:p>25.5432523252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8.3938253825" calcext:value-type="float">
            <text:p>18.393825382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.75560156016" calcext:value-type="float">
            <text:p>1.7556015602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4.9050285029" calcext:value-type="float">
            <text:p>14.9050285029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32.0544554455" calcext:value-type="float">
            <text:p>32.054455445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2.2038823882" calcext:value-type="float">
            <text:p>22.2038823882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2.3533093309" calcext:value-type="float">
            <text:p>22.3533093309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0.5027362736" calcext:value-type="float">
            <text:p>10.5027362736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20.6521632163" calcext:value-type="float">
            <text:p>20.6521632163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.19840984098" calcext:value-type="float">
            <text:p>3.198409841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3.9510171017" calcext:value-type="float">
            <text:p>13.9510171017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26.1004440444" calcext:value-type="float">
            <text:p>26.1004440444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6.2498709871" calcext:value-type="float">
            <text:p>6.2498709871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28.6007020702" calcext:value-type="float">
            <text:p>28.6007020702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9.45127512751" calcext:value-type="float">
            <text:p>9.4512751275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4.30184818482" calcext:value-type="float">
            <text:p>4.3018481848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1.8475787579" calcext:value-type="float">
            <text:p>11.8475787579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3.0029942994" calcext:value-type="float">
            <text:p>13.0029942994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5.8535673567" calcext:value-type="float">
            <text:p>15.853567356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6.70414041404" calcext:value-type="float">
            <text:p>6.704140414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6.44528652865" calcext:value-type="float">
            <text:p>6.4452865287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35.5947134713" calcext:value-type="float">
            <text:p>35.594713471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0.744140414" calcext:value-type="float">
            <text:p>20.744140414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3.89356735674" calcext:value-type="float">
            <text:p>3.8935673567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6.04299429943" calcext:value-type="float">
            <text:p>6.042994299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0.807578757876" calcext:value-type="float">
            <text:p>0.8075787579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0.341848184818" calcext:value-type="float">
            <text:p>0.341848184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1.4912751275" calcext:value-type="float">
            <text:p>11.4912751275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7.64070207021" calcext:value-type="float">
            <text:p>7.6407020702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5.7901290129" calcext:value-type="float">
            <text:p>15.7901290129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50.9395559556" calcext:value-type="float">
            <text:p>50.9395559556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8.91101710171" calcext:value-type="float">
            <text:p>8.9110171017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7.761590159" calcext:value-type="float">
            <text:p>27.761590159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9.61216321632" calcext:value-type="float">
            <text:p>9.6121632163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28.5372637264" calcext:value-type="float">
            <text:p>28.5372637264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5.6866906691" calcext:value-type="float">
            <text:p>15.686690669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9.1638823882" calcext:value-type="float">
            <text:p>19.1638823882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23.0144554455" calcext:value-type="float">
            <text:p>23.0144554455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.86502850285" calcext:value-type="float">
            <text:p>3.8650285029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7.71560156016" calcext:value-type="float">
            <text:p>7.7156015602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0.433825382538" calcext:value-type="float">
            <text:p>0.4338253825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.58325232523" calcext:value-type="float">
            <text:p>2.5832523252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20.2673207321" calcext:value-type="float">
            <text:p>20.2673207321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5.1178937894" calcext:value-type="float">
            <text:p>25.1178937894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34.9684668467" calcext:value-type="float">
            <text:p>34.9684668467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1.819039904" calcext:value-type="float">
            <text:p>11.819039904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30.6696129613" calcext:value-type="float">
            <text:p>30.6696129613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6.5201860186" calcext:value-type="float">
            <text:p>16.520186018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7.6292409241" calcext:value-type="float">
            <text:p>17.6292409241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.22133213321" calcext:value-type="float">
            <text:p>3.2213321332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6.0719051905" calcext:value-type="float">
            <text:p>16.0719051905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.07752175218" calcext:value-type="float">
            <text:p>1.0775217522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2.2269486949" calcext:value-type="float">
            <text:p>22.2269486949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7.3763756376" calcext:value-type="float">
            <text:p>17.3763756376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6.4741974197" calcext:value-type="float">
            <text:p>16.474197419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4.324770477" calcext:value-type="float">
            <text:p>14.324770477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6.17534353435" calcext:value-type="float">
            <text:p>6.175343534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0.974083408341" calcext:value-type="float">
            <text:p>0.9740834083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9.12351035104" calcext:value-type="float">
            <text:p>9.12351035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20.2729372937" calcext:value-type="float">
            <text:p>20.272937293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7.4223642364" calcext:value-type="float">
            <text:p>17.4223642364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5.42820882088" calcext:value-type="float">
            <text:p>5.4282088209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4.72121812181" calcext:value-type="float">
            <text:p>4.7212181218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0.1293549355" calcext:value-type="float">
            <text:p>10.1293549355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0.979927992799" calcext:value-type="float">
            <text:p>0.9799279928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16.8305010501" calcext:value-type="float">
            <text:p>16.8305010501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9.68107410741" calcext:value-type="float">
            <text:p>9.681074107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7.46835283528" calcext:value-type="float">
            <text:p>7.4683528353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1.617779778" calcext:value-type="float">
            <text:p>11.617779778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.76720672067" calcext:value-type="float">
            <text:p>2.7672067207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23.0833663366" calcext:value-type="float">
            <text:p>23.0833663366</text:p>
          </table:table-cell>
        </table:table-row>
      </table:table>
      <table:table table:name="Sheet7" table:style-name="ta1">
        <table:shapes>
          <draw:frame draw:z-index="0" draw:style-name="gr1" draw:text-style-name="P1" svg:width="37.424cm" svg:height="27.544cm" svg:x="3.421cm" svg:y="45.267cm">
            <draw:object draw:notify-on-update-of-ranges="Sheet7.A1:Sheet7.A134 Sheet7.B1:Sheet7.B134 Sheet7.A1:Sheet7.A134 Sheet7.C1:Sheet7.C13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1751" calcext:value-type="float">
            <text:p>1751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59" calcext:value-type="float">
            <text:p>1759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float" office:value="1764" calcext:value-type="float">
            <text:p>1764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1765" calcext:value-type="float">
            <text:p>1765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66" calcext:value-type="float">
            <text:p>1766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1767" calcext:value-type="float">
            <text:p>1767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2">
          <table:table-cell office:value-type="float" office:value="1769" calcext:value-type="float">
            <text:p>1769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76" calcext:value-type="float">
            <text:p>1776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1777" calcext:value-type="float">
            <text:p>1777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84" calcext:value-type="float">
            <text:p>1784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86" calcext:value-type="float">
            <text:p>1786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05" calcext:value-type="float">
            <text:p>1805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10" calcext:value-type="float">
            <text:p>1810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1811" calcext:value-type="float">
            <text:p>1811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12" calcext:value-type="float">
            <text:p>1812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1813" calcext:value-type="float">
            <text:p>1813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17" calcext:value-type="float">
            <text:p>1817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24" calcext:value-type="float">
            <text:p>1824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26" calcext:value-type="float">
            <text:p>1826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2">
          <table:table-cell office:value-type="float" office:value="1827" calcext:value-type="float">
            <text:p>1827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28" calcext:value-type="float">
            <text:p>1828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41" calcext:value-type="float">
            <text:p>1841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1842" calcext:value-type="float">
            <text:p>1842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46" calcext:value-type="float">
            <text:p>1846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1847" calcext:value-type="float">
            <text:p>1847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float" office:value="1848" calcext:value-type="float">
            <text:p>1848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table:number-columns-repeated="2" office:value-type="float" office:value="341" calcext:value-type="float">
            <text:p>341</text:p>
          </table:table-cell>
        </table:table-row>
      </table:table>
      <table:table table:name="Sheet8" table:style-name="ta1">
        <table:shapes>
          <draw:frame draw:z-index="0" draw:style-name="gr1" draw:text-style-name="P1" svg:width="42.692cm" svg:height="38.834cm" svg:x="0cm" svg:y="0.113cm">
            <draw:object draw:notify-on-update-of-ranges="Sheet8.B1:Sheet8.B131 Sheet8.C1:Sheet8.C131 Sheet8.D1:Sheet8.D131 Sheet8.E1:Sheet8.E13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2">
          <table:table-cell office:value-type="float" office:value="1750" calcext:value-type="float">
            <text:p>175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91.4141414141" calcext:value-type="float">
            <text:p>91.4141414141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2">
          <table:table-cell office:value-type="float" office:value="1751" calcext:value-type="float">
            <text:p>1751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91.4141414141" calcext:value-type="float">
            <text:p>91.4141414141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  <table:table-cell office:value-type="float" office:value="94.5652173913" calcext:value-type="float">
            <text:p>94.5652173913</text:p>
          </table:table-cell>
          <table:table-cell office:value-type="float" office:value="-5.85714285714" calcext:value-type="float">
            <text:p>-5.86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59" calcext:value-type="float">
            <text:p>175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2.7027027027" calcext:value-type="float">
            <text:p>52.702702702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2">
          <table:table-cell office:value-type="float" office:value="1760" calcext:value-type="float">
            <text:p>176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52.7027027027" calcext:value-type="float">
            <text:p>52.702702702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0</text:p>
          </table:table-cell>
          <table:table-cell/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0</text:p>
          </table:table-cell>
          <table:table-cell/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  <table:table-cell office:value-type="float" office:value="46" calcext:value-type="float">
            <text:p>46</text:p>
          </table:table-cell>
          <table:table-cell office:value-type="float" office:value="-0.5" calcext:value-type="float">
            <text:p>-0.5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64" calcext:value-type="float">
            <text:p>1764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290" calcext:value-type="float">
            <text:p>290</text:p>
          </table:table-cell>
          <table:table-cell office:value-type="float" office:value="-12" calcext:value-type="float">
            <text:p>-12.00</text:p>
          </table:table-cell>
          <table:table-cell/>
        </table:table-row>
        <table:table-row table:style-name="ro2">
          <table:table-cell office:value-type="float" office:value="1765" calcext:value-type="float">
            <text:p>1765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-12" calcext:value-type="float">
            <text:p>-12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66" calcext:value-type="float">
            <text:p>176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71.4285714286" calcext:value-type="float">
            <text:p>71.4285714286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2">
          <table:table-cell office:value-type="float" office:value="1767" calcext:value-type="float">
            <text:p>176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71.4285714286" calcext:value-type="float">
            <text:p>71.4285714286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68" calcext:value-type="float">
            <text:p>1768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8.6363636364" calcext:value-type="float">
            <text:p>38.6363636364</text:p>
          </table:table-cell>
          <table:table-cell office:value-type="float" office:value="-3" calcext:value-type="float">
            <text:p>-3.00</text:p>
          </table:table-cell>
          <table:table-cell/>
        </table:table-row>
        <table:table-row table:style-name="ro2">
          <table:table-cell office:value-type="float" office:value="1769" calcext:value-type="float">
            <text:p>176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8.6363636364" calcext:value-type="float">
            <text:p>38.6363636364</text:p>
          </table:table-cell>
          <table:table-cell office:value-type="float" office:value="-3" calcext:value-type="float">
            <text:p>-3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  <table:table-cell office:value-type="float" office:value="124.626865672" calcext:value-type="float">
            <text:p>124.626865672</text:p>
          </table:table-cell>
          <table:table-cell office:value-type="float" office:value="-23.4" calcext:value-type="float">
            <text:p>-23.4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74" calcext:value-type="float">
            <text:p>1774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2">
          <table:table-cell office:value-type="float" office:value="1775" calcext:value-type="float">
            <text:p>177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76" calcext:value-type="float">
            <text:p>177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1777" calcext:value-type="float">
            <text:p>177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  <table:table-cell office:value-type="float" office:value="116.666666667" calcext:value-type="float">
            <text:p>116.66666666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  <table:table-cell office:value-type="float" office:value="116.666666667" calcext:value-type="float">
            <text:p>116.66666666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  <table:table-cell office:value-type="float" office:value="116.666666667" calcext:value-type="float">
            <text:p>116.666666667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.00</text:p>
          </table:table-cell>
          <table:table-cell/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.00</text:p>
          </table:table-cell>
          <table:table-cell/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84" calcext:value-type="float">
            <text:p>17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float" office:value="1785" calcext:value-type="float">
            <text:p>178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86" calcext:value-type="float">
            <text:p>178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9.18367346939" calcext:value-type="float">
            <text:p>9.1836734694</text:p>
          </table:table-cell>
          <table:table-cell office:value-type="float" office:value="-10" calcext:value-type="float">
            <text:p>-10.00</text:p>
          </table:table-cell>
          <table:table-cell/>
        </table:table-row>
        <table:table-row table:style-name="ro2">
          <table:table-cell office:value-type="float" office:value="1787" calcext:value-type="float">
            <text:p>1787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9.18367346939" calcext:value-type="float">
            <text:p>9.1836734694</text:p>
          </table:table-cell>
          <table:table-cell office:value-type="float" office:value="-10" calcext:value-type="float">
            <text:p>-10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  <table:table-cell office:value-type="float" office:value="173.076923077" calcext:value-type="float">
            <text:p>173.076923077</text:p>
          </table:table-cell>
          <table:table-cell office:value-type="float" office:value="-14.5" calcext:value-type="float">
            <text:p>-14.50</text:p>
          </table:table-cell>
          <table:table-cell/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173.076923077" calcext:value-type="float">
            <text:p>173.076923077</text:p>
          </table:table-cell>
          <table:table-cell office:value-type="float" office:value="-14.5" calcext:value-type="float">
            <text:p>-14.50</text:p>
          </table:table-cell>
          <table:table-cell/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  <table:table-cell office:value-type="float" office:value="173.076923077" calcext:value-type="float">
            <text:p>173.076923077</text:p>
          </table:table-cell>
          <table:table-cell office:value-type="float" office:value="-14.5" calcext:value-type="float">
            <text:p>-14.5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20.1754385965" calcext:value-type="float">
            <text:p>20.1754385965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  <table:table-cell office:value-type="float" office:value="20.1754385965" calcext:value-type="float">
            <text:p>20.1754385965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20.1754385965" calcext:value-type="float">
            <text:p>20.1754385965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  <table:table-cell office:value-type="float" office:value="144.444444444" calcext:value-type="float">
            <text:p>144.444444444</text:p>
          </table:table-cell>
          <table:table-cell office:value-type="float" office:value="3.4" calcext:value-type="float">
            <text:p>3.4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105.555555556" calcext:value-type="float">
            <text:p>105.555555556</text:p>
          </table:table-cell>
          <table:table-cell office:value-type="float" office:value="-7" calcext:value-type="float">
            <text:p>-7.00</text:p>
          </table:table-cell>
          <table:table-cell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  <table:table-cell office:value-type="float" office:value="105.555555556" calcext:value-type="float">
            <text:p>105.555555556</text:p>
          </table:table-cell>
          <table:table-cell office:value-type="float" office:value="-7" calcext:value-type="float">
            <text:p>-7.00</text:p>
          </table:table-cell>
          <table:table-cell/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  <table:table-cell office:value-type="float" office:value="105.555555556" calcext:value-type="float">
            <text:p>105.555555556</text:p>
          </table:table-cell>
          <table:table-cell office:value-type="float" office:value="-7" calcext:value-type="float">
            <text:p>-7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  <table:table-cell office:value-type="float" office:value="79.4117647059" calcext:value-type="float">
            <text:p>79.4117647059</text:p>
          </table:table-cell>
          <table:table-cell office:value-type="float" office:value="2.5" calcext:value-type="float">
            <text:p>2.50</text:p>
          </table:table-cell>
          <table:table-cell/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79.4117647059" calcext:value-type="float">
            <text:p>79.4117647059</text:p>
          </table:table-cell>
          <table:table-cell office:value-type="float" office:value="2.5" calcext:value-type="float">
            <text:p>2.50</text:p>
          </table:table-cell>
          <table:table-cell/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  <table:table-cell office:value-type="float" office:value="79.4117647059" calcext:value-type="float">
            <text:p>79.4117647059</text:p>
          </table:table-cell>
          <table:table-cell office:value-type="float" office:value="2.5" calcext:value-type="float">
            <text:p>2.5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05" calcext:value-type="float">
            <text:p>180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16.1538461538" calcext:value-type="float">
            <text:p>16.1538461538</text:p>
          </table:table-cell>
          <table:table-cell office:value-type="float" office:value="-11" calcext:value-type="float">
            <text:p>-11.00</text:p>
          </table:table-cell>
          <table:table-cell/>
        </table:table-row>
        <table:table-row table:style-name="ro2">
          <table:table-cell office:value-type="float" office:value="1806" calcext:value-type="float">
            <text:p>180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.1538461538" calcext:value-type="float">
            <text:p>16.1538461538</text:p>
          </table:table-cell>
          <table:table-cell office:value-type="float" office:value="-11" calcext:value-type="float">
            <text:p>-11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  <table:table-cell office:value-type="float" office:value="810" calcext:value-type="float">
            <text:p>810</text:p>
          </table:table-cell>
          <table:table-cell office:value-type="float" office:value="-21.5" calcext:value-type="float">
            <text:p>-21.50</text:p>
          </table:table-cell>
          <table:table-cell/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810" calcext:value-type="float">
            <text:p>810</text:p>
          </table:table-cell>
          <table:table-cell office:value-type="float" office:value="-21.5" calcext:value-type="float">
            <text:p>-21.50</text:p>
          </table:table-cell>
          <table:table-cell/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  <table:table-cell office:value-type="float" office:value="810" calcext:value-type="float">
            <text:p>810</text:p>
          </table:table-cell>
          <table:table-cell office:value-type="float" office:value="-21.5" calcext:value-type="float">
            <text:p>-21.5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10" calcext:value-type="float">
            <text:p>1810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2">
          <table:table-cell office:value-type="float" office:value="1811" calcext:value-type="float">
            <text:p>1811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12" calcext:value-type="float">
            <text:p>1812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155.405405405" calcext:value-type="float">
            <text:p>155.405405405</text:p>
          </table:table-cell>
          <table:table-cell office:value-type="float" office:value="-38" calcext:value-type="float">
            <text:p>-38.00</text:p>
          </table:table-cell>
          <table:table-cell/>
        </table:table-row>
        <table:table-row table:style-name="ro2">
          <table:table-cell office:value-type="float" office:value="1813" calcext:value-type="float">
            <text:p>1813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155.405405405" calcext:value-type="float">
            <text:p>155.405405405</text:p>
          </table:table-cell>
          <table:table-cell office:value-type="float" office:value="-38" calcext:value-type="float">
            <text:p>-38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  <table:table-cell office:value-type="float" office:value="32.9787234043" calcext:value-type="float">
            <text:p>32.9787234043</text:p>
          </table:table-cell>
          <table:table-cell office:value-type="float" office:value="19.5" calcext:value-type="float">
            <text:p>19.50</text:p>
          </table:table-cell>
          <table:table-cell/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  <table:table-cell office:value-type="float" office:value="32.9787234043" calcext:value-type="float">
            <text:p>32.9787234043</text:p>
          </table:table-cell>
          <table:table-cell office:value-type="float" office:value="19.5" calcext:value-type="float">
            <text:p>19.50</text:p>
          </table:table-cell>
          <table:table-cell/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  <table:table-cell office:value-type="float" office:value="32.9787234043" calcext:value-type="float">
            <text:p>32.9787234043</text:p>
          </table:table-cell>
          <table:table-cell office:value-type="float" office:value="19.5" calcext:value-type="float">
            <text:p>19.5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17" calcext:value-type="float">
            <text:p>1817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1.4285714286" calcext:value-type="float">
            <text:p>21.4285714286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2">
          <table:table-cell office:value-type="float" office:value="1818" calcext:value-type="float">
            <text:p>1818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1.4285714286" calcext:value-type="float">
            <text:p>21.4285714286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  <table:table-cell office:value-type="float" office:value="15.5172413793" calcext:value-type="float">
            <text:p>15.5172413793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24" calcext:value-type="float">
            <text:p>1824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176.666666667" calcext:value-type="float">
            <text:p>176.66666666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2">
          <table:table-cell office:value-type="float" office:value="1825" calcext:value-type="float">
            <text:p>1825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176.666666667" calcext:value-type="float">
            <text:p>176.666666667</text:p>
          </table:table-cell>
          <table:table-cell office:value-type="float" office:value="19" calcext:value-type="float">
            <text:p>19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26" calcext:value-type="float">
            <text:p>182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111.904761905" calcext:value-type="float">
            <text:p>111.904761905</text:p>
          </table:table-cell>
          <table:table-cell office:value-type="float" office:value="-34" calcext:value-type="float">
            <text:p>-34.00</text:p>
          </table:table-cell>
          <table:table-cell/>
        </table:table-row>
        <table:table-row table:style-name="ro2">
          <table:table-cell office:value-type="float" office:value="1827" calcext:value-type="float">
            <text:p>182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11.904761905" calcext:value-type="float">
            <text:p>111.904761905</text:p>
          </table:table-cell>
          <table:table-cell office:value-type="float" office:value="-34" calcext:value-type="float">
            <text:p>-34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28" calcext:value-type="float">
            <text:p>1828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21.09375" calcext:value-type="float">
            <text:p>21.09375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2">
          <table:table-cell office:value-type="float" office:value="1829" calcext:value-type="float">
            <text:p>18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21.09375" calcext:value-type="float">
            <text:p>21.09375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  <table:table-cell office:value-type="float" office:value="39.8058252427" calcext:value-type="float">
            <text:p>39.8058252427</text:p>
          </table:table-cell>
          <table:table-cell office:value-type="float" office:value="5.28571428571" calcext:value-type="float">
            <text:p>5.29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41" calcext:value-type="float">
            <text:p>1841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26.9230769231" calcext:value-type="float">
            <text:p>26.9230769231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2">
          <table:table-cell office:value-type="float" office:value="1842" calcext:value-type="float">
            <text:p>1842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26.9230769231" calcext:value-type="float">
            <text:p>26.9230769231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  <table:table-cell office:value-type="float" office:value="850" calcext:value-type="float">
            <text:p>850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  <table:table-cell office:value-type="float" office:value="850" calcext:value-type="float">
            <text:p>850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  <table:table-cell office:value-type="float" office:value="850" calcext:value-type="float">
            <text:p>850</text:p>
          </table:table-cell>
          <table:table-cell office:value-type="float" office:value="4.5" calcext:value-type="float">
            <text:p>4.5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float" office:value="1846" calcext:value-type="float">
            <text:p>184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68.1818181818" calcext:value-type="float">
            <text:p>68.1818181818</text:p>
          </table:table-cell>
          <table:table-cell office:value-type="float" office:value="-4" calcext:value-type="float">
            <text:p>-4.00</text:p>
          </table:table-cell>
          <table:table-cell/>
        </table:table-row>
        <table:table-row table:style-name="ro2">
          <table:table-cell office:value-type="float" office:value="1847" calcext:value-type="float">
            <text:p>184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68.1818181818" calcext:value-type="float">
            <text:p>68.1818181818</text:p>
          </table:table-cell>
          <table:table-cell office:value-type="float" office:value="-4" calcext:value-type="float">
            <text:p>-4.00</text:p>
          </table:table-cell>
          <table:table-cell/>
        </table:table-row>
        <table:table-row table:style-name="ro2" table:number-rows-repeated="104844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9" table:style-name="ta1">
        <table:shapes>
          <draw:frame draw:z-index="0" draw:style-name="gr1" draw:text-style-name="P1" svg:width="40.845cm" svg:height="63.968cm" svg:x="2.087cm" svg:y="0.113cm">
            <draw:object draw:notify-on-update-of-ranges="Sheet9.B1:Sheet9.B131 Sheet9.C1:Sheet9.C131 Sheet9.D1:Sheet9.D131 Sheet9.E1:Sheet9.E1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float" office:value="1750" calcext:value-type="float">
            <text:p>175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-30.5632125655" calcext:value-type="float">
            <text:p>-30.563212565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751" calcext:value-type="float">
            <text:p>1751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-30.5632125655" calcext:value-type="float">
            <text:p>-30.563212565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  <table:table-cell office:value-type="float" office:value="-312.591673857" calcext:value-type="float">
            <text:p>-312.591673857</text:p>
          </table:table-cell>
          <table:table-cell office:value-type="float" office:value="-5.85714285714" calcext:value-type="float">
            <text:p>-5.857142857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59" calcext:value-type="float">
            <text:p>1759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.59256128487" calcext:value-type="float">
            <text:p>-3.592561284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-3.59256128487" calcext:value-type="float">
            <text:p>-3.592561284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  <table:table-cell office:value-type="float" office:value="1804.53781513" calcext:value-type="float">
            <text:p>1804.5378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804.53781513" calcext:value-type="float">
            <text:p>1804.5378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  <table:table-cell office:value-type="float" office:value="1804.53781513" calcext:value-type="float">
            <text:p>1804.53781513</text:p>
          </table:table-cell>
          <table:table-cell office:value-type="float" office:value="-0.5" calcext:value-type="float">
            <text:p>-0.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64" calcext:value-type="float">
            <text:p>1764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-138.418552668" calcext:value-type="float">
            <text:p>-138.418552668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float" office:value="1765" calcext:value-type="float">
            <text:p>1765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-138.418552668" calcext:value-type="float">
            <text:p>-138.418552668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66" calcext:value-type="float">
            <text:p>176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-18.8601803257" calcext:value-type="float">
            <text:p>-18.860180325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767" calcext:value-type="float">
            <text:p>176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-18.8601803257" calcext:value-type="float">
            <text:p>-18.860180325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68" calcext:value-type="float">
            <text:p>1768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744.311452016" calcext:value-type="float">
            <text:p>744.311452016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office:value-type="float" office:value="1769" calcext:value-type="float">
            <text:p>1769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744.311452016" calcext:value-type="float">
            <text:p>744.311452016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  <table:table-cell office:value-type="float" office:value="-41.7700192445" calcext:value-type="float">
            <text:p>-41.7700192445</text:p>
          </table:table-cell>
          <table:table-cell office:value-type="float" office:value="-23.4" calcext:value-type="float">
            <text:p>-23.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74" calcext:value-type="float">
            <text:p>1774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-1.70405645763" calcext:value-type="float">
            <text:p>-1.704056457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-1.70405645763" calcext:value-type="float">
            <text:p>-1.704056457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76" calcext:value-type="float">
            <text:p>177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484.7362514" calcext:value-type="float">
            <text:p>-3484.73625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77" calcext:value-type="float">
            <text:p>177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484.7362514" calcext:value-type="float">
            <text:p>-3484.73625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  <table:table-cell office:value-type="float" office:value="-261.087313601" calcext:value-type="float">
            <text:p>-261.0873136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  <table:table-cell office:value-type="float" office:value="-261.087313601" calcext:value-type="float">
            <text:p>-261.0873136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  <table:table-cell office:value-type="float" office:value="-261.087313601" calcext:value-type="float">
            <text:p>-261.0873136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  <table:table-cell office:value-type="float" office:value="1.05840991797" calcext:value-type="float">
            <text:p>1.058409918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  <table:table-cell office:value-type="float" office:value="1.05840991797" calcext:value-type="float">
            <text:p>1.058409918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  <table:table-cell office:value-type="float" office:value="1.05840991797" calcext:value-type="float">
            <text:p>1.058409918</text:p>
          </table:table-cell>
          <table:table-cell office:value-type="float" office:value="-15" calcext:value-type="float">
            <text:p>-1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84" calcext:value-type="float">
            <text:p>17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6348.95104895" calcext:value-type="float">
            <text:p>6348.951048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6348.95104895" calcext:value-type="float">
            <text:p>6348.9510489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86" calcext:value-type="float">
            <text:p>1786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144.493703418" calcext:value-type="float">
            <text:p>144.493703418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144.493703418" calcext:value-type="float">
            <text:p>144.493703418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  <table:table-cell office:value-type="float" office:value="-53.4204023554" calcext:value-type="float">
            <text:p>-53.4204023554</text:p>
          </table:table-cell>
          <table:table-cell office:value-type="float" office:value="-14.5" calcext:value-type="float">
            <text:p>-14.5</text:p>
          </table:table-cell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-53.4204023554" calcext:value-type="float">
            <text:p>-53.4204023554</text:p>
          </table:table-cell>
          <table:table-cell office:value-type="float" office:value="-14.5" calcext:value-type="float">
            <text:p>-14.5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  <table:table-cell office:value-type="float" office:value="-53.4204023554" calcext:value-type="float">
            <text:p>-53.4204023554</text:p>
          </table:table-cell>
          <table:table-cell office:value-type="float" office:value="-14.5" calcext:value-type="float">
            <text:p>-14.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41.3156392694" calcext:value-type="float">
            <text:p>41.315639269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  <table:table-cell office:value-type="float" office:value="41.3156392694" calcext:value-type="float">
            <text:p>41.315639269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41.3156392694" calcext:value-type="float">
            <text:p>41.315639269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  <table:table-cell office:value-type="float" office:value="-222.588703921" calcext:value-type="float">
            <text:p>-222.588703921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  <table:table-cell office:value-type="float" office:value="-32.5803615299" calcext:value-type="float">
            <text:p>-32.5803615299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  <table:table-cell office:value-type="float" office:value="-32.5803615299" calcext:value-type="float">
            <text:p>-32.5803615299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  <table:table-cell office:value-type="float" office:value="-32.5803615299" calcext:value-type="float">
            <text:p>-32.5803615299</text:p>
          </table:table-cell>
          <table:table-cell office:value-type="float" office:value="-7" calcext:value-type="float">
            <text:p>-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  <table:table-cell office:value-type="float" office:value="-480.200023812" calcext:value-type="float">
            <text:p>-480.200023812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-480.200023812" calcext:value-type="float">
            <text:p>-480.200023812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  <table:table-cell office:value-type="float" office:value="-480.200023812" calcext:value-type="float">
            <text:p>-480.200023812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05" calcext:value-type="float">
            <text:p>180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194.183278786" calcext:value-type="float">
            <text:p>194.183278786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 office:value-type="float" office:value="1806" calcext:value-type="float">
            <text:p>180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94.183278786" calcext:value-type="float">
            <text:p>194.183278786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  <table:table-cell office:value-type="float" office:value="-87.0017109732" calcext:value-type="float">
            <text:p>-87.0017109732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  <table:table-cell office:value-type="float" office:value="-87.0017109732" calcext:value-type="float">
            <text:p>-87.0017109732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  <table:table-cell office:value-type="float" office:value="-87.0017109732" calcext:value-type="float">
            <text:p>-87.0017109732</text:p>
          </table:table-cell>
          <table:table-cell office:value-type="float" office:value="-21.5" calcext:value-type="float">
            <text:p>-21.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10" calcext:value-type="float">
            <text:p>1810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-203.052628489" calcext:value-type="float">
            <text:p>-203.05262848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811" calcext:value-type="float">
            <text:p>1811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-203.052628489" calcext:value-type="float">
            <text:p>-203.05262848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12" calcext:value-type="float">
            <text:p>1812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-50.6965123787" calcext:value-type="float">
            <text:p>-50.6965123787</text:p>
          </table:table-cell>
          <table:table-cell office:value-type="float" office:value="-38" calcext:value-type="float">
            <text:p>-38</text:p>
          </table:table-cell>
        </table:table-row>
        <table:table-row table:style-name="ro2">
          <table:table-cell office:value-type="float" office:value="1813" calcext:value-type="float">
            <text:p>1813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-50.6965123787" calcext:value-type="float">
            <text:p>-50.6965123787</text:p>
          </table:table-cell>
          <table:table-cell office:value-type="float" office:value="-38" calcext:value-type="float">
            <text:p>-3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  <table:table-cell office:value-type="float" office:value="19.8198883213" calcext:value-type="float">
            <text:p>19.8198883213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  <table:table-cell office:value-type="float" office:value="19.8198883213" calcext:value-type="float">
            <text:p>19.8198883213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  <table:table-cell office:value-type="float" office:value="19.8198883213" calcext:value-type="float">
            <text:p>19.8198883213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17" calcext:value-type="float">
            <text:p>1817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257.240684794" calcext:value-type="float">
            <text:p>257.24068479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257.240684794" calcext:value-type="float">
            <text:p>257.24068479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  <table:table-cell office:value-type="float" office:value="191.993646817" calcext:value-type="float">
            <text:p>191.9936468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24" calcext:value-type="float">
            <text:p>1824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-181.808913487" calcext:value-type="float">
            <text:p>-181.80891348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-181.808913487" calcext:value-type="float">
            <text:p>-181.80891348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26" calcext:value-type="float">
            <text:p>182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-37.5646879756" calcext:value-type="float">
            <text:p>-37.5646879756</text:p>
          </table:table-cell>
          <table:table-cell office:value-type="float" office:value="-34" calcext:value-type="float">
            <text:p>-34</text:p>
          </table:table-cell>
        </table:table-row>
        <table:table-row table:style-name="ro2">
          <table:table-cell office:value-type="float" office:value="1827" calcext:value-type="float">
            <text:p>1827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-37.5646879756" calcext:value-type="float">
            <text:p>-37.5646879756</text:p>
          </table:table-cell>
          <table:table-cell office:value-type="float" office:value="-34" calcext:value-type="float">
            <text:p>-3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28" calcext:value-type="float">
            <text:p>1828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9.9694536178" calcext:value-type="float">
            <text:p>39.969453617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9.9694536178" calcext:value-type="float">
            <text:p>39.969453617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  <table:table-cell office:value-type="float" office:value="8.48340413423" calcext:value-type="float">
            <text:p>8.4834041342</text:p>
          </table:table-cell>
          <table:table-cell office:value-type="float" office:value="5.28571428571" calcext:value-type="float">
            <text:p>5.285714285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3434.33962264" calcext:value-type="float">
            <text:p>3434.33962264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41" calcext:value-type="float">
            <text:p>1841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29.1970357348" calcext:value-type="float">
            <text:p>29.197035734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842" calcext:value-type="float">
            <text:p>1842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29.1970357348" calcext:value-type="float">
            <text:p>29.197035734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  <table:table-cell office:value-type="float" office:value="-96.5168304411" calcext:value-type="float">
            <text:p>-96.5168304411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  <table:table-cell office:value-type="float" office:value="-96.5168304411" calcext:value-type="float">
            <text:p>-96.5168304411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  <table:table-cell office:value-type="float" office:value="-96.5168304411" calcext:value-type="float">
            <text:p>-96.5168304411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46" calcext:value-type="float">
            <text:p>184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-620.392513647" calcext:value-type="float">
            <text:p>-620.392513647</text:p>
          </table:table-cell>
          <table:table-cell office:value-type="float" office:value="-4" calcext:value-type="float">
            <text:p>-4</text:p>
          </table:table-cell>
        </table:table-row>
        <table:table-row table:style-name="ro2">
          <table:table-cell office:value-type="float" office:value="1847" calcext:value-type="float">
            <text:p>1847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-620.392513647" calcext:value-type="float">
            <text:p>-620.392513647</text:p>
          </table:table-cell>
          <table:table-cell office:value-type="float" office:value="-4" calcext:value-type="float">
            <text:p>-4</text:p>
          </table:table-cell>
        </table:table-row>
      </table:table>
      <table:table table:name="Sheet10" table:style-name="ta1">
        <table:shapes>
          <draw:frame draw:z-index="0" draw:style-name="gr1" draw:text-style-name="P1" svg:width="29.194cm" svg:height="20.827cm" svg:x="0.63cm" svg:y="0.113cm">
            <draw:object draw:notify-on-update-of-ranges="Sheet10.B1:Sheet10.B114 Sheet10.C1:Sheet10.C11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9" calcext:value-type="float">
            <text:p>329</text:p>
          </table:table-cell>
          <table:table-cell office:value-type="float" office:value="342.511111111" calcext:value-type="float">
            <text:p>342.5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49" calcext:value-type="float">
            <text:p>349</text:p>
          </table:table-cell>
          <table:table-cell office:value-type="float" office:value="337.411111111" calcext:value-type="float">
            <text:p>337.4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2.311111111" calcext:value-type="float">
            <text:p>332.3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7.211111111" calcext:value-type="float">
            <text:p>327.2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2.111111111" calcext:value-type="float">
            <text:p>322.1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011111111" calcext:value-type="float">
            <text:p>317.0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911111111" calcext:value-type="float">
            <text:p>311.9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6.811111111" calcext:value-type="float">
            <text:p>306.8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301.711111111" calcext:value-type="float">
            <text:p>301.7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float" office:value="297" calcext:value-type="float">
            <text:p>297</text:p>
          </table:table-cell>
          <table:table-cell office:value-type="float" office:value="304.8" calcext:value-type="float">
            <text:p>304.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316" calcext:value-type="float">
            <text:p>316</text:p>
          </table:table-cell>
          <table:table-cell office:value-type="float" office:value="306.4" calcext:value-type="float">
            <text:p>306.4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.6" calcext:value-type="float">
            <text:p>309.6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11.2" calcext:value-type="float">
            <text:p>311.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306" calcext:value-type="float">
            <text:p>306</text:p>
          </table:table-cell>
          <table:table-cell office:value-type="float" office:value="298.6" calcext:value-type="float">
            <text:p>298.6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294" calcext:value-type="float">
            <text:p>294</text:p>
          </table:table-cell>
          <table:table-cell office:value-type="float" office:value="301.7" calcext:value-type="float">
            <text:p>301.7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float" office:value="298" calcext:value-type="float">
            <text:p>298</text:p>
          </table:table-cell>
          <table:table-cell office:value-type="float" office:value="304.8" calcext:value-type="float">
            <text:p>304.8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315" calcext:value-type="float">
            <text:p>315</text:p>
          </table:table-cell>
          <table:table-cell office:value-type="float" office:value="307.9" calcext:value-type="float">
            <text:p>307.9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302" calcext:value-type="float">
            <text:p>302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299" calcext:value-type="float">
            <text:p>299</text:p>
          </table:table-cell>
          <table:table-cell office:value-type="float" office:value="301.752380952" calcext:value-type="float">
            <text:p>301.752380952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288.695238095" calcext:value-type="float">
            <text:p>288.695238095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75.638095238" calcext:value-type="float">
            <text:p>275.638095238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2.580952381" calcext:value-type="float">
            <text:p>262.5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49.523809524" calcext:value-type="float">
            <text:p>249.523809524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311" calcext:value-type="float">
            <text:p>311</text:p>
          </table:table-cell>
          <table:table-cell office:value-type="float" office:value="316.4" calcext:value-type="float">
            <text:p>316.4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321" calcext:value-type="float">
            <text:p>321</text:p>
          </table:table-cell>
          <table:table-cell office:value-type="float" office:value="309.8" calcext:value-type="float">
            <text:p>309.8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float" office:value="297" calcext:value-type="float">
            <text:p>297</text:p>
          </table:table-cell>
          <table:table-cell office:value-type="float" office:value="303.2" calcext:value-type="float">
            <text:p>303.2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297" calcext:value-type="float">
            <text:p>297</text:p>
          </table:table-cell>
          <table:table-cell office:value-type="float" office:value="296.6" calcext:value-type="float">
            <text:p>296.6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31.571428571" calcext:value-type="float">
            <text:p>331.571428571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2.142857143" calcext:value-type="float">
            <text:p>322.142857143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12.714285714" calcext:value-type="float">
            <text:p>312.714285714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3.285714286" calcext:value-type="float">
            <text:p>303.285714286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3.857142857" calcext:value-type="float">
            <text:p>293.857142857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84.428571429" calcext:value-type="float">
            <text:p>284.428571429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286" calcext:value-type="float">
            <text:p>286</text:p>
          </table:table-cell>
          <table:table-cell office:value-type="float" office:value="286.8" calcext:value-type="float">
            <text:p>286.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286" calcext:value-type="float">
            <text:p>286</text:p>
          </table:table-cell>
          <table:table-cell office:value-type="float" office:value="288.6" calcext:value-type="float">
            <text:p>288.6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298" calcext:value-type="float">
            <text:p>298</text:p>
          </table:table-cell>
          <table:table-cell office:value-type="float" office:value="290.4" calcext:value-type="float">
            <text:p>290.4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288" calcext:value-type="float">
            <text:p>288</text:p>
          </table:table-cell>
          <table:table-cell office:value-type="float" office:value="292.2" calcext:value-type="float">
            <text:p>292.2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295.19047619" calcext:value-type="float">
            <text:p>295.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300.447619048" calcext:value-type="float">
            <text:p>300.447619048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305.704761905" calcext:value-type="float">
            <text:p>305.704761905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0.961904762" calcext:value-type="float">
            <text:p>310.961904762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16.219047619" calcext:value-type="float">
            <text:p>316.2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1.476190476" calcext:value-type="float">
            <text:p>321.476190476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20.416666667" calcext:value-type="float">
            <text:p>320.41666666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6.261904762" calcext:value-type="float">
            <text:p>316.26190476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2.107142857" calcext:value-type="float">
            <text:p>312.10714285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07.952380952" calcext:value-type="float">
            <text:p>307.95238095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03.797619048" calcext:value-type="float">
            <text:p>303.79761904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9.642857143" calcext:value-type="float">
            <text:p>299.64285714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95.488095238" calcext:value-type="float">
            <text:p>295.48809523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91.333333333" calcext:value-type="float">
            <text:p>291.33333333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8.6" calcext:value-type="float">
            <text:p>308.6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7.8" calcext:value-type="float">
            <text:p>307.8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float" office:value="311" calcext:value-type="float">
            <text:p>311</text:p>
          </table:table-cell>
          <table:table-cell office:value-type="float" office:value="306.2" calcext:value-type="float">
            <text:p>306.2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float" office:value="300" calcext:value-type="float">
            <text:p>300</text:p>
          </table:table-cell>
          <table:table-cell office:value-type="float" office:value="305.4" calcext:value-type="float">
            <text:p>305.4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94.7" calcext:value-type="float">
            <text:p>294.7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304.4" calcext:value-type="float">
            <text:p>304.4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321" calcext:value-type="float">
            <text:p>321</text:p>
          </table:table-cell>
          <table:table-cell office:value-type="float" office:value="314.1" calcext:value-type="float">
            <text:p>314.1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float" office:value="340" calcext:value-type="float">
            <text:p>340</text:p>
          </table:table-cell>
          <table:table-cell office:value-type="float" office:value="323.8" calcext:value-type="float">
            <text:p>323.8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float" office:value="284" calcext:value-type="float">
            <text:p>284</text:p>
          </table:table-cell>
          <table:table-cell office:value-type="float" office:value="306.6" calcext:value-type="float">
            <text:p>306.6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14.2" calcext:value-type="float">
            <text:p>314.2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8" calcext:value-type="float">
            <text:p>321.8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29.4" calcext:value-type="float">
            <text:p>329.4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float" office:value="317" calcext:value-type="float">
            <text:p>317</text:p>
          </table:table-cell>
          <table:table-cell office:value-type="float" office:value="309.892857143" calcext:value-type="float">
            <text:p>309.892857143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float" office:value="321" calcext:value-type="float">
            <text:p>321</text:p>
          </table:table-cell>
          <table:table-cell office:value-type="float" office:value="315.357142857" calcext:value-type="float">
            <text:p>315.357142857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20.821428571" calcext:value-type="float">
            <text:p>320.821428571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26.285714286" calcext:value-type="float">
            <text:p>326.285714286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31.75" calcext:value-type="float">
            <text:p>331.75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7.214285714" calcext:value-type="float">
            <text:p>337.214285714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2.678571429" calcext:value-type="float">
            <text:p>342.678571429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float" office:value="326" calcext:value-type="float">
            <text:p>326</text:p>
          </table:table-cell>
          <table:table-cell office:value-type="float" office:value="339.9" calcext:value-type="float">
            <text:p>339.9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float" office:value="345" calcext:value-type="float">
            <text:p>345</text:p>
          </table:table-cell>
          <table:table-cell office:value-type="float" office:value="329.8" calcext:value-type="float">
            <text:p>329.8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float" office:value="331" calcext:value-type="float">
            <text:p>331</text:p>
          </table:table-cell>
          <table:table-cell office:value-type="float" office:value="319.7" calcext:value-type="float">
            <text:p>319.7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float" office:value="297" calcext:value-type="float">
            <text:p>297</text:p>
          </table:table-cell>
          <table:table-cell office:value-type="float" office:value="309.6" calcext:value-type="float">
            <text:p>309.6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float" office:value="318" calcext:value-type="float">
            <text:p>318</text:p>
          </table:table-cell>
          <table:table-cell office:value-type="float" office:value="313.833333333" calcext:value-type="float">
            <text:p>313.833333333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float" office:value="331" calcext:value-type="float">
            <text:p>331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15.785714286" calcext:value-type="float">
            <text:p>315.785714286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16.761904762" calcext:value-type="float">
            <text:p>316.761904762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7.738095238" calcext:value-type="float">
            <text:p>317.738095238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8.714285714" calcext:value-type="float">
            <text:p>318.714285714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19.69047619" calcext:value-type="float">
            <text:p>319.69047619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0.666666667" calcext:value-type="float">
            <text:p>320.666666667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3.428571429" calcext:value-type="float">
            <text:p>303.428571429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8.571428571" calcext:value-type="float">
            <text:p>308.571428571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11.142857143" calcext:value-type="float">
            <text:p>311.142857143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13.714285714" calcext:value-type="float">
            <text:p>313.714285714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float" office:value="312" calcext:value-type="float">
            <text:p>312</text:p>
          </table:table-cell>
          <table:table-cell office:value-type="float" office:value="316.285714286" calcext:value-type="float">
            <text:p>316.28571428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float" office:value="327" calcext:value-type="float">
            <text:p>327</text:p>
          </table:table-cell>
          <table:table-cell office:value-type="float" office:value="318.857142857" calcext:value-type="float">
            <text:p>318.857142857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8.6" calcext:value-type="float">
            <text:p>328.6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float" office:value="310" calcext:value-type="float">
            <text:p>310</text:p>
          </table:table-cell>
          <table:table-cell office:value-type="float" office:value="314.2" calcext:value-type="float">
            <text:p>314.2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float" office:value="306" calcext:value-type="float">
            <text:p>306</text:p>
          </table:table-cell>
          <table:table-cell office:value-type="float" office:value="309.4" calcext:value-type="float">
            <text:p>309.4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</table:table>
      <table:table table:name="Sheet11" table:style-name="ta1">
        <table:shapes>
          <draw:frame draw:z-index="0" draw:style-name="gr1" draw:text-style-name="P1" svg:width="25.229cm" svg:height="18.824cm" svg:x="3.282cm" svg:y="0.113cm">
            <draw:object draw:notify-on-update-of-ranges="Sheet11.B1:Sheet11.B114 Sheet11.C1:Sheet11.C114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329" calcext:value-type="float">
            <text:p>329</text:p>
          </table:table-cell>
          <table:table-cell office:value-type="float" office:value="342.511111111" calcext:value-type="float">
            <text:p>342.5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float" office:value="349" calcext:value-type="float">
            <text:p>349</text:p>
          </table:table-cell>
          <table:table-cell office:value-type="float" office:value="337.411111111" calcext:value-type="float">
            <text:p>337.4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  <table:table-cell office:value-type="float" office:value="332.311111111" calcext:value-type="float">
            <text:p>332.3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327.211111111" calcext:value-type="float">
            <text:p>327.2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  <table:table-cell office:value-type="float" office:value="322.111111111" calcext:value-type="float">
            <text:p>322.1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  <table:table-cell office:value-type="float" office:value="317.011111111" calcext:value-type="float">
            <text:p>317.0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  <table:table-cell office:value-type="float" office:value="311.911111111" calcext:value-type="float">
            <text:p>311.9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  <table:table-cell office:value-type="float" office:value="306.811111111" calcext:value-type="float">
            <text:p>306.8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  <table:table-cell office:value-type="float" office:value="301.711111111" calcext:value-type="float">
            <text:p>301.711111111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float" office:value="297" calcext:value-type="float">
            <text:p>297</text:p>
          </table:table-cell>
          <table:table-cell office:value-type="float" office:value="304.8" calcext:value-type="float">
            <text:p>304.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float" office:value="316" calcext:value-type="float">
            <text:p>316</text:p>
          </table:table-cell>
          <table:table-cell office:value-type="float" office:value="306.4" calcext:value-type="float">
            <text:p>306.4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  <table:table-cell office:value-type="float" office:value="309.6" calcext:value-type="float">
            <text:p>309.6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  <table:table-cell office:value-type="float" office:value="311.2" calcext:value-type="float">
            <text:p>311.2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float" office:value="306" calcext:value-type="float">
            <text:p>306</text:p>
          </table:table-cell>
          <table:table-cell office:value-type="float" office:value="298.6" calcext:value-type="float">
            <text:p>298.6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float" office:value="294" calcext:value-type="float">
            <text:p>294</text:p>
          </table:table-cell>
          <table:table-cell office:value-type="float" office:value="301.7" calcext:value-type="float">
            <text:p>301.7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float" office:value="298" calcext:value-type="float">
            <text:p>298</text:p>
          </table:table-cell>
          <table:table-cell office:value-type="float" office:value="304.8" calcext:value-type="float">
            <text:p>304.8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float" office:value="315" calcext:value-type="float">
            <text:p>315</text:p>
          </table:table-cell>
          <table:table-cell office:value-type="float" office:value="307.9" calcext:value-type="float">
            <text:p>307.9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float" office:value="302" calcext:value-type="float">
            <text:p>302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float" office:value="299" calcext:value-type="float">
            <text:p>299</text:p>
          </table:table-cell>
          <table:table-cell office:value-type="float" office:value="301.752380952" calcext:value-type="float">
            <text:p>301.752380952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  <table:table-cell office:value-type="float" office:value="288.695238095" calcext:value-type="float">
            <text:p>288.695238095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  <table:table-cell office:value-type="float" office:value="275.638095238" calcext:value-type="float">
            <text:p>275.638095238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  <table:table-cell office:value-type="float" office:value="262.580952381" calcext:value-type="float">
            <text:p>262.580952381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  <table:table-cell office:value-type="float" office:value="249.523809524" calcext:value-type="float">
            <text:p>249.523809524</text:p>
          </table:table-cell>
          <table:table-cell office:value-type="float" office:value="19" calcext:value-type="float">
            <text:p>19</text:p>
          </table:table-cell>
          <table:table-cell office:value-type="float" office:value="-13.0571428571" calcext:value-type="float">
            <text:p>-13.057142857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float" office:value="311" calcext:value-type="float">
            <text:p>311</text:p>
          </table:table-cell>
          <table:table-cell office:value-type="float" office:value="316.4" calcext:value-type="float">
            <text:p>316.4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float" office:value="321" calcext:value-type="float">
            <text:p>321</text:p>
          </table:table-cell>
          <table:table-cell office:value-type="float" office:value="309.8" calcext:value-type="float">
            <text:p>309.8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float" office:value="297" calcext:value-type="float">
            <text:p>297</text:p>
          </table:table-cell>
          <table:table-cell office:value-type="float" office:value="303.2" calcext:value-type="float">
            <text:p>303.2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float" office:value="297" calcext:value-type="float">
            <text:p>297</text:p>
          </table:table-cell>
          <table:table-cell office:value-type="float" office:value="296.6" calcext:value-type="float">
            <text:p>296.6</text:p>
          </table:table-cell>
          <table:table-cell office:value-type="float" office:value="25" calcext:value-type="float">
            <text:p>25</text:p>
          </table:table-cell>
          <table:table-cell office:value-type="float" office:value="-6.6" calcext:value-type="float">
            <text:p>-6.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  <table:table-cell office:value-type="float" office:value="331.571428571" calcext:value-type="float">
            <text:p>331.571428571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  <table:table-cell office:value-type="float" office:value="322.142857143" calcext:value-type="float">
            <text:p>322.142857143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  <table:table-cell office:value-type="float" office:value="312.714285714" calcext:value-type="float">
            <text:p>312.714285714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  <table:table-cell office:value-type="float" office:value="303.285714286" calcext:value-type="float">
            <text:p>303.285714286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  <table:table-cell office:value-type="float" office:value="293.857142857" calcext:value-type="float">
            <text:p>293.857142857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  <table:table-cell office:value-type="float" office:value="284.428571429" calcext:value-type="float">
            <text:p>284.428571429</text:p>
          </table:table-cell>
          <table:table-cell office:value-type="float" office:value="29" calcext:value-type="float">
            <text:p>29</text:p>
          </table:table-cell>
          <table:table-cell office:value-type="float" office:value="-9.42857142857" calcext:value-type="float">
            <text:p>-9.428571428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float" office:value="286" calcext:value-type="float">
            <text:p>286</text:p>
          </table:table-cell>
          <table:table-cell office:value-type="float" office:value="286.8" calcext:value-type="float">
            <text:p>286.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float" office:value="286" calcext:value-type="float">
            <text:p>286</text:p>
          </table:table-cell>
          <table:table-cell office:value-type="float" office:value="288.6" calcext:value-type="float">
            <text:p>288.6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float" office:value="298" calcext:value-type="float">
            <text:p>298</text:p>
          </table:table-cell>
          <table:table-cell office:value-type="float" office:value="290.4" calcext:value-type="float">
            <text:p>290.4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float" office:value="288" calcext:value-type="float">
            <text:p>288</text:p>
          </table:table-cell>
          <table:table-cell office:value-type="float" office:value="292.2" calcext:value-type="float">
            <text:p>292.2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  <table:table-cell office:value-type="float" office:value="295.19047619" calcext:value-type="float">
            <text:p>295.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  <table:table-cell office:value-type="float" office:value="300.447619048" calcext:value-type="float">
            <text:p>300.447619048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  <table:table-cell office:value-type="float" office:value="305.704761905" calcext:value-type="float">
            <text:p>305.704761905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  <table:table-cell office:value-type="float" office:value="310.961904762" calcext:value-type="float">
            <text:p>310.961904762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  <table:table-cell office:value-type="float" office:value="316.219047619" calcext:value-type="float">
            <text:p>316.219047619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  <table:table-cell office:value-type="float" office:value="321.476190476" calcext:value-type="float">
            <text:p>321.476190476</text:p>
          </table:table-cell>
          <table:table-cell office:value-type="float" office:value="39" calcext:value-type="float">
            <text:p>39</text:p>
          </table:table-cell>
          <table:table-cell office:value-type="float" office:value="5.25714285714" calcext:value-type="float">
            <text:p>5.257142857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  <table:table-cell office:value-type="float" office:value="320.416666667" calcext:value-type="float">
            <text:p>320.41666666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  <table:table-cell office:value-type="float" office:value="316.261904762" calcext:value-type="float">
            <text:p>316.26190476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  <table:table-cell office:value-type="float" office:value="312.107142857" calcext:value-type="float">
            <text:p>312.107142857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  <table:table-cell office:value-type="float" office:value="307.952380952" calcext:value-type="float">
            <text:p>307.952380952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  <table:table-cell office:value-type="float" office:value="303.797619048" calcext:value-type="float">
            <text:p>303.79761904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  <table:table-cell office:value-type="float" office:value="299.642857143" calcext:value-type="float">
            <text:p>299.64285714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  <table:table-cell office:value-type="float" office:value="295.488095238" calcext:value-type="float">
            <text:p>295.488095238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  <table:table-cell office:value-type="float" office:value="291.333333333" calcext:value-type="float">
            <text:p>291.333333333</text:p>
          </table:table-cell>
          <table:table-cell office:value-type="float" office:value="45" calcext:value-type="float">
            <text:p>45</text:p>
          </table:table-cell>
          <table:table-cell office:value-type="float" office:value="-4.15476190476" calcext:value-type="float">
            <text:p>-4.154761904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  <table:table-cell office:value-type="float" office:value="308.6" calcext:value-type="float">
            <text:p>308.6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  <table:table-cell office:value-type="float" office:value="307.8" calcext:value-type="float">
            <text:p>307.8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float" office:value="311" calcext:value-type="float">
            <text:p>311</text:p>
          </table:table-cell>
          <table:table-cell office:value-type="float" office:value="306.2" calcext:value-type="float">
            <text:p>306.2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float" office:value="300" calcext:value-type="float">
            <text:p>300</text:p>
          </table:table-cell>
          <table:table-cell office:value-type="float" office:value="305.4" calcext:value-type="float">
            <text:p>305.4</text:p>
          </table:table-cell>
          <table:table-cell office:value-type="float" office:value="53" calcext:value-type="float">
            <text:p>53</text:p>
          </table:table-cell>
          <table:table-cell office:value-type="float" office:value="-0.8" calcext:value-type="float">
            <text:p>-0.8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  <table:table-cell office:value-type="float" office:value="294.7" calcext:value-type="float">
            <text:p>294.7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  <table:table-cell office:value-type="float" office:value="304.4" calcext:value-type="float">
            <text:p>304.4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float" office:value="321" calcext:value-type="float">
            <text:p>321</text:p>
          </table:table-cell>
          <table:table-cell office:value-type="float" office:value="314.1" calcext:value-type="float">
            <text:p>314.1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float" office:value="340" calcext:value-type="float">
            <text:p>340</text:p>
          </table:table-cell>
          <table:table-cell office:value-type="float" office:value="323.8" calcext:value-type="float">
            <text:p>323.8</text:p>
          </table:table-cell>
          <table:table-cell office:value-type="float" office:value="58" calcext:value-type="float">
            <text:p>58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float" office:value="284" calcext:value-type="float">
            <text:p>284</text:p>
          </table:table-cell>
          <table:table-cell office:value-type="float" office:value="306.6" calcext:value-type="float">
            <text:p>306.6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  <table:table-cell office:value-type="float" office:value="314.2" calcext:value-type="float">
            <text:p>314.2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  <table:table-cell office:value-type="float" office:value="321.8" calcext:value-type="float">
            <text:p>321.8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  <table:table-cell office:value-type="float" office:value="329.4" calcext:value-type="float">
            <text:p>329.4</text:p>
          </table:table-cell>
          <table:table-cell office:value-type="float" office:value="63" calcext:value-type="float">
            <text:p>63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float" office:value="317" calcext:value-type="float">
            <text:p>317</text:p>
          </table:table-cell>
          <table:table-cell office:value-type="float" office:value="309.892857143" calcext:value-type="float">
            <text:p>309.892857143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float" office:value="321" calcext:value-type="float">
            <text:p>321</text:p>
          </table:table-cell>
          <table:table-cell office:value-type="float" office:value="315.357142857" calcext:value-type="float">
            <text:p>315.357142857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  <table:table-cell office:value-type="float" office:value="320.821428571" calcext:value-type="float">
            <text:p>320.821428571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  <table:table-cell office:value-type="float" office:value="326.285714286" calcext:value-type="float">
            <text:p>326.285714286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  <table:table-cell office:value-type="float" office:value="331.75" calcext:value-type="float">
            <text:p>331.75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  <table:table-cell office:value-type="float" office:value="337.214285714" calcext:value-type="float">
            <text:p>337.214285714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  <table:table-cell office:value-type="float" office:value="342.678571429" calcext:value-type="float">
            <text:p>342.678571429</text:p>
          </table:table-cell>
          <table:table-cell office:value-type="float" office:value="68" calcext:value-type="float">
            <text:p>68</text:p>
          </table:table-cell>
          <table:table-cell office:value-type="float" office:value="5.46428571429" calcext:value-type="float">
            <text:p>5.464285714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float" office:value="326" calcext:value-type="float">
            <text:p>326</text:p>
          </table:table-cell>
          <table:table-cell office:value-type="float" office:value="339.9" calcext:value-type="float">
            <text:p>339.9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float" office:value="345" calcext:value-type="float">
            <text:p>345</text:p>
          </table:table-cell>
          <table:table-cell office:value-type="float" office:value="329.8" calcext:value-type="float">
            <text:p>329.8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float" office:value="331" calcext:value-type="float">
            <text:p>331</text:p>
          </table:table-cell>
          <table:table-cell office:value-type="float" office:value="319.7" calcext:value-type="float">
            <text:p>319.7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float" office:value="297" calcext:value-type="float">
            <text:p>297</text:p>
          </table:table-cell>
          <table:table-cell office:value-type="float" office:value="309.6" calcext:value-type="float">
            <text:p>309.6</text:p>
          </table:table-cell>
          <table:table-cell office:value-type="float" office:value="75" calcext:value-type="float">
            <text:p>75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float" office:value="318" calcext:value-type="float">
            <text:p>318</text:p>
          </table:table-cell>
          <table:table-cell office:value-type="float" office:value="313.833333333" calcext:value-type="float">
            <text:p>313.833333333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float" office:value="331" calcext:value-type="float">
            <text:p>331</text:p>
          </table:table-cell>
          <table:table-cell office:value-type="float" office:value="314.80952381" calcext:value-type="float">
            <text:p>314.80952381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  <table:table-cell office:value-type="float" office:value="315.785714286" calcext:value-type="float">
            <text:p>315.785714286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  <table:table-cell office:value-type="float" office:value="316.761904762" calcext:value-type="float">
            <text:p>316.761904762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  <table:table-cell office:value-type="float" office:value="317.738095238" calcext:value-type="float">
            <text:p>317.738095238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  <table:table-cell office:value-type="float" office:value="318.714285714" calcext:value-type="float">
            <text:p>318.714285714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  <table:table-cell office:value-type="float" office:value="319.69047619" calcext:value-type="float">
            <text:p>319.69047619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  <table:table-cell office:value-type="float" office:value="320.666666667" calcext:value-type="float">
            <text:p>320.666666667</text:p>
          </table:table-cell>
          <table:table-cell office:value-type="float" office:value="79" calcext:value-type="float">
            <text:p>79</text:p>
          </table:table-cell>
          <table:table-cell office:value-type="float" office:value="0.97619047619" calcext:value-type="float">
            <text:p>0.976190476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  <table:table-cell office:value-type="float" office:value="303.428571429" calcext:value-type="float">
            <text:p>303.428571429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  <table:table-cell office:value-type="float" office:value="308.571428571" calcext:value-type="float">
            <text:p>308.571428571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  <table:table-cell office:value-type="float" office:value="311.142857143" calcext:value-type="float">
            <text:p>311.142857143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  <table:table-cell office:value-type="float" office:value="313.714285714" calcext:value-type="float">
            <text:p>313.714285714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float" office:value="312" calcext:value-type="float">
            <text:p>312</text:p>
          </table:table-cell>
          <table:table-cell office:value-type="float" office:value="316.285714286" calcext:value-type="float">
            <text:p>316.285714286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float" office:value="327" calcext:value-type="float">
            <text:p>327</text:p>
          </table:table-cell>
          <table:table-cell office:value-type="float" office:value="318.857142857" calcext:value-type="float">
            <text:p>318.857142857</text:p>
          </table:table-cell>
          <table:table-cell office:value-type="float" office:value="87" calcext:value-type="float">
            <text:p>87</text:p>
          </table:table-cell>
          <table:table-cell office:value-type="float" office:value="2.57142857143" calcext:value-type="float">
            <text:p>2.571428571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  <table:table-cell office:value-type="float" office:value="328.6" calcext:value-type="float">
            <text:p>328.6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  <table:table-cell office:value-type="float" office:value="323.8" calcext:value-type="float">
            <text:p>323.8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float" office:value="310" calcext:value-type="float">
            <text:p>310</text:p>
          </table:table-cell>
          <table:table-cell office:value-type="float" office:value="314.2" calcext:value-type="float">
            <text:p>314.2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float" office:value="306" calcext:value-type="float">
            <text:p>306</text:p>
          </table:table-cell>
          <table:table-cell office:value-type="float" office:value="309.4" calcext:value-type="float">
            <text:p>309.4</text:p>
          </table:table-cell>
          <table:table-cell office:value-type="float" office:value="94" calcext:value-type="float">
            <text:p>94</text:p>
          </table:table-cell>
          <table:table-cell office:value-type="float" office:value="-4.8" calcext:value-type="float">
            <text:p>-4.8</text:p>
          </table:table-cell>
        </table:table-row>
      </table:table>
      <table:table table:name="Sheet12" table:style-name="ta1">
        <table:shapes>
          <draw:frame draw:z-index="0" draw:style-name="gr1" draw:text-style-name="P1" svg:width="26.962cm" svg:height="16.679cm" svg:x="4.148cm" svg:y="1.834cm">
            <draw:object draw:notify-on-update-of-ranges="Sheet12.A1:Sheet12.A1 Sheet12.A2:Sheet12.A101 Sheet12.B1:Sheet12.B1 Sheet12.B2:Sheet12.B101 Sheet12.C1:Sheet12.C1 Sheet12.C2:Sheet12.C10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Actual y </text:p>
          </table:table-cell>
          <table:table-cell office:value-type="string" calcext:value-type="string">
            <text:p>Derieved Y [Ytrend]</text:p>
          </table:table-cell>
          <table:table-cell office:value-type="string" calcext:value-type="string">
            <text:p>Difference between y and Ytrend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303.123366337" calcext:value-type="float">
            <text:p>303.123366337</text:p>
          </table:table-cell>
          <table:table-cell office:value-type="float" office:value="25.8766336634" calcext:value-type="float">
            <text:p>25.8766336634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303.272793279" calcext:value-type="float">
            <text:p>303.272793279</text:p>
          </table:table-cell>
          <table:table-cell office:value-type="float" office:value="45.7272067207" calcext:value-type="float">
            <text:p>45.7272067207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03.422220222" calcext:value-type="float">
            <text:p>303.422220222</text:p>
          </table:table-cell>
          <table:table-cell office:value-type="float" office:value="19.577779778" calcext:value-type="float">
            <text:p>19.577779778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303.571647165" calcext:value-type="float">
            <text:p>303.571647165</text:p>
          </table:table-cell>
          <table:table-cell office:value-type="float" office:value="20.4283528353" calcext:value-type="float">
            <text:p>20.428352835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03.721074107" calcext:value-type="float">
            <text:p>303.721074107</text:p>
          </table:table-cell>
          <table:table-cell office:value-type="float" office:value="29.2789258926" calcext:value-type="float">
            <text:p>29.2789258926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303.87050105" calcext:value-type="float">
            <text:p>303.87050105</text:p>
          </table:table-cell>
          <table:table-cell office:value-type="float" office:value="31.1294989499" calcext:value-type="float">
            <text:p>31.1294989499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04.019927993" calcext:value-type="float">
            <text:p>304.019927993</text:p>
          </table:table-cell>
          <table:table-cell office:value-type="float" office:value="16.9800720072" calcext:value-type="float">
            <text:p>16.9800720072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04.169354935" calcext:value-type="float">
            <text:p>304.169354935</text:p>
          </table:table-cell>
          <table:table-cell office:value-type="float" office:value="14.1693549355" calcext:value-type="float">
            <text:p>14.1693549355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04.318781878" calcext:value-type="float">
            <text:p>304.318781878</text:p>
          </table:table-cell>
          <table:table-cell office:value-type="float" office:value="9.31878187819" calcext:value-type="float">
            <text:p>9.3187818782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04.468208821" calcext:value-type="float">
            <text:p>304.468208821</text:p>
          </table:table-cell>
          <table:table-cell office:value-type="float" office:value="7.46820882088" calcext:value-type="float">
            <text:p>7.4682088209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304.617635764" calcext:value-type="float">
            <text:p>304.617635764</text:p>
          </table:table-cell>
          <table:table-cell office:value-type="float" office:value="11.3823642364" calcext:value-type="float">
            <text:p>11.382364236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04.767062706" calcext:value-type="float">
            <text:p>304.767062706</text:p>
          </table:table-cell>
          <table:table-cell office:value-type="float" office:value="4.23293729373" calcext:value-type="float">
            <text:p>4.2329372937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04.916489649" calcext:value-type="float">
            <text:p>304.916489649</text:p>
          </table:table-cell>
          <table:table-cell office:value-type="float" office:value="5.08351035104" calcext:value-type="float">
            <text:p>5.083510351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05.065916592" calcext:value-type="float">
            <text:p>305.065916592</text:p>
          </table:table-cell>
          <table:table-cell office:value-type="float" office:value="2.93408340834" calcext:value-type="float">
            <text:p>2.9340834083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305.215343534" calcext:value-type="float">
            <text:p>305.215343534</text:p>
          </table:table-cell>
          <table:table-cell office:value-type="float" office:value="0.784656465647" calcext:value-type="float">
            <text:p>0.7846564656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305.364770477" calcext:value-type="float">
            <text:p>305.364770477</text:p>
          </table:table-cell>
          <table:table-cell office:value-type="float" office:value="11.364770477" calcext:value-type="float">
            <text:p>11.36477047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05.51419742" calcext:value-type="float">
            <text:p>305.51419742</text:p>
          </table:table-cell>
          <table:table-cell office:value-type="float" office:value="7.51419741974" calcext:value-type="float">
            <text:p>7.5141974197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05.663624362" calcext:value-type="float">
            <text:p>305.663624362</text:p>
          </table:table-cell>
          <table:table-cell office:value-type="float" office:value="9.33637563756" calcext:value-type="float">
            <text:p>9.3363756376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305.813051305" calcext:value-type="float">
            <text:p>305.813051305</text:p>
          </table:table-cell>
          <table:table-cell office:value-type="float" office:value="3.81305130513" calcext:value-type="float">
            <text:p>3.8130513051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305.962478248" calcext:value-type="float">
            <text:p>305.962478248</text:p>
          </table:table-cell>
          <table:table-cell office:value-type="float" office:value="6.96247824782" calcext:value-type="float">
            <text:p>6.9624782478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06.111905191" calcext:value-type="float">
            <text:p>306.111905191</text:p>
          </table:table-cell>
          <table:table-cell office:value-type="float" office:value="5.11190519052" calcext:value-type="float">
            <text:p>5.1119051905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306.261332133" calcext:value-type="float">
            <text:p>306.261332133</text:p>
          </table:table-cell>
          <table:table-cell office:value-type="float" office:value="12.2613321332" calcext:value-type="float">
            <text:p>12.2613321332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306.410759076" calcext:value-type="float">
            <text:p>306.410759076</text:p>
          </table:table-cell>
          <table:table-cell office:value-type="float" office:value="42.4107590759" calcext:value-type="float">
            <text:p>42.4107590759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306.560186019" calcext:value-type="float">
            <text:p>306.560186019</text:p>
          </table:table-cell>
          <table:table-cell office:value-type="float" office:value="73.5601860186" calcext:value-type="float">
            <text:p>73.5601860186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06.709612961" calcext:value-type="float">
            <text:p>306.709612961</text:p>
          </table:table-cell>
          <table:table-cell office:value-type="float" office:value="4.2903870387" calcext:value-type="float">
            <text:p>4.2903870387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06.859039904" calcext:value-type="float">
            <text:p>306.859039904</text:p>
          </table:table-cell>
          <table:table-cell office:value-type="float" office:value="14.140960096" calcext:value-type="float">
            <text:p>14.14096009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07.008466847" calcext:value-type="float">
            <text:p>307.008466847</text:p>
          </table:table-cell>
          <table:table-cell office:value-type="float" office:value="10.0084668467" calcext:value-type="float">
            <text:p>10.0084668467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07.157893789" calcext:value-type="float">
            <text:p>307.157893789</text:p>
          </table:table-cell>
          <table:table-cell office:value-type="float" office:value="10.1578937894" calcext:value-type="float">
            <text:p>10.1578937894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07.307320732" calcext:value-type="float">
            <text:p>307.307320732</text:p>
          </table:table-cell>
          <table:table-cell office:value-type="float" office:value="6.69267926793" calcext:value-type="float">
            <text:p>6.6926792679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07.456747675" calcext:value-type="float">
            <text:p>307.456747675</text:p>
          </table:table-cell>
          <table:table-cell office:value-type="float" office:value="25.5432523252" calcext:value-type="float">
            <text:p>25.5432523252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07.606174617" calcext:value-type="float">
            <text:p>307.606174617</text:p>
          </table:table-cell>
          <table:table-cell office:value-type="float" office:value="18.3938253825" calcext:value-type="float">
            <text:p>18.393825382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307.75560156" calcext:value-type="float">
            <text:p>307.75560156</text:p>
          </table:table-cell>
          <table:table-cell office:value-type="float" office:value="1.75560156016" calcext:value-type="float">
            <text:p>1.7556015602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307.905028503" calcext:value-type="float">
            <text:p>307.905028503</text:p>
          </table:table-cell>
          <table:table-cell office:value-type="float" office:value="14.9050285029" calcext:value-type="float">
            <text:p>14.9050285029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308.054455446" calcext:value-type="float">
            <text:p>308.054455446</text:p>
          </table:table-cell>
          <table:table-cell office:value-type="float" office:value="32.0544554455" calcext:value-type="float">
            <text:p>32.054455445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308.203882388" calcext:value-type="float">
            <text:p>308.203882388</text:p>
          </table:table-cell>
          <table:table-cell office:value-type="float" office:value="22.2038823882" calcext:value-type="float">
            <text:p>22.2038823882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308.353309331" calcext:value-type="float">
            <text:p>308.353309331</text:p>
          </table:table-cell>
          <table:table-cell office:value-type="float" office:value="22.3533093309" calcext:value-type="float">
            <text:p>22.3533093309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08.502736274" calcext:value-type="float">
            <text:p>308.502736274</text:p>
          </table:table-cell>
          <table:table-cell office:value-type="float" office:value="10.5027362736" calcext:value-type="float">
            <text:p>10.5027362736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308.652163216" calcext:value-type="float">
            <text:p>308.652163216</text:p>
          </table:table-cell>
          <table:table-cell office:value-type="float" office:value="20.6521632163" calcext:value-type="float">
            <text:p>20.6521632163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08.801590159" calcext:value-type="float">
            <text:p>308.801590159</text:p>
          </table:table-cell>
          <table:table-cell office:value-type="float" office:value="3.19840984098" calcext:value-type="float">
            <text:p>3.198409841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08.951017102" calcext:value-type="float">
            <text:p>308.951017102</text:p>
          </table:table-cell>
          <table:table-cell office:value-type="float" office:value="13.9510171017" calcext:value-type="float">
            <text:p>13.9510171017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309.100444044" calcext:value-type="float">
            <text:p>309.100444044</text:p>
          </table:table-cell>
          <table:table-cell office:value-type="float" office:value="26.1004440444" calcext:value-type="float">
            <text:p>26.1004440444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309.249870987" calcext:value-type="float">
            <text:p>309.249870987</text:p>
          </table:table-cell>
          <table:table-cell office:value-type="float" office:value="6.2498709871" calcext:value-type="float">
            <text:p>6.2498709871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309.39929793" calcext:value-type="float">
            <text:p>309.39929793</text:p>
          </table:table-cell>
          <table:table-cell office:value-type="float" office:value="28.6007020702" calcext:value-type="float">
            <text:p>28.6007020702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09.548724872" calcext:value-type="float">
            <text:p>309.548724872</text:p>
          </table:table-cell>
          <table:table-cell office:value-type="float" office:value="9.45127512751" calcext:value-type="float">
            <text:p>9.4512751275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09.698151815" calcext:value-type="float">
            <text:p>309.698151815</text:p>
          </table:table-cell>
          <table:table-cell office:value-type="float" office:value="4.30184818482" calcext:value-type="float">
            <text:p>4.3018481848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09.847578758" calcext:value-type="float">
            <text:p>309.847578758</text:p>
          </table:table-cell>
          <table:table-cell office:value-type="float" office:value="11.8475787579" calcext:value-type="float">
            <text:p>11.8475787579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09.997005701" calcext:value-type="float">
            <text:p>309.997005701</text:p>
          </table:table-cell>
          <table:table-cell office:value-type="float" office:value="13.0029942994" calcext:value-type="float">
            <text:p>13.0029942994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10.146432643" calcext:value-type="float">
            <text:p>310.146432643</text:p>
          </table:table-cell>
          <table:table-cell office:value-type="float" office:value="15.8535673567" calcext:value-type="float">
            <text:p>15.8535673567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10.295859586" calcext:value-type="float">
            <text:p>310.295859586</text:p>
          </table:table-cell>
          <table:table-cell office:value-type="float" office:value="6.70414041404" calcext:value-type="float">
            <text:p>6.704140414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310.445286529" calcext:value-type="float">
            <text:p>310.445286529</text:p>
          </table:table-cell>
          <table:table-cell office:value-type="float" office:value="6.44528652865" calcext:value-type="float">
            <text:p>6.4452865287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310.594713471" calcext:value-type="float">
            <text:p>310.594713471</text:p>
          </table:table-cell>
          <table:table-cell office:value-type="float" office:value="35.5947134713" calcext:value-type="float">
            <text:p>35.594713471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10.744140414" calcext:value-type="float">
            <text:p>310.744140414</text:p>
          </table:table-cell>
          <table:table-cell office:value-type="float" office:value="20.744140414" calcext:value-type="float">
            <text:p>20.744140414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310.893567357" calcext:value-type="float">
            <text:p>310.893567357</text:p>
          </table:table-cell>
          <table:table-cell office:value-type="float" office:value="3.89356735674" calcext:value-type="float">
            <text:p>3.8935673567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311.042994299" calcext:value-type="float">
            <text:p>311.042994299</text:p>
          </table:table-cell>
          <table:table-cell office:value-type="float" office:value="6.04299429943" calcext:value-type="float">
            <text:p>6.042994299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11.192421242" calcext:value-type="float">
            <text:p>311.192421242</text:p>
          </table:table-cell>
          <table:table-cell office:value-type="float" office:value="0.807578757876" calcext:value-type="float">
            <text:p>0.8075787579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11.341848185" calcext:value-type="float">
            <text:p>311.341848185</text:p>
          </table:table-cell>
          <table:table-cell office:value-type="float" office:value="0.341848184818" calcext:value-type="float">
            <text:p>0.341848184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11.491275128" calcext:value-type="float">
            <text:p>311.491275128</text:p>
          </table:table-cell>
          <table:table-cell office:value-type="float" office:value="11.4912751275" calcext:value-type="float">
            <text:p>11.4912751275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311.64070207" calcext:value-type="float">
            <text:p>311.64070207</text:p>
          </table:table-cell>
          <table:table-cell office:value-type="float" office:value="7.64070207021" calcext:value-type="float">
            <text:p>7.6407020702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311.790129013" calcext:value-type="float">
            <text:p>311.790129013</text:p>
          </table:table-cell>
          <table:table-cell office:value-type="float" office:value="15.7901290129" calcext:value-type="float">
            <text:p>15.7901290129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311.939555956" calcext:value-type="float">
            <text:p>311.939555956</text:p>
          </table:table-cell>
          <table:table-cell office:value-type="float" office:value="50.9395559556" calcext:value-type="float">
            <text:p>50.9395559556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12.088982898" calcext:value-type="float">
            <text:p>312.088982898</text:p>
          </table:table-cell>
          <table:table-cell office:value-type="float" office:value="8.91101710171" calcext:value-type="float">
            <text:p>8.9110171017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12.238409841" calcext:value-type="float">
            <text:p>312.238409841</text:p>
          </table:table-cell>
          <table:table-cell office:value-type="float" office:value="27.761590159" calcext:value-type="float">
            <text:p>27.761590159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12.387836784" calcext:value-type="float">
            <text:p>312.387836784</text:p>
          </table:table-cell>
          <table:table-cell office:value-type="float" office:value="9.61216321632" calcext:value-type="float">
            <text:p>9.6121632163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312.537263726" calcext:value-type="float">
            <text:p>312.537263726</text:p>
          </table:table-cell>
          <table:table-cell office:value-type="float" office:value="28.5372637264" calcext:value-type="float">
            <text:p>28.5372637264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12.686690669" calcext:value-type="float">
            <text:p>312.686690669</text:p>
          </table:table-cell>
          <table:table-cell office:value-type="float" office:value="15.6866906691" calcext:value-type="float">
            <text:p>15.686690669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12.836117612" calcext:value-type="float">
            <text:p>312.836117612</text:p>
          </table:table-cell>
          <table:table-cell office:value-type="float" office:value="19.1638823882" calcext:value-type="float">
            <text:p>19.1638823882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312.985544554" calcext:value-type="float">
            <text:p>312.985544554</text:p>
          </table:table-cell>
          <table:table-cell office:value-type="float" office:value="23.0144554455" calcext:value-type="float">
            <text:p>23.0144554455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13.134971497" calcext:value-type="float">
            <text:p>313.134971497</text:p>
          </table:table-cell>
          <table:table-cell office:value-type="float" office:value="3.86502850285" calcext:value-type="float">
            <text:p>3.8650285029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13.28439844" calcext:value-type="float">
            <text:p>313.28439844</text:p>
          </table:table-cell>
          <table:table-cell office:value-type="float" office:value="7.71560156016" calcext:value-type="float">
            <text:p>7.7156015602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313.433825383" calcext:value-type="float">
            <text:p>313.433825383</text:p>
          </table:table-cell>
          <table:table-cell office:value-type="float" office:value="0.433825382538" calcext:value-type="float">
            <text:p>0.4338253825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13.583252325" calcext:value-type="float">
            <text:p>313.583252325</text:p>
          </table:table-cell>
          <table:table-cell office:value-type="float" office:value="2.58325232523" calcext:value-type="float">
            <text:p>2.5832523252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13.732679268" calcext:value-type="float">
            <text:p>313.732679268</text:p>
          </table:table-cell>
          <table:table-cell office:value-type="float" office:value="20.2673207321" calcext:value-type="float">
            <text:p>20.2673207321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313.882106211" calcext:value-type="float">
            <text:p>313.882106211</text:p>
          </table:table-cell>
          <table:table-cell office:value-type="float" office:value="25.1178937894" calcext:value-type="float">
            <text:p>25.1178937894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314.031533153" calcext:value-type="float">
            <text:p>314.031533153</text:p>
          </table:table-cell>
          <table:table-cell office:value-type="float" office:value="34.9684668467" calcext:value-type="float">
            <text:p>34.9684668467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14.180960096" calcext:value-type="float">
            <text:p>314.180960096</text:p>
          </table:table-cell>
          <table:table-cell office:value-type="float" office:value="11.819039904" calcext:value-type="float">
            <text:p>11.819039904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314.330387039" calcext:value-type="float">
            <text:p>314.330387039</text:p>
          </table:table-cell>
          <table:table-cell office:value-type="float" office:value="30.6696129613" calcext:value-type="float">
            <text:p>30.6696129613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314.479813981" calcext:value-type="float">
            <text:p>314.479813981</text:p>
          </table:table-cell>
          <table:table-cell office:value-type="float" office:value="16.5201860186" calcext:value-type="float">
            <text:p>16.520186018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14.629240924" calcext:value-type="float">
            <text:p>314.629240924</text:p>
          </table:table-cell>
          <table:table-cell office:value-type="float" office:value="17.6292409241" calcext:value-type="float">
            <text:p>17.6292409241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14.778667867" calcext:value-type="float">
            <text:p>314.778667867</text:p>
          </table:table-cell>
          <table:table-cell office:value-type="float" office:value="3.22133213321" calcext:value-type="float">
            <text:p>3.2213321332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314.928094809" calcext:value-type="float">
            <text:p>314.928094809</text:p>
          </table:table-cell>
          <table:table-cell office:value-type="float" office:value="16.0719051905" calcext:value-type="float">
            <text:p>16.0719051905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15.077521752" calcext:value-type="float">
            <text:p>315.077521752</text:p>
          </table:table-cell>
          <table:table-cell office:value-type="float" office:value="1.07752175218" calcext:value-type="float">
            <text:p>1.0775217522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315.226948695" calcext:value-type="float">
            <text:p>315.226948695</text:p>
          </table:table-cell>
          <table:table-cell office:value-type="float" office:value="22.2269486949" calcext:value-type="float">
            <text:p>22.2269486949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15.376375638" calcext:value-type="float">
            <text:p>315.376375638</text:p>
          </table:table-cell>
          <table:table-cell office:value-type="float" office:value="17.3763756376" calcext:value-type="float">
            <text:p>17.3763756376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15.52580258" calcext:value-type="float">
            <text:p>315.52580258</text:p>
          </table:table-cell>
          <table:table-cell office:value-type="float" office:value="16.4741974197" calcext:value-type="float">
            <text:p>16.4741974197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15.675229523" calcext:value-type="float">
            <text:p>315.675229523</text:p>
          </table:table-cell>
          <table:table-cell office:value-type="float" office:value="14.324770477" calcext:value-type="float">
            <text:p>14.324770477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15.824656466" calcext:value-type="float">
            <text:p>315.824656466</text:p>
          </table:table-cell>
          <table:table-cell office:value-type="float" office:value="6.17534353435" calcext:value-type="float">
            <text:p>6.175343534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15.974083408" calcext:value-type="float">
            <text:p>315.974083408</text:p>
          </table:table-cell>
          <table:table-cell office:value-type="float" office:value="0.974083408341" calcext:value-type="float">
            <text:p>0.9740834083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316.123510351" calcext:value-type="float">
            <text:p>316.123510351</text:p>
          </table:table-cell>
          <table:table-cell office:value-type="float" office:value="9.12351035104" calcext:value-type="float">
            <text:p>9.12351035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316.272937294" calcext:value-type="float">
            <text:p>316.272937294</text:p>
          </table:table-cell>
          <table:table-cell office:value-type="float" office:value="20.2729372937" calcext:value-type="float">
            <text:p>20.2729372937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316.422364236" calcext:value-type="float">
            <text:p>316.422364236</text:p>
          </table:table-cell>
          <table:table-cell office:value-type="float" office:value="17.4223642364" calcext:value-type="float">
            <text:p>17.4223642364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16.571791179" calcext:value-type="float">
            <text:p>316.571791179</text:p>
          </table:table-cell>
          <table:table-cell office:value-type="float" office:value="5.42820882088" calcext:value-type="float">
            <text:p>5.4282088209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16.721218122" calcext:value-type="float">
            <text:p>316.721218122</text:p>
          </table:table-cell>
          <table:table-cell office:value-type="float" office:value="4.72121812181" calcext:value-type="float">
            <text:p>4.7212181218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316.870645065" calcext:value-type="float">
            <text:p>316.870645065</text:p>
          </table:table-cell>
          <table:table-cell office:value-type="float" office:value="10.1293549355" calcext:value-type="float">
            <text:p>10.1293549355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17.020072007" calcext:value-type="float">
            <text:p>317.020072007</text:p>
          </table:table-cell>
          <table:table-cell office:value-type="float" office:value="0.979927992799" calcext:value-type="float">
            <text:p>0.9799279928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17.16949895" calcext:value-type="float">
            <text:p>317.16949895</text:p>
          </table:table-cell>
          <table:table-cell office:value-type="float" office:value="16.8305010501" calcext:value-type="float">
            <text:p>16.8305010501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317.318925893" calcext:value-type="float">
            <text:p>317.318925893</text:p>
          </table:table-cell>
          <table:table-cell office:value-type="float" office:value="9.68107410741" calcext:value-type="float">
            <text:p>9.6810741074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17.468352835" calcext:value-type="float">
            <text:p>317.468352835</text:p>
          </table:table-cell>
          <table:table-cell office:value-type="float" office:value="7.46835283528" calcext:value-type="float">
            <text:p>7.4683528353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317.617779778" calcext:value-type="float">
            <text:p>317.617779778</text:p>
          </table:table-cell>
          <table:table-cell office:value-type="float" office:value="11.617779778" calcext:value-type="float">
            <text:p>11.617779778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17.767206721" calcext:value-type="float">
            <text:p>317.767206721</text:p>
          </table:table-cell>
          <table:table-cell office:value-type="float" office:value="2.76720672067" calcext:value-type="float">
            <text:p>2.7672067207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317.916633663" calcext:value-type="float">
            <text:p>317.916633663</text:p>
          </table:table-cell>
          <table:table-cell office:value-type="float" office:value="23.0833663366" calcext:value-type="float">
            <text:p>23.0833663366</text:p>
          </table:table-cell>
        </table:table-row>
      </table:table>
      <table:table table:name="Sheet13" table:style-name="ta1">
        <table:shapes>
          <draw:frame draw:z-index="0" draw:style-name="gr1" draw:text-style-name="P1" svg:width="27.75cm" svg:height="17.441cm" svg:x="2.363cm" svg:y="0.113cm">
            <draw:object draw:notify-on-update-of-ranges="Sheet13.A1:Sheet13.A1 Sheet13.A2:Sheet13.A168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y with break points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3" calcext:value-type="float">
            <text:p>32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6" calcext:value-type="float">
            <text:p>31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1" calcext:value-type="float">
            <text:p>31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2" calcext:value-type="float">
            <text:p>312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8" calcext:value-type="float">
            <text:p>33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2" calcext:value-type="float">
            <text:p>322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7" calcext:value-type="float">
            <text:p>31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3" calcext:value-type="float">
            <text:p>31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4" calcext:value-type="float">
            <text:p>33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</table:table-row>
      </table:table>
      <table:table table:name="Sheet14" table:style-name="ta1">
        <table:shapes>
          <draw:frame draw:z-index="0" draw:style-name="gr1" draw:text-style-name="P1" svg:width="28.406cm" svg:height="19.586cm" svg:x="2.363cm" svg:y="0.113cm">
            <draw:object draw:notify-on-update-of-ranges="Sheet14.A1:Sheet14.A1 Sheet14.A2:Sheet14.A13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 office:value-type="string" calcext:value-type="string">
            <text:p>y with break points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8" calcext:value-type="float">
            <text:p>338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</table:table-row>
        <table:table-row table:style-name="ro2"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</table:table-row>
      </table:table>
      <table:table table:name="Sheet15" table:style-name="ta1">
        <table:shapes>
          <draw:frame draw:z-index="0" draw:style-name="gr1" draw:text-style-name="P1" svg:width="26.043cm" svg:height="19.981cm" svg:x="4.096cm" svg:y="0.113cm">
            <draw:object draw:notify-on-update-of-ranges="Sheet15.A1:Sheet15.A1 Sheet15.A2:Sheet15.A135 Sheet15.B1:Sheet15.B1 Sheet15.B2:Sheet15.B13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<text:s/>yValueForFragment[i]{y Value}</text:p>
          </table:table-cell>
          <table:table-cell office:value-type="string" calcext:value-type="string">
            <text:p><text:s/>yDerived[i]{yTrendLine}</text:p>
          </table:table-cell>
        </table:table-row>
        <table:table-row table:style-name="ro2">
          <table:table-cell table:number-columns-repeated="2" office:value-type="float" office:value="329" calcext:value-type="float">
            <text:p>329</text:p>
          </table:table-cell>
        </table:table-row>
        <table:table-row table:style-name="ro2">
          <table:table-cell table:number-columns-repeated="2" office:value-type="float" office:value="349" calcext:value-type="float">
            <text:p>34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34.857142857" calcext:value-type="float">
            <text:p>334.857142857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23.142857143" calcext:value-type="float">
            <text:p>323.142857143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317.285714286" calcext:value-type="float">
            <text:p>317.285714286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11.428571429" calcext:value-type="float">
            <text:p>311.428571429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05.571428571" calcext:value-type="float">
            <text:p>305.571428571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99.714285714" calcext:value-type="float">
            <text:p>299.7142857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table:number-columns-repeated="2" office:value-type="float" office:value="316" calcext:value-type="float">
            <text:p>31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09.5" calcext:value-type="float">
            <text:p>309.5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06" calcext:value-type="float">
            <text:p>306</text:p>
          </table:table-cell>
        </table:table-row>
        <table:table-row table:style-name="ro2">
          <table:table-cell table:number-columns-repeated="2" office:value-type="float" office:value="294" calcext:value-type="float">
            <text:p>29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298" calcext:value-type="float">
            <text:p>298</text:p>
          </table:table-cell>
        </table:table-row>
        <table:table-row table:style-name="ro2">
          <table:table-cell table:number-columns-repeated="2" office:value-type="float" office:value="315" calcext:value-type="float">
            <text:p>3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02" calcext:value-type="float">
            <text:p>302</text:p>
          </table:table-cell>
        </table:table-row>
        <table:table-row table:style-name="ro2">
          <table:table-cell table:number-columns-repeated="2" office:value-type="float" office:value="299" calcext:value-type="float">
            <text:p>29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08.1" calcext:value-type="float">
            <text:p>308.1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284.7" calcext:value-type="float">
            <text:p>284.7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61.3" calcext:value-type="float">
            <text:p>261.3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11" calcext:value-type="float">
            <text:p>311</text:p>
          </table:table-cell>
        </table:table-row>
        <table:table-row table:style-name="ro2">
          <table:table-cell table:number-columns-repeated="2" office:value-type="float" office:value="321" calcext:value-type="float">
            <text:p>32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18.333333333" calcext:value-type="float">
            <text:p>318.333333333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24.333333333" calcext:value-type="float">
            <text:p>324.33333333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30.333333333" calcext:value-type="float">
            <text:p>330.3333333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306.666666667" calcext:value-type="float">
            <text:p>306.666666667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91.666666667" calcext:value-type="float">
            <text:p>291.666666667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276.666666667" calcext:value-type="float">
            <text:p>276.6666666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286" calcext:value-type="float">
            <text:p>286</text:p>
          </table:table-cell>
        </table:table-row>
        <table:table-row table:style-name="ro2">
          <table:table-cell table:number-columns-repeated="2" office:value-type="float" office:value="286" calcext:value-type="float">
            <text:p>2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298" calcext:value-type="float">
            <text:p>298</text:p>
          </table:table-cell>
        </table:table-row>
        <table:table-row table:style-name="ro2">
          <table:table-cell table:number-columns-repeated="2" office:value-type="float" office:value="288" calcext:value-type="float">
            <text:p>2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11.166666667" calcext:value-type="float">
            <text:p>311.166666667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282.166666667" calcext:value-type="float">
            <text:p>282.1666666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12.2" calcext:value-type="float">
            <text:p>312.2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15.6" calcext:value-type="float">
            <text:p>315.6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22.4" calcext:value-type="float">
            <text:p>322.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96.666666667" calcext:value-type="float">
            <text:p>296.666666667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89.666666667" calcext:value-type="float">
            <text:p>289.666666667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82.666666667" calcext:value-type="float">
            <text:p>282.6666666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10.5" calcext:value-type="float">
            <text:p>310.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11" calcext:value-type="float">
            <text:p>311</text:p>
          </table:table-cell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308.5" calcext:value-type="float">
            <text:p>308.5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65.5" calcext:value-type="float">
            <text:p>265.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21" calcext:value-type="float">
            <text:p>321</text:p>
          </table:table-cell>
        </table:table-row>
        <table:table-row table:style-name="ro2">
          <table:table-cell table:number-columns-repeated="2" office:value-type="float" office:value="340" calcext:value-type="float">
            <text:p>34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22" calcext:value-type="float">
            <text:p>322</text:p>
          </table:table-cell>
        </table:table-row>
        <table:table-row table:style-name="ro2">
          <table:table-cell table:number-columns-repeated="2" office:value-type="float" office:value="284" calcext:value-type="float">
            <text:p>2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02.166666667" calcext:value-type="float">
            <text:p>302.166666667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21.666666667" calcext:value-type="float">
            <text:p>321.666666667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341.166666667" calcext:value-type="float">
            <text:p>341.1666666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17" calcext:value-type="float">
            <text:p>317</text:p>
          </table:table-cell>
        </table:table-row>
        <table:table-row table:style-name="ro2">
          <table:table-cell table:number-columns-repeated="2" office:value-type="float" office:value="321" calcext:value-type="float">
            <text:p>32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309.2" calcext:value-type="float">
            <text:p>309.2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339.2" calcext:value-type="float">
            <text:p>339.2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26" calcext:value-type="float">
            <text:p>326</text:p>
          </table:table-cell>
        </table:table-row>
        <table:table-row table:style-name="ro2">
          <table:table-cell table:number-columns-repeated="2" office:value-type="float" office:value="345" calcext:value-type="float">
            <text:p>34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31" calcext:value-type="float">
            <text:p>331</text:p>
          </table:table-cell>
        </table:table-row>
        <table:table-row table:style-name="ro2"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18" calcext:value-type="float">
            <text:p>318</text:p>
          </table:table-cell>
        </table:table-row>
        <table:table-row table:style-name="ro2">
          <table:table-cell table:number-columns-repeated="2" office:value-type="float" office:value="331" calcext:value-type="float">
            <text:p>3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01.619047619" calcext:value-type="float">
            <text:p>301.619047619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306.904761905" calcext:value-type="float">
            <text:p>306.904761905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12.19047619" calcext:value-type="float">
            <text:p>312.19047619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17.476190476" calcext:value-type="float">
            <text:p>317.476190476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22.761904762" calcext:value-type="float">
            <text:p>322.761904762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28.047619048" calcext:value-type="float">
            <text:p>328.0476190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06.6" calcext:value-type="float">
            <text:p>306.6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307.2" calcext:value-type="float">
            <text:p>307.2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308.4" calcext:value-type="float">
            <text:p>308.4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12" calcext:value-type="float">
            <text:p>312</text:p>
          </table:table-cell>
        </table:table-row>
        <table:table-row table:style-name="ro2">
          <table:table-cell table:number-columns-repeated="2" office:value-type="float" office:value="327" calcext:value-type="float">
            <text:p>3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21.833333333" calcext:value-type="float">
            <text:p>321.833333333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26.333333333" calcext:value-type="float">
            <text:p>326.333333333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330.833333333" calcext:value-type="float">
            <text:p>330.8333333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10" calcext:value-type="float">
            <text:p>310</text:p>
          </table:table-cell>
        </table:table-row>
        <table:table-row table:style-name="ro2">
          <table:table-cell table:number-columns-repeated="2" office:value-type="float" office:value="306" calcext:value-type="float">
            <text:p>30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 office:value-type="float" office:value="315" calcext:value-type="float">
            <text:p>315</text:p>
          </table:table-cell>
        </table:table-row>
        <table:table-row table:style-name="ro2">
          <table:table-cell table:number-columns-repeated="2" office:value-type="float" office:value="341" calcext:value-type="float">
            <text:p>341</text:p>
          </table:table-cell>
        </table:table-row>
      </table:table>
      <table:table table:name="Sheet16" table:style-name="ta1">
        <table:shapes>
          <draw:frame draw:z-index="0" draw:style-name="gr1" draw:text-style-name="P1" svg:width="29.01cm" svg:height="19.445cm" svg:x="1.26cm" svg:y="0.762cm">
            <draw:object draw:notify-on-update-of-ranges="Sheet16.A1:Sheet16.A1 Sheet16.A2:Sheet16.A115 Sheet16.B1:Sheet16.B1 Sheet16.B2:Sheet16.B115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yValueForFragment[i]{y Value}</text:p>
          </table:table-cell>
          <table:table-cell office:value-type="string" calcext:value-type="string">
            <text:p><text:s/>yDerived[i]{yTrendLine}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2.511111111" calcext:value-type="float">
            <text:p>342.511111111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337.411111111" calcext:value-type="float">
            <text:p>337.4111111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2.311111111" calcext:value-type="float">
            <text:p>332.311111111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327.211111111" calcext:value-type="float">
            <text:p>327.21111111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2.111111111" calcext:value-type="float">
            <text:p>322.111111111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317.011111111" calcext:value-type="float">
            <text:p>317.011111111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11.911111111" calcext:value-type="float">
            <text:p>311.911111111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06.811111111" calcext:value-type="float">
            <text:p>306.811111111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01.711111111" calcext:value-type="float">
            <text:p>301.71111111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04.8" calcext:value-type="float">
            <text:p>304.8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306.4" calcext:value-type="float">
            <text:p>306.4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11.2" calcext:value-type="float">
            <text:p>311.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298.6" calcext:value-type="float">
            <text:p>298.6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301.7" calcext:value-type="float">
            <text:p>301.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04.8" calcext:value-type="float">
            <text:p>304.8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07.9" calcext:value-type="float">
            <text:p>307.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314.80952381" calcext:value-type="float">
            <text:p>314.80952381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301.752380952" calcext:value-type="float">
            <text:p>301.752380952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288.695238095" calcext:value-type="float">
            <text:p>288.695238095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275.638095238" calcext:value-type="float">
            <text:p>275.638095238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62.580952381" calcext:value-type="float">
            <text:p>262.580952381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49.523809524" calcext:value-type="float">
            <text:p>249.52380952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16.4" calcext:value-type="float">
            <text:p>316.4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09.8" calcext:value-type="float">
            <text:p>309.8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03.2" calcext:value-type="float">
            <text:p>303.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6.6" calcext:value-type="float">
            <text:p>296.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31.571428571" calcext:value-type="float">
            <text:p>331.571428571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22.142857143" calcext:value-type="float">
            <text:p>322.14285714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12.714285714" calcext:value-type="float">
            <text:p>312.714285714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303.285714286" calcext:value-type="float">
            <text:p>303.285714286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93.857142857" calcext:value-type="float">
            <text:p>293.857142857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284.428571429" calcext:value-type="float">
            <text:p>284.42857142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86.8" calcext:value-type="float">
            <text:p>286.8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88.6" calcext:value-type="float">
            <text:p>288.6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290.4" calcext:value-type="float">
            <text:p>290.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292.2" calcext:value-type="float">
            <text:p>292.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95.19047619" calcext:value-type="float">
            <text:p>295.19047619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300.447619048" calcext:value-type="float">
            <text:p>300.447619048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305.704761905" calcext:value-type="float">
            <text:p>305.704761905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310.961904762" calcext:value-type="float">
            <text:p>310.961904762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316.219047619" calcext:value-type="float">
            <text:p>316.219047619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21.476190476" calcext:value-type="float">
            <text:p>321.47619047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20.416666667" calcext:value-type="float">
            <text:p>320.416666667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16.261904762" calcext:value-type="float">
            <text:p>316.261904762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12.107142857" calcext:value-type="float">
            <text:p>312.107142857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07.952380952" calcext:value-type="float">
            <text:p>307.952380952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03.797619048" calcext:value-type="float">
            <text:p>303.797619048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99.642857143" calcext:value-type="float">
            <text:p>299.642857143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95.488095238" calcext:value-type="float">
            <text:p>295.488095238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91.333333333" calcext:value-type="float">
            <text:p>291.3333333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308.6" calcext:value-type="float">
            <text:p>308.6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307.8" calcext:value-type="float">
            <text:p>307.8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06.2" calcext:value-type="float">
            <text:p>306.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05.4" calcext:value-type="float">
            <text:p>305.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294.7" calcext:value-type="float">
            <text:p>294.7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304.4" calcext:value-type="float">
            <text:p>304.4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14.1" calcext:value-type="float">
            <text:p>314.1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23.8" calcext:value-type="float">
            <text:p>323.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306.6" calcext:value-type="float">
            <text:p>306.6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14.2" calcext:value-type="float">
            <text:p>314.2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21.8" calcext:value-type="float">
            <text:p>321.8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329.4" calcext:value-type="float">
            <text:p>329.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09.892857143" calcext:value-type="float">
            <text:p>309.892857143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15.357142857" calcext:value-type="float">
            <text:p>315.357142857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320.821428571" calcext:value-type="float">
            <text:p>320.821428571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26.285714286" calcext:value-type="float">
            <text:p>326.285714286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31.75" calcext:value-type="float">
            <text:p>331.75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337.214285714" calcext:value-type="float">
            <text:p>337.214285714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342.678571429" calcext:value-type="float">
            <text:p>342.67857142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39.9" calcext:value-type="float">
            <text:p>339.9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329.8" calcext:value-type="float">
            <text:p>329.8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319.7" calcext:value-type="float">
            <text:p>319.7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13.833333333" calcext:value-type="float">
            <text:p>313.833333333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314.80952381" calcext:value-type="float">
            <text:p>314.80952381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15.785714286" calcext:value-type="float">
            <text:p>315.785714286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316.761904762" calcext:value-type="float">
            <text:p>316.761904762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317.738095238" calcext:value-type="float">
            <text:p>317.738095238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18.714285714" calcext:value-type="float">
            <text:p>318.714285714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19.69047619" calcext:value-type="float">
            <text:p>319.69047619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20.666666667" calcext:value-type="float">
            <text:p>320.6666666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03.428571429" calcext:value-type="float">
            <text:p>303.428571429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308.571428571" calcext:value-type="float">
            <text:p>308.571428571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311.142857143" calcext:value-type="float">
            <text:p>311.142857143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13.714285714" calcext:value-type="float">
            <text:p>313.714285714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16.285714286" calcext:value-type="float">
            <text:p>316.285714286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318.857142857" calcext:value-type="float">
            <text:p>318.85714285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28.6" calcext:value-type="float">
            <text:p>328.6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23.8" calcext:value-type="float">
            <text:p>323.8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14.2" calcext:value-type="float">
            <text:p>314.2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309.4" calcext:value-type="float">
            <text:p>309.4</text:p>
          </table:table-cell>
        </table:table-row>
      </table:table>
      <table:table table:name="Sheet17" table:style-name="ta1">
        <table:shapes>
          <draw:frame draw:z-index="0" draw:style-name="gr1" draw:text-style-name="P1" svg:width="23.195cm" svg:height="13.26cm" svg:x="2.58cm" svg:y="0.323cm">
            <draw:object draw:notify-on-update-of-ranges="Sheet17.A1:Sheet17.A1 Sheet17.A2:Sheet17.A101 Sheet17.B1:Sheet17.B1 Sheet17.B2:Sheet17.B101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Fertility per 1000 woman</text:p>
          </table:table-cell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41" calcext:value-type="float">
            <text:p>341</text:p>
          </table:table-cell>
        </table:table-row>
      </table:table>
      <table:table table:name="Sheet18" table:style-name="ta1">
        <table:shapes>
          <draw:frame draw:z-index="0" draw:style-name="gr1" draw:text-style-name="P1" svg:width="27.327cm" svg:height="14.78cm" svg:x="2.346cm" svg:y="0.095cm">
            <draw:object draw:notify-on-update-of-ranges="Sheet18.A1:Sheet18.A1 Sheet18.A2:Sheet18.A1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Fragments in Swidish Fertility Dat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1:49:16.968613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46:10.095597182</meta:creation-date>
    <dc:date>2017-04-01T16:39:37.808366121</dc:date>
    <meta:editing-duration>PT7H32S</meta:editing-duration>
    <meta:editing-cycles>14</meta:editing-cycles>
    <meta:generator>LibreOffice/4.2.8.2$Linux_X86_64 LibreOffice_project/420m0$Build-2</meta:generator>
    <meta:document-statistic meta:table-count="16" meta:cell-count="421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4cm" xlink:href=".." xlink:type="simple" chart:class="chart:scatter" chart:style-name="ch1">
        <chart:legend chart:legend-position="end" svg:x="13.095cm" svg:y="3.902cm" style:legend-expansion="high" chart:style-name="ch2"/>
        <chart:plot-area chart:style-name="ch3" table:cell-range-address="Sheet1.A2:Sheet1.B51 Sheet1.B1:Sheet1.B1" chart:data-source-has-labels="row" svg:x="0.275cm" svg:y="0.486cm" svg:width="13.711cm" svg:height="9.16cm">
          <chartooo:coordinate-region svg:x="0.929cm" svg:y="0.709cm" svg:width="12.854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scatter">
            <chart:domain table:cell-range-address="Sheet1.A2:Sheet1.A51"/>
            <chart:regression-curve chart:style-name="ch7">
              <chart:equation chart:display-equation="true" chart:display-r-square="false"/>
            </chart:regression-curve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42">
                <text:p>42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7.5">
                <text:p>6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195cm" svg:height="20.828cm" xlink:href=".." xlink:type="simple" chart:class="chart:line" chart:style-name="ch1">
        <chart:legend chart:legend-position="end" svg:x="26.158cm" svg:y="9.819cm" style:legend-expansion="high" chart:style-name="ch2"/>
        <chart:plot-area chart:style-name="ch3" table:cell-range-address="Sheet10.B1:Sheet10.C114" svg:x="0.583cm" svg:y="0.416cm" svg:width="24.992cm" svg:height="19.996cm">
          <chartooo:coordinate-region svg:x="1.439cm" svg:y="0.639cm" svg:width="24.136cm" svg:height="18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0.B1:Sheet10.B114" chart:class="chart:line">
            <chart:data-point chart:repeated="114"/>
          </chart:series>
          <chart:series chart:style-name="ch7" chart:values-cell-range-address="Sheet10.C1:Sheet10.C114" chart:class="chart:line"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0.B1:Sheet10.B114</svg:desc>
                </draw:g>
              </table:table-cell>
              <table:table-cell office:value-type="float" office:value="342.511111111">
                <text:p>342.511111111</text:p>
                <draw:g>
                  <svg:desc>Sheet10.C1:Sheet10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37.411111111">
                <text:p>337.4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32.311111111">
                <text:p>332.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7.211111111">
                <text:p>327.2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22.111111111">
                <text:p>322.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17.011111111">
                <text:p>317.0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11.911111111">
                <text:p>311.9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6.811111111">
                <text:p>306.8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1.711111111">
                <text:p>301.7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">
                <text:p>315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1.752380952">
                <text:p>301.7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288.695238095">
                <text:p>288.695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275.638095238">
                <text:p>275.6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62.580952381">
                <text:p>262.58095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  <table:table-cell office:value-type="float" office:value="249.523809524">
                <text:p>249.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">
                <text:p>314</text:p>
              </table:table-cell>
              <table:table-cell office:value-type="float" office:value="331.571428571">
                <text:p>331.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322.142857143">
                <text:p>322.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">
                <text:p>326</text:p>
              </table:table-cell>
              <table:table-cell office:value-type="float" office:value="312.714285714">
                <text:p>312.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303.285714286">
                <text:p>303.2857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3.857142857">
                <text:p>293.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">
                <text:p>276</text:p>
              </table:table-cell>
              <table:table-cell office:value-type="float" office:value="284.428571429">
                <text:p>284.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">
                <text:p>286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  <table:table-cell office:value-type="float" office:value="295.19047619">
                <text:p>295.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  <table:table-cell office:value-type="float" office:value="300.447619048">
                <text:p>300.4476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">
                <text:p>283</text:p>
              </table:table-cell>
              <table:table-cell office:value-type="float" office:value="305.704761905">
                <text:p>305.7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310.961904762">
                <text:p>310.961904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316.219047619">
                <text:p>316.21904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321.476190476">
                <text:p>321.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4">
                <text:p>314</text:p>
              </table:table-cell>
              <table:table-cell office:value-type="float" office:value="320.416666667">
                <text:p>320.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">
                <text:p>298</text:p>
              </table:table-cell>
              <table:table-cell office:value-type="float" office:value="316.261904762">
                <text:p>316.26190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312.107142857">
                <text:p>312.10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  <table:table-cell office:value-type="float" office:value="307.952380952">
                <text:p>307.952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">
                <text:p>317</text:p>
              </table:table-cell>
              <table:table-cell office:value-type="float" office:value="303.797619048">
                <text:p>303.797619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299.642857143">
                <text:p>299.6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295.488095238">
                <text:p>295.48809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291.333333333">
                <text:p>291.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">
                <text:p>307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">
                <text:p>305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">
                <text:p>311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04.4">
                <text:p>30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09.892857143">
                <text:p>309.89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  <table:table-cell office:value-type="float" office:value="315.357142857">
                <text:p>315.3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3">
                <text:p>313</text:p>
              </table:table-cell>
              <table:table-cell office:value-type="float" office:value="320.821428571">
                <text:p>320.82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26.285714286">
                <text:p>326.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9">
                <text:p>339</text:p>
              </table:table-cell>
              <table:table-cell office:value-type="float" office:value="337.214285714">
                <text:p>337.214285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342.678571429">
                <text:p>342.67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">
                <text:p>326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">
                <text:p>345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">
                <text:p>297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313.833333333">
                <text:p>313.8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15.785714286">
                <text:p>315.7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3">
                <text:p>293</text:p>
              </table:table-cell>
              <table:table-cell office:value-type="float" office:value="316.761904762">
                <text:p>316.7619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  <table:table-cell office:value-type="float" office:value="317.738095238">
                <text:p>317.73809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">
                <text:p>332</text:p>
              </table:table-cell>
              <table:table-cell office:value-type="float" office:value="318.714285714">
                <text:p>318.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  <table:table-cell office:value-type="float" office:value="319.69047619">
                <text:p>319.6904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320.666666667">
                <text:p>320.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303.428571429">
                <text:p>303.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6">
                <text:p>296</text:p>
              </table:table-cell>
              <table:table-cell office:value-type="float" office:value="308.571428571">
                <text:p>308.571428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311.142857143">
                <text:p>311.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13.714285714">
                <text:p>313.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316.285714286">
                <text:p>316.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">
                <text:p>327</text:p>
              </table:table-cell>
              <table:table-cell office:value-type="float" office:value="318.857142857">
                <text:p>318.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">
                <text:p>334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">
                <text:p>310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09.4">
                <text:p>309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3cm" svg:height="18.825cm" xlink:href=".." xlink:type="simple" chart:class="chart:line" chart:style-name="ch1">
        <chart:legend chart:legend-position="end" svg:x="22.193cm" svg:y="8.817cm" style:legend-expansion="high" chart:style-name="ch2"/>
        <chart:plot-area chart:style-name="ch3" table:cell-range-address="Sheet11.B1:Sheet11.C114" svg:x="0.504cm" svg:y="0.376cm" svg:width="21.185cm" svg:height="18.073cm">
          <chartooo:coordinate-region svg:x="1.36cm" svg:y="0.599cm" svg:width="20.329cm" svg:height="16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1.B1:Sheet11.B114" chart:class="chart:line">
            <chart:data-point chart:repeated="114"/>
          </chart:series>
          <chart:series chart:style-name="ch7" chart:values-cell-range-address="Sheet11.C1:Sheet11.C114" chart:class="chart:line"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1.B1:Sheet11.B114</svg:desc>
                </draw:g>
              </table:table-cell>
              <table:table-cell office:value-type="float" office:value="342.511111111">
                <text:p>342.511111111</text:p>
                <draw:g>
                  <svg:desc>Sheet11.C1:Sheet11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37.411111111">
                <text:p>337.4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32.311111111">
                <text:p>332.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7.211111111">
                <text:p>327.2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22.111111111">
                <text:p>322.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17.011111111">
                <text:p>317.0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11.911111111">
                <text:p>311.9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6.811111111">
                <text:p>306.8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1.711111111">
                <text:p>301.7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">
                <text:p>315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1.752380952">
                <text:p>301.7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288.695238095">
                <text:p>288.695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275.638095238">
                <text:p>275.6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62.580952381">
                <text:p>262.58095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  <table:table-cell office:value-type="float" office:value="249.523809524">
                <text:p>249.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">
                <text:p>314</text:p>
              </table:table-cell>
              <table:table-cell office:value-type="float" office:value="331.571428571">
                <text:p>331.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322.142857143">
                <text:p>322.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">
                <text:p>326</text:p>
              </table:table-cell>
              <table:table-cell office:value-type="float" office:value="312.714285714">
                <text:p>312.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303.285714286">
                <text:p>303.2857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3.857142857">
                <text:p>293.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">
                <text:p>276</text:p>
              </table:table-cell>
              <table:table-cell office:value-type="float" office:value="284.428571429">
                <text:p>284.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">
                <text:p>286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  <table:table-cell office:value-type="float" office:value="295.19047619">
                <text:p>295.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  <table:table-cell office:value-type="float" office:value="300.447619048">
                <text:p>300.4476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">
                <text:p>283</text:p>
              </table:table-cell>
              <table:table-cell office:value-type="float" office:value="305.704761905">
                <text:p>305.7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310.961904762">
                <text:p>310.961904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316.219047619">
                <text:p>316.21904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321.476190476">
                <text:p>321.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4">
                <text:p>314</text:p>
              </table:table-cell>
              <table:table-cell office:value-type="float" office:value="320.416666667">
                <text:p>320.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">
                <text:p>298</text:p>
              </table:table-cell>
              <table:table-cell office:value-type="float" office:value="316.261904762">
                <text:p>316.26190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312.107142857">
                <text:p>312.10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  <table:table-cell office:value-type="float" office:value="307.952380952">
                <text:p>307.952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">
                <text:p>317</text:p>
              </table:table-cell>
              <table:table-cell office:value-type="float" office:value="303.797619048">
                <text:p>303.797619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299.642857143">
                <text:p>299.6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295.488095238">
                <text:p>295.48809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291.333333333">
                <text:p>291.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">
                <text:p>307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">
                <text:p>305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">
                <text:p>311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04.4">
                <text:p>30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09.892857143">
                <text:p>309.89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  <table:table-cell office:value-type="float" office:value="315.357142857">
                <text:p>315.3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3">
                <text:p>313</text:p>
              </table:table-cell>
              <table:table-cell office:value-type="float" office:value="320.821428571">
                <text:p>320.82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26.285714286">
                <text:p>326.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9">
                <text:p>339</text:p>
              </table:table-cell>
              <table:table-cell office:value-type="float" office:value="337.214285714">
                <text:p>337.214285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342.678571429">
                <text:p>342.67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">
                <text:p>326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">
                <text:p>345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">
                <text:p>297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313.833333333">
                <text:p>313.8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15.785714286">
                <text:p>315.7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3">
                <text:p>293</text:p>
              </table:table-cell>
              <table:table-cell office:value-type="float" office:value="316.761904762">
                <text:p>316.7619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  <table:table-cell office:value-type="float" office:value="317.738095238">
                <text:p>317.73809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">
                <text:p>332</text:p>
              </table:table-cell>
              <table:table-cell office:value-type="float" office:value="318.714285714">
                <text:p>318.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  <table:table-cell office:value-type="float" office:value="319.69047619">
                <text:p>319.6904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320.666666667">
                <text:p>320.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303.428571429">
                <text:p>303.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6">
                <text:p>296</text:p>
              </table:table-cell>
              <table:table-cell office:value-type="float" office:value="308.571428571">
                <text:p>308.571428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311.142857143">
                <text:p>311.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13.714285714">
                <text:p>313.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316.285714286">
                <text:p>316.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">
                <text:p>327</text:p>
              </table:table-cell>
              <table:table-cell office:value-type="float" office:value="318.857142857">
                <text:p>318.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">
                <text:p>334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">
                <text:p>310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09.4">
                <text:p>309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63cm" svg:height="16.68cm" xlink:href=".." xlink:type="simple" chart:class="chart:line" chart:style-name="ch1">
        <chart:title svg:x="8.459cm" svg:y="0.468cm" chart:style-name="ch2">
          <text:p>Plot showing y, Ytrend and difference between both</text:p>
        </chart:title>
        <chart:legend chart:legend-position="end" svg:x="20.176cm" svg:y="7.472cm" style:legend-expansion="high" chart:style-name="ch3"/>
        <chart:plot-area chart:style-name="ch4" table:cell-range-address="Sheet12.A1:Sheet12.C101" chart:data-source-has-labels="row" svg:x="0.539cm" svg:y="2.53cm" svg:width="19.098cm" svg:height="13.817cm">
          <chartooo:coordinate-region svg:x="1.395cm" svg:y="2.754cm" svg:width="18.242cm" svg:height="12.743cm"/>
          <chart:axis chart:dimension="x" chart:name="primary-x" chart:style-name="ch5"/>
          <chart:axis chart:dimension="x" chart:name="secondary-x" chart:style-name="ch6">
            <chart:title svg:x="10.195cm" svg:y="16.136cm" chart:style-name="ch7">
              <text:p>Data Points</text:p>
            </chart:title>
          </chart:axis>
          <chart:axis chart:dimension="y" chart:name="primary-y" chart:style-name="ch5">
            <chart:grid chart:style-name="ch8" chart:class="major"/>
          </chart:axis>
          <chart:series chart:style-name="ch9" chart:values-cell-range-address="Sheet12.A2:Sheet12.A101" chart:label-cell-address="Sheet12.A1:Sheet12.A1" chart:class="chart:line">
            <chart:data-point chart:repeated="100"/>
          </chart:series>
          <chart:series chart:style-name="ch10" chart:values-cell-range-address="Sheet12.B2:Sheet12.B101" chart:label-cell-address="Sheet12.B1:Sheet12.B1" chart:class="chart:line">
            <chart:data-point chart:repeated="100"/>
          </chart:series>
          <chart:series chart:style-name="ch11" chart:values-cell-range-address="Sheet12.C2:Sheet12.C101" chart:label-cell-address="Sheet12.C1:Sheet12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y </text:p>
                <draw:g>
                  <svg:desc>Sheet12.A1:Sheet12.A1</svg:desc>
                </draw:g>
              </table:table-cell>
              <table:table-cell office:value-type="string">
                <text:p>Derieved Y [Ytrend]</text:p>
                <draw:g>
                  <svg:desc>Sheet12.B1:Sheet12.B1</svg:desc>
                </draw:g>
              </table:table-cell>
              <table:table-cell office:value-type="string">
                <text:p>Difference between y and Ytrend</text:p>
                <draw:g>
                  <svg:desc>Sheet12.C1:Sheet1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2.A2:Sheet12.A101</svg:desc>
                </draw:g>
              </table:table-cell>
              <table:table-cell office:value-type="float" office:value="303.123366337">
                <text:p>303.123366337</text:p>
                <draw:g>
                  <svg:desc>Sheet12.B2:Sheet12.B101</svg:desc>
                </draw:g>
              </table:table-cell>
              <table:table-cell office:value-type="float" office:value="25.8766336634">
                <text:p>25.8766336634</text:p>
                <draw:g>
                  <svg:desc>Sheet12.C2:Sheet1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03.272793279">
                <text:p>303.272793279</text:p>
              </table:table-cell>
              <table:table-cell office:value-type="float" office:value="45.7272067207">
                <text:p>45.7272067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03.422220222">
                <text:p>303.422220222</text:p>
              </table:table-cell>
              <table:table-cell office:value-type="float" office:value="19.577779778">
                <text:p>19.577779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03.571647165">
                <text:p>303.571647165</text:p>
              </table:table-cell>
              <table:table-cell office:value-type="float" office:value="20.4283528353">
                <text:p>20.4283528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03.721074107">
                <text:p>303.721074107</text:p>
              </table:table-cell>
              <table:table-cell office:value-type="float" office:value="29.2789258926">
                <text:p>29.2789258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03.87050105">
                <text:p>303.87050105</text:p>
              </table:table-cell>
              <table:table-cell office:value-type="float" office:value="31.1294989499">
                <text:p>31.1294989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04.019927993">
                <text:p>304.019927993</text:p>
              </table:table-cell>
              <table:table-cell office:value-type="float" office:value="16.9800720072">
                <text:p>16.9800720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4.169354935">
                <text:p>304.169354935</text:p>
              </table:table-cell>
              <table:table-cell office:value-type="float" office:value="14.1693549355">
                <text:p>14.169354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4.318781878">
                <text:p>304.318781878</text:p>
              </table:table-cell>
              <table:table-cell office:value-type="float" office:value="9.31878187819">
                <text:p>9.31878187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304.468208821">
                <text:p>304.468208821</text:p>
              </table:table-cell>
              <table:table-cell office:value-type="float" office:value="7.46820882088">
                <text:p>7.46820882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">
                <text:p>316</text:p>
              </table:table-cell>
              <table:table-cell office:value-type="float" office:value="304.617635764">
                <text:p>304.617635764</text:p>
              </table:table-cell>
              <table:table-cell office:value-type="float" office:value="11.3823642364">
                <text:p>11.3823642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9">
                <text:p>309</text:p>
              </table:table-cell>
              <table:table-cell office:value-type="float" office:value="304.767062706">
                <text:p>304.767062706</text:p>
              </table:table-cell>
              <table:table-cell office:value-type="float" office:value="4.23293729373">
                <text:p>4.23293729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">
                <text:p>310</text:p>
              </table:table-cell>
              <table:table-cell office:value-type="float" office:value="304.916489649">
                <text:p>304.916489649</text:p>
              </table:table-cell>
              <table:table-cell office:value-type="float" office:value="5.08351035104">
                <text:p>5.08351035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8">
                <text:p>308</text:p>
              </table:table-cell>
              <table:table-cell office:value-type="float" office:value="305.065916592">
                <text:p>305.065916592</text:p>
              </table:table-cell>
              <table:table-cell office:value-type="float" office:value="2.93408340834">
                <text:p>2.93408340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305.215343534">
                <text:p>305.215343534</text:p>
              </table:table-cell>
              <table:table-cell office:value-type="float" office:value="0.784656465647">
                <text:p>0.784656465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305.364770477">
                <text:p>305.364770477</text:p>
              </table:table-cell>
              <table:table-cell office:value-type="float" office:value="11.364770477">
                <text:p>11.364770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8">
                <text:p>298</text:p>
              </table:table-cell>
              <table:table-cell office:value-type="float" office:value="305.51419742">
                <text:p>305.51419742</text:p>
              </table:table-cell>
              <table:table-cell office:value-type="float" office:value="7.51419741974">
                <text:p>7.514197419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5">
                <text:p>315</text:p>
              </table:table-cell>
              <table:table-cell office:value-type="float" office:value="305.663624362">
                <text:p>305.663624362</text:p>
              </table:table-cell>
              <table:table-cell office:value-type="float" office:value="9.33637563756">
                <text:p>9.336375637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">
                <text:p>302</text:p>
              </table:table-cell>
              <table:table-cell office:value-type="float" office:value="305.813051305">
                <text:p>305.813051305</text:p>
              </table:table-cell>
              <table:table-cell office:value-type="float" office:value="3.81305130513">
                <text:p>3.813051305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">
                <text:p>299</text:p>
              </table:table-cell>
              <table:table-cell office:value-type="float" office:value="305.962478248">
                <text:p>305.962478248</text:p>
              </table:table-cell>
              <table:table-cell office:value-type="float" office:value="6.96247824782">
                <text:p>6.96247824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306.111905191">
                <text:p>306.111905191</text:p>
              </table:table-cell>
              <table:table-cell office:value-type="float" office:value="5.11190519052">
                <text:p>5.111905190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4">
                <text:p>294</text:p>
              </table:table-cell>
              <table:table-cell office:value-type="float" office:value="306.261332133">
                <text:p>306.261332133</text:p>
              </table:table-cell>
              <table:table-cell office:value-type="float" office:value="12.2613321332">
                <text:p>12.2613321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">
                <text:p>264</text:p>
              </table:table-cell>
              <table:table-cell office:value-type="float" office:value="306.410759076">
                <text:p>306.410759076</text:p>
              </table:table-cell>
              <table:table-cell office:value-type="float" office:value="42.4107590759">
                <text:p>42.4107590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3">
                <text:p>233</text:p>
              </table:table-cell>
              <table:table-cell office:value-type="float" office:value="306.560186019">
                <text:p>306.560186019</text:p>
              </table:table-cell>
              <table:table-cell office:value-type="float" office:value="73.5601860186">
                <text:p>73.5601860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1">
                <text:p>311</text:p>
              </table:table-cell>
              <table:table-cell office:value-type="float" office:value="306.709612961">
                <text:p>306.709612961</text:p>
              </table:table-cell>
              <table:table-cell office:value-type="float" office:value="4.2903870387">
                <text:p>4.2903870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1">
                <text:p>321</text:p>
              </table:table-cell>
              <table:table-cell office:value-type="float" office:value="306.859039904">
                <text:p>306.859039904</text:p>
              </table:table-cell>
              <table:table-cell office:value-type="float" office:value="14.140960096">
                <text:p>14.140960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307.008466847">
                <text:p>307.008466847</text:p>
              </table:table-cell>
              <table:table-cell office:value-type="float" office:value="10.0084668467">
                <text:p>10.00846684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7">
                <text:p>297</text:p>
              </table:table-cell>
              <table:table-cell office:value-type="float" office:value="307.157893789">
                <text:p>307.157893789</text:p>
              </table:table-cell>
              <table:table-cell office:value-type="float" office:value="10.1578937894">
                <text:p>10.1578937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">
                <text:p>314</text:p>
              </table:table-cell>
              <table:table-cell office:value-type="float" office:value="307.307320732">
                <text:p>307.307320732</text:p>
              </table:table-cell>
              <table:table-cell office:value-type="float" office:value="6.69267926793">
                <text:p>6.69267926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3">
                <text:p>333</text:p>
              </table:table-cell>
              <table:table-cell office:value-type="float" office:value="307.456747675">
                <text:p>307.456747675</text:p>
              </table:table-cell>
              <table:table-cell office:value-type="float" office:value="25.5432523252">
                <text:p>25.54325232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">
                <text:p>326</text:p>
              </table:table-cell>
              <table:table-cell office:value-type="float" office:value="307.606174617">
                <text:p>307.606174617</text:p>
              </table:table-cell>
              <table:table-cell office:value-type="float" office:value="18.3938253825">
                <text:p>18.3938253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307.75560156">
                <text:p>307.75560156</text:p>
              </table:table-cell>
              <table:table-cell office:value-type="float" office:value="1.75560156016">
                <text:p>1.75560156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3">
                <text:p>293</text:p>
              </table:table-cell>
              <table:table-cell office:value-type="float" office:value="307.905028503">
                <text:p>307.905028503</text:p>
              </table:table-cell>
              <table:table-cell office:value-type="float" office:value="14.9050285029">
                <text:p>14.90502850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6">
                <text:p>276</text:p>
              </table:table-cell>
              <table:table-cell office:value-type="float" office:value="308.054455446">
                <text:p>308.054455446</text:p>
              </table:table-cell>
              <table:table-cell office:value-type="float" office:value="32.0544554455">
                <text:p>32.0544554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308.203882388">
                <text:p>308.203882388</text:p>
              </table:table-cell>
              <table:table-cell office:value-type="float" office:value="22.2038823882">
                <text:p>22.2038823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6">
                <text:p>286</text:p>
              </table:table-cell>
              <table:table-cell office:value-type="float" office:value="308.353309331">
                <text:p>308.353309331</text:p>
              </table:table-cell>
              <table:table-cell office:value-type="float" office:value="22.3533093309">
                <text:p>22.35330933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8">
                <text:p>298</text:p>
              </table:table-cell>
              <table:table-cell office:value-type="float" office:value="308.502736274">
                <text:p>308.502736274</text:p>
              </table:table-cell>
              <table:table-cell office:value-type="float" office:value="10.5027362736">
                <text:p>10.5027362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">
                <text:p>288</text:p>
              </table:table-cell>
              <table:table-cell office:value-type="float" office:value="308.652163216">
                <text:p>308.652163216</text:p>
              </table:table-cell>
              <table:table-cell office:value-type="float" office:value="20.6521632163">
                <text:p>20.65216321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">
                <text:p>312</text:p>
              </table:table-cell>
              <table:table-cell office:value-type="float" office:value="308.801590159">
                <text:p>308.801590159</text:p>
              </table:table-cell>
              <table:table-cell office:value-type="float" office:value="3.19840984098">
                <text:p>3.198409840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308.951017102">
                <text:p>308.951017102</text:p>
              </table:table-cell>
              <table:table-cell office:value-type="float" office:value="13.9510171017">
                <text:p>13.9510171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3">
                <text:p>283</text:p>
              </table:table-cell>
              <table:table-cell office:value-type="float" office:value="309.100444044">
                <text:p>309.100444044</text:p>
              </table:table-cell>
              <table:table-cell office:value-type="float" office:value="26.1004440444">
                <text:p>26.1004440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3">
                <text:p>303</text:p>
              </table:table-cell>
              <table:table-cell office:value-type="float" office:value="309.249870987">
                <text:p>309.249870987</text:p>
              </table:table-cell>
              <table:table-cell office:value-type="float" office:value="6.2498709871">
                <text:p>6.2498709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8">
                <text:p>338</text:p>
              </table:table-cell>
              <table:table-cell office:value-type="float" office:value="309.39929793">
                <text:p>309.39929793</text:p>
              </table:table-cell>
              <table:table-cell office:value-type="float" office:value="28.6007020702">
                <text:p>28.6007020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9">
                <text:p>319</text:p>
              </table:table-cell>
              <table:table-cell office:value-type="float" office:value="309.548724872">
                <text:p>309.548724872</text:p>
              </table:table-cell>
              <table:table-cell office:value-type="float" office:value="9.45127512751">
                <text:p>9.451275127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4">
                <text:p>314</text:p>
              </table:table-cell>
              <table:table-cell office:value-type="float" office:value="309.698151815">
                <text:p>309.698151815</text:p>
              </table:table-cell>
              <table:table-cell office:value-type="float" office:value="4.30184818482">
                <text:p>4.30184818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8">
                <text:p>298</text:p>
              </table:table-cell>
              <table:table-cell office:value-type="float" office:value="309.847578758">
                <text:p>309.847578758</text:p>
              </table:table-cell>
              <table:table-cell office:value-type="float" office:value="11.8475787579">
                <text:p>11.8475787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">
                <text:p>323</text:p>
              </table:table-cell>
              <table:table-cell office:value-type="float" office:value="309.997005701">
                <text:p>309.997005701</text:p>
              </table:table-cell>
              <table:table-cell office:value-type="float" office:value="13.0029942994">
                <text:p>13.0029942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6">
                <text:p>326</text:p>
              </table:table-cell>
              <table:table-cell office:value-type="float" office:value="310.146432643">
                <text:p>310.146432643</text:p>
              </table:table-cell>
              <table:table-cell office:value-type="float" office:value="15.8535673567">
                <text:p>15.8535673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">
                <text:p>317</text:p>
              </table:table-cell>
              <table:table-cell office:value-type="float" office:value="310.295859586">
                <text:p>310.295859586</text:p>
              </table:table-cell>
              <table:table-cell office:value-type="float" office:value="6.70414041404">
                <text:p>6.70414041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">
                <text:p>304</text:p>
              </table:table-cell>
              <table:table-cell office:value-type="float" office:value="310.445286529">
                <text:p>310.445286529</text:p>
              </table:table-cell>
              <table:table-cell office:value-type="float" office:value="6.44528652865">
                <text:p>6.445286528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5">
                <text:p>275</text:p>
              </table:table-cell>
              <table:table-cell office:value-type="float" office:value="310.594713471">
                <text:p>310.594713471</text:p>
              </table:table-cell>
              <table:table-cell office:value-type="float" office:value="35.5947134713">
                <text:p>35.5947134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0">
                <text:p>290</text:p>
              </table:table-cell>
              <table:table-cell office:value-type="float" office:value="310.744140414">
                <text:p>310.744140414</text:p>
              </table:table-cell>
              <table:table-cell office:value-type="float" office:value="20.744140414">
                <text:p>20.744140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">
                <text:p>307</text:p>
              </table:table-cell>
              <table:table-cell office:value-type="float" office:value="310.893567357">
                <text:p>310.893567357</text:p>
              </table:table-cell>
              <table:table-cell office:value-type="float" office:value="3.89356735674">
                <text:p>3.8935673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5">
                <text:p>305</text:p>
              </table:table-cell>
              <table:table-cell office:value-type="float" office:value="311.042994299">
                <text:p>311.042994299</text:p>
              </table:table-cell>
              <table:table-cell office:value-type="float" office:value="6.04299429943">
                <text:p>6.04299429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2">
                <text:p>312</text:p>
              </table:table-cell>
              <table:table-cell office:value-type="float" office:value="311.192421242">
                <text:p>311.192421242</text:p>
              </table:table-cell>
              <table:table-cell office:value-type="float" office:value="0.807578757876">
                <text:p>0.807578757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1">
                <text:p>311</text:p>
              </table:table-cell>
              <table:table-cell office:value-type="float" office:value="311.341848185">
                <text:p>311.341848185</text:p>
              </table:table-cell>
              <table:table-cell office:value-type="float" office:value="0.341848184818">
                <text:p>0.341848184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311.491275128">
                <text:p>311.491275128</text:p>
              </table:table-cell>
              <table:table-cell office:value-type="float" office:value="11.4912751275">
                <text:p>11.4912751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311.64070207">
                <text:p>311.64070207</text:p>
              </table:table-cell>
              <table:table-cell office:value-type="float" office:value="7.64070207021">
                <text:p>7.64070207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6">
                <text:p>296</text:p>
              </table:table-cell>
              <table:table-cell office:value-type="float" office:value="311.790129013">
                <text:p>311.790129013</text:p>
              </table:table-cell>
              <table:table-cell office:value-type="float" office:value="15.7901290129">
                <text:p>15.7901290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311.939555956">
                <text:p>311.939555956</text:p>
              </table:table-cell>
              <table:table-cell office:value-type="float" office:value="50.9395559556">
                <text:p>50.9395559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1">
                <text:p>321</text:p>
              </table:table-cell>
              <table:table-cell office:value-type="float" office:value="312.088982898">
                <text:p>312.088982898</text:p>
              </table:table-cell>
              <table:table-cell office:value-type="float" office:value="8.91101710171">
                <text:p>8.91101710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0">
                <text:p>340</text:p>
              </table:table-cell>
              <table:table-cell office:value-type="float" office:value="312.238409841">
                <text:p>312.238409841</text:p>
              </table:table-cell>
              <table:table-cell office:value-type="float" office:value="27.761590159">
                <text:p>27.761590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2">
                <text:p>322</text:p>
              </table:table-cell>
              <table:table-cell office:value-type="float" office:value="312.387836784">
                <text:p>312.387836784</text:p>
              </table:table-cell>
              <table:table-cell office:value-type="float" office:value="9.61216321632">
                <text:p>9.61216321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4">
                <text:p>284</text:p>
              </table:table-cell>
              <table:table-cell office:value-type="float" office:value="312.537263726">
                <text:p>312.537263726</text:p>
              </table:table-cell>
              <table:table-cell office:value-type="float" office:value="28.5372637264">
                <text:p>28.5372637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7">
                <text:p>297</text:p>
              </table:table-cell>
              <table:table-cell office:value-type="float" office:value="312.686690669">
                <text:p>312.686690669</text:p>
              </table:table-cell>
              <table:table-cell office:value-type="float" office:value="15.6866906691">
                <text:p>15.6866906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">
                <text:p>332</text:p>
              </table:table-cell>
              <table:table-cell office:value-type="float" office:value="312.836117612">
                <text:p>312.836117612</text:p>
              </table:table-cell>
              <table:table-cell office:value-type="float" office:value="19.1638823882">
                <text:p>19.16388238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6">
                <text:p>336</text:p>
              </table:table-cell>
              <table:table-cell office:value-type="float" office:value="312.985544554">
                <text:p>312.985544554</text:p>
              </table:table-cell>
              <table:table-cell office:value-type="float" office:value="23.0144554455">
                <text:p>23.01445544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7">
                <text:p>317</text:p>
              </table:table-cell>
              <table:table-cell office:value-type="float" office:value="313.134971497">
                <text:p>313.134971497</text:p>
              </table:table-cell>
              <table:table-cell office:value-type="float" office:value="3.86502850285">
                <text:p>3.86502850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1">
                <text:p>321</text:p>
              </table:table-cell>
              <table:table-cell office:value-type="float" office:value="313.28439844">
                <text:p>313.28439844</text:p>
              </table:table-cell>
              <table:table-cell office:value-type="float" office:value="7.71560156016">
                <text:p>7.71560156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3">
                <text:p>313</text:p>
              </table:table-cell>
              <table:table-cell office:value-type="float" office:value="313.433825383">
                <text:p>313.433825383</text:p>
              </table:table-cell>
              <table:table-cell office:value-type="float" office:value="0.433825382538">
                <text:p>0.4338253825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1">
                <text:p>311</text:p>
              </table:table-cell>
              <table:table-cell office:value-type="float" office:value="313.583252325">
                <text:p>313.583252325</text:p>
              </table:table-cell>
              <table:table-cell office:value-type="float" office:value="2.58325232523">
                <text:p>2.583252325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4">
                <text:p>334</text:p>
              </table:table-cell>
              <table:table-cell office:value-type="float" office:value="313.732679268">
                <text:p>313.732679268</text:p>
              </table:table-cell>
              <table:table-cell office:value-type="float" office:value="20.2673207321">
                <text:p>20.2673207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9">
                <text:p>339</text:p>
              </table:table-cell>
              <table:table-cell office:value-type="float" office:value="313.882106211">
                <text:p>313.882106211</text:p>
              </table:table-cell>
              <table:table-cell office:value-type="float" office:value="25.1178937894">
                <text:p>25.1178937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">
                <text:p>349</text:p>
              </table:table-cell>
              <table:table-cell office:value-type="float" office:value="314.031533153">
                <text:p>314.031533153</text:p>
              </table:table-cell>
              <table:table-cell office:value-type="float" office:value="34.9684668467">
                <text:p>34.9684668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6">
                <text:p>326</text:p>
              </table:table-cell>
              <table:table-cell office:value-type="float" office:value="314.180960096">
                <text:p>314.180960096</text:p>
              </table:table-cell>
              <table:table-cell office:value-type="float" office:value="11.819039904">
                <text:p>11.819039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5">
                <text:p>345</text:p>
              </table:table-cell>
              <table:table-cell office:value-type="float" office:value="314.330387039">
                <text:p>314.330387039</text:p>
              </table:table-cell>
              <table:table-cell office:value-type="float" office:value="30.6696129613">
                <text:p>30.6696129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1">
                <text:p>331</text:p>
              </table:table-cell>
              <table:table-cell office:value-type="float" office:value="314.479813981">
                <text:p>314.479813981</text:p>
              </table:table-cell>
              <table:table-cell office:value-type="float" office:value="16.5201860186">
                <text:p>16.52018601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7">
                <text:p>297</text:p>
              </table:table-cell>
              <table:table-cell office:value-type="float" office:value="314.629240924">
                <text:p>314.629240924</text:p>
              </table:table-cell>
              <table:table-cell office:value-type="float" office:value="17.6292409241">
                <text:p>17.62924092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8">
                <text:p>318</text:p>
              </table:table-cell>
              <table:table-cell office:value-type="float" office:value="314.778667867">
                <text:p>314.778667867</text:p>
              </table:table-cell>
              <table:table-cell office:value-type="float" office:value="3.22133213321">
                <text:p>3.22133213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">
                <text:p>331</text:p>
              </table:table-cell>
              <table:table-cell office:value-type="float" office:value="314.928094809">
                <text:p>314.928094809</text:p>
              </table:table-cell>
              <table:table-cell office:value-type="float" office:value="16.0719051905">
                <text:p>16.07190519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4">
                <text:p>314</text:p>
              </table:table-cell>
              <table:table-cell office:value-type="float" office:value="315.077521752">
                <text:p>315.077521752</text:p>
              </table:table-cell>
              <table:table-cell office:value-type="float" office:value="1.07752175218">
                <text:p>1.077521752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3">
                <text:p>293</text:p>
              </table:table-cell>
              <table:table-cell office:value-type="float" office:value="315.226948695">
                <text:p>315.226948695</text:p>
              </table:table-cell>
              <table:table-cell office:value-type="float" office:value="22.2269486949">
                <text:p>22.22694869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8">
                <text:p>298</text:p>
              </table:table-cell>
              <table:table-cell office:value-type="float" office:value="315.376375638">
                <text:p>315.376375638</text:p>
              </table:table-cell>
              <table:table-cell office:value-type="float" office:value="17.3763756376">
                <text:p>17.3763756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2">
                <text:p>332</text:p>
              </table:table-cell>
              <table:table-cell office:value-type="float" office:value="315.52580258">
                <text:p>315.52580258</text:p>
              </table:table-cell>
              <table:table-cell office:value-type="float" office:value="16.4741974197">
                <text:p>16.47419741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0">
                <text:p>330</text:p>
              </table:table-cell>
              <table:table-cell office:value-type="float" office:value="315.675229523">
                <text:p>315.675229523</text:p>
              </table:table-cell>
              <table:table-cell office:value-type="float" office:value="14.324770477">
                <text:p>14.324770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2">
                <text:p>322</text:p>
              </table:table-cell>
              <table:table-cell office:value-type="float" office:value="315.824656466">
                <text:p>315.824656466</text:p>
              </table:table-cell>
              <table:table-cell office:value-type="float" office:value="6.17534353435">
                <text:p>6.17534353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5">
                <text:p>315</text:p>
              </table:table-cell>
              <table:table-cell office:value-type="float" office:value="315.974083408">
                <text:p>315.974083408</text:p>
              </table:table-cell>
              <table:table-cell office:value-type="float" office:value="0.974083408341">
                <text:p>0.974083408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7">
                <text:p>307</text:p>
              </table:table-cell>
              <table:table-cell office:value-type="float" office:value="316.123510351">
                <text:p>316.123510351</text:p>
              </table:table-cell>
              <table:table-cell office:value-type="float" office:value="9.12351035104">
                <text:p>9.12351035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6">
                <text:p>296</text:p>
              </table:table-cell>
              <table:table-cell office:value-type="float" office:value="316.272937294">
                <text:p>316.272937294</text:p>
              </table:table-cell>
              <table:table-cell office:value-type="float" office:value="20.2729372937">
                <text:p>20.2729372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9">
                <text:p>299</text:p>
              </table:table-cell>
              <table:table-cell office:value-type="float" office:value="316.422364236">
                <text:p>316.422364236</text:p>
              </table:table-cell>
              <table:table-cell office:value-type="float" office:value="17.4223642364">
                <text:p>17.42236423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2">
                <text:p>322</text:p>
              </table:table-cell>
              <table:table-cell office:value-type="float" office:value="316.571791179">
                <text:p>316.571791179</text:p>
              </table:table-cell>
              <table:table-cell office:value-type="float" office:value="5.42820882088">
                <text:p>5.428208820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2">
                <text:p>312</text:p>
              </table:table-cell>
              <table:table-cell office:value-type="float" office:value="316.721218122">
                <text:p>316.721218122</text:p>
              </table:table-cell>
              <table:table-cell office:value-type="float" office:value="4.72121812181">
                <text:p>4.72121812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7">
                <text:p>327</text:p>
              </table:table-cell>
              <table:table-cell office:value-type="float" office:value="316.870645065">
                <text:p>316.870645065</text:p>
              </table:table-cell>
              <table:table-cell office:value-type="float" office:value="10.1293549355">
                <text:p>10.1293549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8">
                <text:p>318</text:p>
              </table:table-cell>
              <table:table-cell office:value-type="float" office:value="317.020072007">
                <text:p>317.020072007</text:p>
              </table:table-cell>
              <table:table-cell office:value-type="float" office:value="0.979927992799">
                <text:p>0.979927992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4">
                <text:p>334</text:p>
              </table:table-cell>
              <table:table-cell office:value-type="float" office:value="317.16949895">
                <text:p>317.16949895</text:p>
              </table:table-cell>
              <table:table-cell office:value-type="float" office:value="16.8305010501">
                <text:p>16.83050105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">
                <text:p>327</text:p>
              </table:table-cell>
              <table:table-cell office:value-type="float" office:value="317.318925893">
                <text:p>317.318925893</text:p>
              </table:table-cell>
              <table:table-cell office:value-type="float" office:value="9.68107410741">
                <text:p>9.68107410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">
                <text:p>310</text:p>
              </table:table-cell>
              <table:table-cell office:value-type="float" office:value="317.468352835">
                <text:p>317.468352835</text:p>
              </table:table-cell>
              <table:table-cell office:value-type="float" office:value="7.46835283528">
                <text:p>7.468352835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6">
                <text:p>306</text:p>
              </table:table-cell>
              <table:table-cell office:value-type="float" office:value="317.617779778">
                <text:p>317.617779778</text:p>
              </table:table-cell>
              <table:table-cell office:value-type="float" office:value="11.617779778">
                <text:p>11.6177797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5">
                <text:p>315</text:p>
              </table:table-cell>
              <table:table-cell office:value-type="float" office:value="317.767206721">
                <text:p>317.767206721</text:p>
              </table:table-cell>
              <table:table-cell office:value-type="float" office:value="2.76720672067">
                <text:p>2.767206720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1">
                <text:p>341</text:p>
              </table:table-cell>
              <table:table-cell office:value-type="float" office:value="317.916633663">
                <text:p>317.916633663</text:p>
              </table:table-cell>
              <table:table-cell office:value-type="float" office:value="23.0833663366">
                <text:p>23.083366336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51cm" svg:height="17.442cm" xlink:href=".." xlink:type="simple" chart:class="chart:line" chart:style-name="ch1">
        <chart:title svg:x="8.873cm" svg:y="0.483cm" chart:style-name="ch2">
          <text:p>Breakpoints plotted using breakPointRaw Function</text:p>
        </chart:title>
        <chart:legend chart:legend-position="end" svg:x="23.222cm" svg:y="8.398cm" style:legend-expansion="high" chart:style-name="ch3"/>
        <chart:plot-area chart:style-name="ch4" table:cell-range-address="Sheet13.A1:Sheet13.A168" chart:data-source-has-labels="row" svg:x="0.555cm" svg:y="1.632cm" svg:width="22.112cm" svg:height="15.462cm">
          <chartooo:coordinate-region svg:x="1.411cm" svg:y="1.855cm" svg:width="21.225cm" svg:height="14.2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3.A2:Sheet13.A168" chart:label-cell-address="Sheet13.A1:Sheet13.A1" chart:class="chart:line">
            <chart:data-point chart:repeated="1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with break points</text:p>
                <draw:g>
                  <svg:desc>Sheet13.A1:Sheet1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13.A2:Sheet13.A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07cm" svg:height="19.587cm" xlink:href=".." xlink:type="simple" chart:class="chart:line" chart:style-name="ch1">
        <chart:title svg:x="8.778cm" svg:y="0.526cm" chart:style-name="ch2">
          <text:p>Breakpoints plotted using breakPointAdvance Function</text:p>
        </chart:title>
        <chart:legend chart:legend-position="end" svg:x="23.878cm" svg:y="9.47cm" style:legend-expansion="high" chart:style-name="ch3"/>
        <chart:plot-area chart:style-name="ch4" table:cell-range-address="Sheet14.A1:Sheet14.A132" chart:data-source-has-labels="row" svg:x="0.568cm" svg:y="1.718cm" svg:width="22.742cm" svg:height="17.478cm">
          <chartooo:coordinate-region svg:x="1.424cm" svg:y="1.941cm" svg:width="21.886cm" svg:height="16.2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4.A2:Sheet14.A132" chart:label-cell-address="Sheet14.A1:Sheet14.A1" chart:class="chart:line">
            <chart:data-point chart:repeated="1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with break points</text:p>
                <draw:g>
                  <svg:desc>Sheet14.A1:Sheet14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14.A2:Sheet14.A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5">
                <text:p>3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44cm" svg:height="19.982cm" xlink:href=".." xlink:type="simple" chart:class="chart:line" chart:style-name="ch1">
        <chart:title svg:x="10.036cm" svg:y="0.534cm" chart:style-name="ch2">
          <text:p>Trend Line for each Fragment</text:p>
        </chart:title>
        <chart:legend chart:legend-position="end" svg:x="19.539cm" svg:y="9.396cm" style:legend-expansion="high" chart:style-name="ch3"/>
        <chart:plot-area chart:style-name="ch4" table:cell-range-address="Sheet15.A1:Sheet15.B135" chart:data-source-has-labels="row" svg:x="0.52cm" svg:y="1.734cm" svg:width="18.499cm" svg:height="17.849cm">
          <chartooo:coordinate-region svg:x="1.376cm" svg:y="1.957cm" svg:width="17.643cm" svg:height="16.6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5.A2:Sheet15.A135" chart:label-cell-address="Sheet15.A1:Sheet15.A1" chart:class="chart:line">
            <chart:data-point chart:repeated="134"/>
          </chart:series>
          <chart:series chart:style-name="ch8" chart:values-cell-range-address="Sheet15.B2:Sheet15.B135" chart:label-cell-address="Sheet15.B1:Sheet15.B1" chart:class="chart:line">
            <chart:data-point chart:repeated="1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yValueForFragment[i]{y Value}</text:p>
                <draw:g>
                  <svg:desc>Sheet15.A1:Sheet15.A1</svg:desc>
                </draw:g>
              </table:table-cell>
              <table:table-cell office:value-type="string">
                <text:p> yDerived[i]{yTrendLine}</text:p>
                <draw:g>
                  <svg:desc>Sheet15.B1:Sheet1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5.A2:Sheet15.A135</svg:desc>
                </draw:g>
              </table:table-cell>
              <table:table-cell office:value-type="float" office:value="329">
                <text:p>329</text:p>
                <draw:g>
                  <svg:desc>Sheet15.B2:Sheet15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011cm" svg:height="19.446cm" xlink:href=".." xlink:type="simple" chart:class="chart:line" chart:style-name="ch1">
        <chart:title svg:x="7.749cm" svg:y="0.523cm" chart:style-name="ch2">
          <text:p>Trend Line for each Fragment After application of  fragmentCombiner</text:p>
        </chart:title>
        <chart:legend chart:legend-position="end" svg:x="22.506cm" svg:y="9.128cm" style:legend-expansion="high" chart:style-name="ch3"/>
        <chart:plot-area chart:style-name="ch4" table:cell-range-address="Sheet16.A1:Sheet16.B115" chart:data-source-has-labels="row" svg:x="0.58cm" svg:y="1.712cm" svg:width="21.346cm" svg:height="17.346cm">
          <chartooo:coordinate-region svg:x="1.436cm" svg:y="1.936cm" svg:width="20.49cm" svg:height="16.1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6.A2:Sheet16.A115" chart:label-cell-address="Sheet16.A1:Sheet16.A1" chart:class="chart:line">
            <chart:data-point chart:repeated="114"/>
          </chart:series>
          <chart:series chart:style-name="ch8" chart:values-cell-range-address="Sheet16.B2:Sheet16.B115" chart:label-cell-address="Sheet16.B1:Sheet16.B1" chart:class="chart:line">
            <chart:data-point chart:repeated="1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yValueForFragment[i]{y Value}</text:p>
                <draw:g>
                  <svg:desc>Sheet16.A1:Sheet16.A1</svg:desc>
                </draw:g>
              </table:table-cell>
              <table:table-cell office:value-type="string">
                <text:p> yDerived[i]{yTrendLine}</text:p>
                <draw:g>
                  <svg:desc>Sheet16.B1:Sheet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16.A2:Sheet16.A115</svg:desc>
                </draw:g>
              </table:table-cell>
              <table:table-cell office:value-type="float" office:value="342.511111111">
                <text:p>342.511111111</text:p>
                <draw:g>
                  <svg:desc>Sheet16.B2:Sheet16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37.411111111">
                <text:p>337.4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332.311111111">
                <text:p>332.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327.211111111">
                <text:p>327.2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  <table:table-cell office:value-type="float" office:value="322.111111111">
                <text:p>322.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  <table:table-cell office:value-type="float" office:value="317.011111111">
                <text:p>317.0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  <table:table-cell office:value-type="float" office:value="311.911111111">
                <text:p>311.9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  <table:table-cell office:value-type="float" office:value="306.811111111">
                <text:p>306.8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  <table:table-cell office:value-type="float" office:value="301.711111111">
                <text:p>301.7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298.6">
                <text:p>298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4">
                <text:p>294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304.8">
                <text:p>30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">
                <text:p>315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">
                <text:p>302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301.752380952">
                <text:p>301.7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1">
                <text:p>301</text:p>
              </table:table-cell>
              <table:table-cell office:value-type="float" office:value="288.695238095">
                <text:p>288.695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4">
                <text:p>294</text:p>
              </table:table-cell>
              <table:table-cell office:value-type="float" office:value="275.638095238">
                <text:p>275.6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4">
                <text:p>264</text:p>
              </table:table-cell>
              <table:table-cell office:value-type="float" office:value="262.580952381">
                <text:p>262.580952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  <table:table-cell office:value-type="float" office:value="249.523809524">
                <text:p>249.52380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  <table:table-cell office:value-type="float" office:value="316.4">
                <text:p>3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309.8">
                <text:p>3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">
                <text:p>297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4">
                <text:p>314</text:p>
              </table:table-cell>
              <table:table-cell office:value-type="float" office:value="331.571428571">
                <text:p>331.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3">
                <text:p>333</text:p>
              </table:table-cell>
              <table:table-cell office:value-type="float" office:value="322.142857143">
                <text:p>322.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">
                <text:p>326</text:p>
              </table:table-cell>
              <table:table-cell office:value-type="float" office:value="312.714285714">
                <text:p>312.714285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303.285714286">
                <text:p>303.2857142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3">
                <text:p>293</text:p>
              </table:table-cell>
              <table:table-cell office:value-type="float" office:value="293.857142857">
                <text:p>293.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">
                <text:p>276</text:p>
              </table:table-cell>
              <table:table-cell office:value-type="float" office:value="284.428571429">
                <text:p>284.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">
                <text:p>286</text:p>
              </table:table-cell>
              <table:table-cell office:value-type="float" office:value="286.8">
                <text:p>286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8">
                <text:p>298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">
                <text:p>288</text:p>
              </table:table-cell>
              <table:table-cell office:value-type="float" office:value="292.2">
                <text:p>29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2">
                <text:p>312</text:p>
              </table:table-cell>
              <table:table-cell office:value-type="float" office:value="295.19047619">
                <text:p>295.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5">
                <text:p>295</text:p>
              </table:table-cell>
              <table:table-cell office:value-type="float" office:value="300.447619048">
                <text:p>300.447619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3">
                <text:p>283</text:p>
              </table:table-cell>
              <table:table-cell office:value-type="float" office:value="305.704761905">
                <text:p>305.704761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">
                <text:p>303</text:p>
              </table:table-cell>
              <table:table-cell office:value-type="float" office:value="310.961904762">
                <text:p>310.961904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316.219047619">
                <text:p>316.2190476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9">
                <text:p>319</text:p>
              </table:table-cell>
              <table:table-cell office:value-type="float" office:value="321.476190476">
                <text:p>321.4761904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4">
                <text:p>314</text:p>
              </table:table-cell>
              <table:table-cell office:value-type="float" office:value="320.416666667">
                <text:p>320.41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">
                <text:p>298</text:p>
              </table:table-cell>
              <table:table-cell office:value-type="float" office:value="316.261904762">
                <text:p>316.261904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">
                <text:p>323</text:p>
              </table:table-cell>
              <table:table-cell office:value-type="float" office:value="312.107142857">
                <text:p>312.107142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">
                <text:p>326</text:p>
              </table:table-cell>
              <table:table-cell office:value-type="float" office:value="307.952380952">
                <text:p>307.952380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7">
                <text:p>317</text:p>
              </table:table-cell>
              <table:table-cell office:value-type="float" office:value="303.797619048">
                <text:p>303.797619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4">
                <text:p>304</text:p>
              </table:table-cell>
              <table:table-cell office:value-type="float" office:value="299.642857143">
                <text:p>299.6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">
                <text:p>275</text:p>
              </table:table-cell>
              <table:table-cell office:value-type="float" office:value="295.488095238">
                <text:p>295.48809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291.333333333">
                <text:p>291.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7">
                <text:p>307</text:p>
              </table:table-cell>
              <table:table-cell office:value-type="float" office:value="308.6">
                <text:p>30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">
                <text:p>305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">
                <text:p>311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4">
                <text:p>3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6">
                <text:p>296</text:p>
              </table:table-cell>
              <table:table-cell office:value-type="float" office:value="294.7">
                <text:p>294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304.4">
                <text:p>304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1">
                <text:p>321</text:p>
              </table:table-cell>
              <table:table-cell office:value-type="float" office:value="314.1">
                <text:p>314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">
                <text:p>34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">
                <text:p>3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">
                <text:p>284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">
                <text:p>297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321.8">
                <text:p>321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7">
                <text:p>317</text:p>
              </table:table-cell>
              <table:table-cell office:value-type="float" office:value="309.892857143">
                <text:p>309.89285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1">
                <text:p>321</text:p>
              </table:table-cell>
              <table:table-cell office:value-type="float" office:value="315.357142857">
                <text:p>315.35714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3">
                <text:p>313</text:p>
              </table:table-cell>
              <table:table-cell office:value-type="float" office:value="320.821428571">
                <text:p>320.821428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">
                <text:p>311</text:p>
              </table:table-cell>
              <table:table-cell office:value-type="float" office:value="326.285714286">
                <text:p>326.2857142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4">
                <text:p>334</text:p>
              </table:table-cell>
              <table:table-cell office:value-type="float" office:value="331.75">
                <text:p>331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9">
                <text:p>339</text:p>
              </table:table-cell>
              <table:table-cell office:value-type="float" office:value="337.214285714">
                <text:p>337.2142857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">
                <text:p>349</text:p>
              </table:table-cell>
              <table:table-cell office:value-type="float" office:value="342.678571429">
                <text:p>342.678571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6">
                <text:p>326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">
                <text:p>345</text:p>
              </table:table-cell>
              <table:table-cell office:value-type="float" office:value="329.8">
                <text:p>329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">
                <text:p>33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">
                <text:p>297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313.833333333">
                <text:p>313.8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1">
                <text:p>331</text:p>
              </table:table-cell>
              <table:table-cell office:value-type="float" office:value="314.80952381">
                <text:p>314.809523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">
                <text:p>314</text:p>
              </table:table-cell>
              <table:table-cell office:value-type="float" office:value="315.785714286">
                <text:p>315.78571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3">
                <text:p>293</text:p>
              </table:table-cell>
              <table:table-cell office:value-type="float" office:value="316.761904762">
                <text:p>316.7619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8">
                <text:p>298</text:p>
              </table:table-cell>
              <table:table-cell office:value-type="float" office:value="317.738095238">
                <text:p>317.738095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2">
                <text:p>332</text:p>
              </table:table-cell>
              <table:table-cell office:value-type="float" office:value="318.714285714">
                <text:p>318.7142857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0">
                <text:p>330</text:p>
              </table:table-cell>
              <table:table-cell office:value-type="float" office:value="319.69047619">
                <text:p>319.690476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">
                <text:p>322</text:p>
              </table:table-cell>
              <table:table-cell office:value-type="float" office:value="320.666666667">
                <text:p>320.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5">
                <text:p>315</text:p>
              </table:table-cell>
              <table:table-cell office:value-type="float" office:value="303.428571429">
                <text:p>303.428571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7">
                <text:p>3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6">
                <text:p>296</text:p>
              </table:table-cell>
              <table:table-cell office:value-type="float" office:value="308.571428571">
                <text:p>308.571428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9">
                <text:p>299</text:p>
              </table:table-cell>
              <table:table-cell office:value-type="float" office:value="311.142857143">
                <text:p>311.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">
                <text:p>322</text:p>
              </table:table-cell>
              <table:table-cell office:value-type="float" office:value="313.714285714">
                <text:p>313.7142857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2">
                <text:p>312</text:p>
              </table:table-cell>
              <table:table-cell office:value-type="float" office:value="316.285714286">
                <text:p>316.2857142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7">
                <text:p>327</text:p>
              </table:table-cell>
              <table:table-cell office:value-type="float" office:value="318.857142857">
                <text:p>318.857142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328.6">
                <text:p>328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4">
                <text:p>334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">
                <text:p>32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0">
                <text:p>310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6">
                <text:p>306</text:p>
              </table:table-cell>
              <table:table-cell office:value-type="float" office:value="309.4">
                <text:p>309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736cm" svg:height="12.785cm" xlink:href=".." xlink:type="simple" chart:class="chart:line" chart:style-name="ch1">
        <chart:legend chart:legend-position="end" svg:x="19.699cm" svg:y="5.797cm" style:legend-expansion="high" chart:style-name="ch2"/>
        <chart:plot-area chart:style-name="ch3" table:cell-range-address="Sheet6.A1:Sheet6.B100" chart:data-source-has-labels="row" svg:x="0.454cm" svg:y="0.255cm" svg:width="18.791cm" svg:height="12.275cm">
          <chartooo:coordinate-region svg:x="1.31cm" svg:y="0.478cm" svg:width="17.935cm" svg:height="11.2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100" chart:label-cell-address="Sheet6.A1:Sheet6.A1" chart:class="chart:line">
            <chart:data-point chart:repeated="99"/>
          </chart:series>
          <chart:series chart:style-name="ch7" chart:values-cell-range-address="Sheet6.B2:Sheet6.B100" chart:label-cell-address="Sheet6.B1:Sheet6.B1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6.A1:Sheet6.A1</svg:desc>
                </draw:g>
              </table:table-cell>
              <table:table-cell office:value-type="string">
                <text:p>Difference</text:p>
                <draw:g>
                  <svg:desc>Sheet6.B1:Sheet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6.A2:Sheet6.A100</svg:desc>
                </draw:g>
              </table:table-cell>
              <table:table-cell office:value-type="float" office:value="45.7272067207">
                <text:p>45.7272067207</text:p>
                <draw:g>
                  <svg:desc>Sheet6.B2:Sheet6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  <table:table-cell office:value-type="float" office:value="19.577779778">
                <text:p>19.577779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  <table:table-cell office:value-type="float" office:value="20.4283528353">
                <text:p>20.4283528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29.2789258926">
                <text:p>29.278925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">
                <text:p>335</text:p>
              </table:table-cell>
              <table:table-cell office:value-type="float" office:value="31.1294989499">
                <text:p>31.1294989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16.9800720072">
                <text:p>16.9800720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14.1693549355">
                <text:p>14.1693549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">
                <text:p>295</text:p>
              </table:table-cell>
              <table:table-cell office:value-type="float" office:value="9.31878187819">
                <text:p>9.31878187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7.46820882088">
                <text:p>7.46820882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11.3823642364">
                <text:p>11.3823642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4.23293729373">
                <text:p>4.2329372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5.08351035104">
                <text:p>5.08351035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">
                <text:p>308</text:p>
              </table:table-cell>
              <table:table-cell office:value-type="float" office:value="2.93408340834">
                <text:p>2.9340834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0.784656465647">
                <text:p>0.784656465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">
                <text:p>294</text:p>
              </table:table-cell>
              <table:table-cell office:value-type="float" office:value="11.364770477">
                <text:p>11.36477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7.51419741974">
                <text:p>7.51419741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9.33637563756">
                <text:p>9.33637563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">
                <text:p>302</text:p>
              </table:table-cell>
              <table:table-cell office:value-type="float" office:value="3.81305130513">
                <text:p>3.81305130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6.96247824782">
                <text:p>6.96247824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">
                <text:p>301</text:p>
              </table:table-cell>
              <table:table-cell office:value-type="float" office:value="5.11190519052">
                <text:p>5.11190519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">
                <text:p>294</text:p>
              </table:table-cell>
              <table:table-cell office:value-type="float" office:value="12.2613321332">
                <text:p>12.2613321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">
                <text:p>264</text:p>
              </table:table-cell>
              <table:table-cell office:value-type="float" office:value="42.4107590759">
                <text:p>42.4107590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  <table:table-cell office:value-type="float" office:value="73.5601860186">
                <text:p>73.5601860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1">
                <text:p>311</text:p>
              </table:table-cell>
              <table:table-cell office:value-type="float" office:value="4.2903870387">
                <text:p>4.2903870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">
                <text:p>321</text:p>
              </table:table-cell>
              <table:table-cell office:value-type="float" office:value="14.140960096">
                <text:p>14.140960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">
                <text:p>297</text:p>
              </table:table-cell>
              <table:table-cell office:value-type="float" office:value="10.0084668467">
                <text:p>10.0084668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10.1578937894">
                <text:p>10.1578937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6.69267926793">
                <text:p>6.692679267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">
                <text:p>333</text:p>
              </table:table-cell>
              <table:table-cell office:value-type="float" office:value="25.5432523252">
                <text:p>25.5432523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6">
                <text:p>326</text:p>
              </table:table-cell>
              <table:table-cell office:value-type="float" office:value="18.3938253825">
                <text:p>18.3938253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.75560156016">
                <text:p>1.75560156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">
                <text:p>293</text:p>
              </table:table-cell>
              <table:table-cell office:value-type="float" office:value="14.9050285029">
                <text:p>14.9050285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">
                <text:p>276</text:p>
              </table:table-cell>
              <table:table-cell office:value-type="float" office:value="32.0544554455">
                <text:p>32.0544554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">
                <text:p>286</text:p>
              </table:table-cell>
              <table:table-cell office:value-type="float" office:value="22.2038823882">
                <text:p>22.2038823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22.3533093309">
                <text:p>22.3533093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8">
                <text:p>298</text:p>
              </table:table-cell>
              <table:table-cell office:value-type="float" office:value="10.5027362736">
                <text:p>10.5027362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20.6521632163">
                <text:p>20.6521632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3.19840984098">
                <text:p>3.19840984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5">
                <text:p>295</text:p>
              </table:table-cell>
              <table:table-cell office:value-type="float" office:value="13.9510171017">
                <text:p>13.9510171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3">
                <text:p>283</text:p>
              </table:table-cell>
              <table:table-cell office:value-type="float" office:value="26.1004440444">
                <text:p>26.1004440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">
                <text:p>303</text:p>
              </table:table-cell>
              <table:table-cell office:value-type="float" office:value="6.2498709871">
                <text:p>6.2498709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">
                <text:p>338</text:p>
              </table:table-cell>
              <table:table-cell office:value-type="float" office:value="28.6007020702">
                <text:p>28.6007020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">
                <text:p>319</text:p>
              </table:table-cell>
              <table:table-cell office:value-type="float" office:value="9.45127512751">
                <text:p>9.45127512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4">
                <text:p>314</text:p>
              </table:table-cell>
              <table:table-cell office:value-type="float" office:value="4.30184818482">
                <text:p>4.30184818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11.8475787579">
                <text:p>11.8475787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13.0029942994">
                <text:p>13.0029942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6">
                <text:p>326</text:p>
              </table:table-cell>
              <table:table-cell office:value-type="float" office:value="15.8535673567">
                <text:p>15.8535673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">
                <text:p>317</text:p>
              </table:table-cell>
              <table:table-cell office:value-type="float" office:value="6.70414041404">
                <text:p>6.70414041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">
                <text:p>304</text:p>
              </table:table-cell>
              <table:table-cell office:value-type="float" office:value="6.44528652865">
                <text:p>6.445286528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35.5947134713">
                <text:p>35.5947134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">
                <text:p>290</text:p>
              </table:table-cell>
              <table:table-cell office:value-type="float" office:value="20.744140414">
                <text:p>20.7441404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">
                <text:p>307</text:p>
              </table:table-cell>
              <table:table-cell office:value-type="float" office:value="3.89356735674">
                <text:p>3.89356735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5">
                <text:p>305</text:p>
              </table:table-cell>
              <table:table-cell office:value-type="float" office:value="6.04299429943">
                <text:p>6.04299429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">
                <text:p>312</text:p>
              </table:table-cell>
              <table:table-cell office:value-type="float" office:value="0.807578757876">
                <text:p>0.80757875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1">
                <text:p>311</text:p>
              </table:table-cell>
              <table:table-cell office:value-type="float" office:value="0.341848184818">
                <text:p>0.341848184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11.4912751275">
                <text:p>11.4912751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7.64070207021">
                <text:p>7.64070207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">
                <text:p>296</text:p>
              </table:table-cell>
              <table:table-cell office:value-type="float" office:value="15.7901290129">
                <text:p>15.7901290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">
                <text:p>261</text:p>
              </table:table-cell>
              <table:table-cell office:value-type="float" office:value="50.9395559556">
                <text:p>50.9395559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8.91101710171">
                <text:p>8.91101710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0">
                <text:p>340</text:p>
              </table:table-cell>
              <table:table-cell office:value-type="float" office:value="27.761590159">
                <text:p>27.761590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">
                <text:p>322</text:p>
              </table:table-cell>
              <table:table-cell office:value-type="float" office:value="9.61216321632">
                <text:p>9.61216321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">
                <text:p>284</text:p>
              </table:table-cell>
              <table:table-cell office:value-type="float" office:value="28.5372637264">
                <text:p>28.5372637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">
                <text:p>297</text:p>
              </table:table-cell>
              <table:table-cell office:value-type="float" office:value="15.6866906691">
                <text:p>15.6866906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">
                <text:p>332</text:p>
              </table:table-cell>
              <table:table-cell office:value-type="float" office:value="19.1638823882">
                <text:p>19.1638823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">
                <text:p>336</text:p>
              </table:table-cell>
              <table:table-cell office:value-type="float" office:value="23.0144554455">
                <text:p>23.0144554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7">
                <text:p>317</text:p>
              </table:table-cell>
              <table:table-cell office:value-type="float" office:value="3.86502850285">
                <text:p>3.86502850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1">
                <text:p>321</text:p>
              </table:table-cell>
              <table:table-cell office:value-type="float" office:value="7.71560156016">
                <text:p>7.71560156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3">
                <text:p>313</text:p>
              </table:table-cell>
              <table:table-cell office:value-type="float" office:value="0.433825382538">
                <text:p>0.433825382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1">
                <text:p>311</text:p>
              </table:table-cell>
              <table:table-cell office:value-type="float" office:value="2.58325232523">
                <text:p>2.58325232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4">
                <text:p>334</text:p>
              </table:table-cell>
              <table:table-cell office:value-type="float" office:value="20.2673207321">
                <text:p>20.2673207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9">
                <text:p>339</text:p>
              </table:table-cell>
              <table:table-cell office:value-type="float" office:value="25.1178937894">
                <text:p>25.117893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">
                <text:p>349</text:p>
              </table:table-cell>
              <table:table-cell office:value-type="float" office:value="34.9684668467">
                <text:p>34.9684668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6">
                <text:p>326</text:p>
              </table:table-cell>
              <table:table-cell office:value-type="float" office:value="11.819039904">
                <text:p>11.819039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5">
                <text:p>345</text:p>
              </table:table-cell>
              <table:table-cell office:value-type="float" office:value="30.6696129613">
                <text:p>30.6696129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1">
                <text:p>331</text:p>
              </table:table-cell>
              <table:table-cell office:value-type="float" office:value="16.5201860186">
                <text:p>16.5201860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">
                <text:p>297</text:p>
              </table:table-cell>
              <table:table-cell office:value-type="float" office:value="17.6292409241">
                <text:p>17.6292409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8">
                <text:p>318</text:p>
              </table:table-cell>
              <table:table-cell office:value-type="float" office:value="3.22133213321">
                <text:p>3.22133213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">
                <text:p>331</text:p>
              </table:table-cell>
              <table:table-cell office:value-type="float" office:value="16.0719051905">
                <text:p>16.0719051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1.07752175218">
                <text:p>1.077521752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3">
                <text:p>293</text:p>
              </table:table-cell>
              <table:table-cell office:value-type="float" office:value="22.2269486949">
                <text:p>22.2269486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8">
                <text:p>298</text:p>
              </table:table-cell>
              <table:table-cell office:value-type="float" office:value="17.3763756376">
                <text:p>17.3763756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">
                <text:p>332</text:p>
              </table:table-cell>
              <table:table-cell office:value-type="float" office:value="16.4741974197">
                <text:p>16.4741974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">
                <text:p>330</text:p>
              </table:table-cell>
              <table:table-cell office:value-type="float" office:value="14.324770477">
                <text:p>14.324770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6.17534353435">
                <text:p>6.17534353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5">
                <text:p>315</text:p>
              </table:table-cell>
              <table:table-cell office:value-type="float" office:value="0.974083408341">
                <text:p>0.974083408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  <table:table-cell office:value-type="float" office:value="9.12351035104">
                <text:p>9.12351035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">
                <text:p>296</text:p>
              </table:table-cell>
              <table:table-cell office:value-type="float" office:value="20.2729372937">
                <text:p>20.2729372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9">
                <text:p>299</text:p>
              </table:table-cell>
              <table:table-cell office:value-type="float" office:value="17.4223642364">
                <text:p>17.4223642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.42820882088">
                <text:p>5.42820882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  <table:table-cell office:value-type="float" office:value="4.72121812181">
                <text:p>4.72121812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">
                <text:p>327</text:p>
              </table:table-cell>
              <table:table-cell office:value-type="float" office:value="10.1293549355">
                <text:p>10.12935493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0.979927992799">
                <text:p>0.979927992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4">
                <text:p>334</text:p>
              </table:table-cell>
              <table:table-cell office:value-type="float" office:value="16.8305010501">
                <text:p>16.83050105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7">
                <text:p>327</text:p>
              </table:table-cell>
              <table:table-cell office:value-type="float" office:value="9.68107410741">
                <text:p>9.68107410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">
                <text:p>310</text:p>
              </table:table-cell>
              <table:table-cell office:value-type="float" office:value="7.46835283528">
                <text:p>7.46835283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6">
                <text:p>306</text:p>
              </table:table-cell>
              <table:table-cell office:value-type="float" office:value="11.617779778">
                <text:p>11.6177797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">
                <text:p>315</text:p>
              </table:table-cell>
              <table:table-cell office:value-type="float" office:value="2.76720672067">
                <text:p>2.76720672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1">
                <text:p>341</text:p>
              </table:table-cell>
              <table:table-cell office:value-type="float" office:value="23.0833663366">
                <text:p>23.08336633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96cm" svg:height="13.261cm" xlink:href=".." xlink:type="simple" chart:class="chart:scatter" chart:style-name="ch1">
        <chart:title svg:x="8.531cm" svg:y="0.4cm" chart:style-name="ch2">
          <text:p>Yearwise Swidish Fertility Rate</text:p>
        </chart:title>
        <chart:plot-area chart:style-name="ch3" table:cell-range-address="Sheet17.A1:Sheet17.B101" chart:data-source-has-labels="row" svg:x="2.239cm" svg:y="1.244cm" svg:width="20.224cm" svg:height="10.292cm">
          <chartooo:coordinate-region svg:x="3.095cm" svg:y="1.467cm" svg:width="18.963cm" svg:height="9.375cm"/>
          <chart:axis chart:dimension="x" chart:name="primary-x" chart:style-name="ch4">
            <chart:title svg:x="11.991cm" svg:y="11.801cm" chart:style-name="ch5">
              <text:p>Year</text:p>
            </chart:title>
          </chart:axis>
          <chart:axis chart:dimension="y" chart:name="primary-y" chart:style-name="ch4">
            <chart:title svg:x="1.182cm" svg:y="8.221cm" chart:style-name="ch6">
              <text:p>Fertility per 1000 womans</text:p>
            </chart:title>
            <chart:grid chart:style-name="ch7" chart:class="major"/>
          </chart:axis>
          <chart:series chart:style-name="ch8" chart:values-cell-range-address="Sheet17.B2:Sheet17.B101" chart:label-cell-address="Sheet17.B1:Sheet17.B1" chart:class="chart:scatter">
            <chart:domain table:cell-range-address="Sheet17.A2:Sheet17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ertility per 1000 woman</text:p>
                <draw:g>
                  <svg:desc>Sheet17.B1:Sheet1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0">
                <text:p>1750</text:p>
                <draw:g>
                  <svg:desc>Sheet17.A2:Sheet17.A101</svg:desc>
                </draw:g>
              </table:table-cell>
              <table:table-cell office:value-type="float" office:value="329">
                <text:p>329</text:p>
                <draw:g>
                  <svg:desc>Sheet17.B2:Sheet17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1">
                <text:p>175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2">
                <text:p>175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3">
                <text:p>175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4">
                <text:p>175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5">
                <text:p>175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6">
                <text:p>175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7">
                <text:p>175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8">
                <text:p>17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9">
                <text:p>175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0">
                <text:p>17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1">
                <text:p>176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2">
                <text:p>176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3">
                <text:p>176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4">
                <text:p>176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5">
                <text:p>176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6">
                <text:p>176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7">
                <text:p>176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8">
                <text:p>17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9">
                <text:p>176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0">
                <text:p>17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71">
                <text:p>17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72">
                <text:p>177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3">
                <text:p>177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74">
                <text:p>177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75">
                <text:p>177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6">
                <text:p>177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7">
                <text:p>177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78">
                <text:p>177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9">
                <text:p>177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80">
                <text:p>178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81">
                <text:p>1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2">
                <text:p>178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83">
                <text:p>17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84">
                <text:p>178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85">
                <text:p>178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86">
                <text:p>178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7">
                <text:p>178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8">
                <text:p>178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89">
                <text:p>178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90">
                <text:p>179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1">
                <text:p>179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92">
                <text:p>179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93">
                <text:p>179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94">
                <text:p>179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95">
                <text:p>179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96">
                <text:p>179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97">
                <text:p>179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98">
                <text:p>179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9">
                <text:p>179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00">
                <text:p>18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1">
                <text:p>180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2">
                <text:p>180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3">
                <text:p>180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04">
                <text:p>180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5">
                <text:p>180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06">
                <text:p>18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7">
                <text:p>180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8">
                <text:p>18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9">
                <text:p>180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10">
                <text:p>181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11">
                <text:p>181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12">
                <text:p>181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13">
                <text:p>181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4">
                <text:p>181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15">
                <text:p>181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6">
                <text:p>181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7">
                <text:p>18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18">
                <text:p>181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9">
                <text:p>18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20">
                <text:p>18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21">
                <text:p>18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2">
                <text:p>18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23">
                <text:p>18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24">
                <text:p>182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25">
                <text:p>182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26">
                <text:p>182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27">
                <text:p>182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8">
                <text:p>182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29">
                <text:p>18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0">
                <text:p>183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31">
                <text:p>183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2">
                <text:p>183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33">
                <text:p>183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34">
                <text:p>183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35">
                <text:p>183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36">
                <text:p>183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37">
                <text:p>183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38">
                <text:p>183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9">
                <text:p>18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">
                <text:p>184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1">
                <text:p>184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2">
                <text:p>184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43">
                <text:p>184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44">
                <text:p>184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45">
                <text:p>184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46">
                <text:p>184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47">
                <text:p>18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48">
                <text:p>184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49">
                <text:p>1849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46cm" svg:y="0.315cm" chart:style-name="ch2">
          <text:p>Difference between Actual and Trendline</text:p>
        </chart:title>
        <chart:legend chart:legend-position="bottom" svg:x="2.794cm" svg:y="7.625cm" style:legend-expansion="wide" chart:style-name="ch3"/>
        <chart:plot-area chart:style-name="ch4" table:cell-range-address="Sheet2.A1:Sheet2.C51" chart:data-source-has-labels="row" svg:x="0.32cm" svg:y="1.296cm" svg:width="15.36cm" svg:height="6.149cm">
          <chartooo:coordinate-region svg:x="0.974cm" svg:y="1.519cm" svg:width="14.504cm" svg:height="4.78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A2:Sheet2.A51" chart:label-cell-address="Sheet2.A1:Sheet2.A1" chart:class="chart:line">
            <chart:data-point chart:repeated="50"/>
          </chart:series>
          <chart:series chart:style-name="ch8" chart:values-cell-range-address="Sheet2.B2:Sheet2.B51" chart:label-cell-address="Sheet2.B1:Sheet2.B1" chart:class="chart:line">
            <chart:data-point chart:repeated="50"/>
          </chart:series>
          <chart:series chart:style-name="ch9" chart:values-cell-range-address="Sheet2.C2:Sheet2.C51" chart:label-cell-address="Sheet2.C1:Sheet2.C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 (Y)</text:p>
                <draw:g>
                  <svg:desc>Sheet2.A1:Sheet2.A1</svg:desc>
                </draw:g>
              </table:table-cell>
              <table:table-cell office:value-type="string">
                <text:p>Trendline</text:p>
                <draw:g>
                  <svg:desc>Sheet2.B1:Sheet2.B1</svg:desc>
                </draw:g>
              </table:table-cell>
              <table:table-cell office:value-type="string">
                <text:p>Difference between Actual and Trendline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Sheet2.A2:Sheet2.A51</svg:desc>
                </draw:g>
              </table:table-cell>
              <table:table-cell office:value-type="float" office:value="30.0449640288">
                <text:p>30.0449640288</text:p>
                <draw:g>
                  <svg:desc>Sheet2.B2:Sheet2.B51</svg:desc>
                </draw:g>
              </table:table-cell>
              <table:table-cell office:value-type="float" office:value="11.9550359712">
                <text:p>11.9550359712</text:p>
                <draw:g>
                  <svg:desc>Sheet2.C2:Sheet2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30.5743405276">
                <text:p>30.5743405276</text:p>
              </table:table-cell>
              <table:table-cell office:value-type="float" office:value="10.9256594724">
                <text:p>10.9256594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31.1037170264">
                <text:p>31.1037170264</text:p>
              </table:table-cell>
              <table:table-cell office:value-type="float" office:value="9.89628297362">
                <text:p>9.89628297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5">
                <text:p>40.5</text:p>
              </table:table-cell>
              <table:table-cell office:value-type="float" office:value="31.6330935252">
                <text:p>31.6330935252</text:p>
              </table:table-cell>
              <table:table-cell office:value-type="float" office:value="8.86690647482">
                <text:p>8.86690647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2.162470024">
                <text:p>32.162470024</text:p>
              </table:table-cell>
              <table:table-cell office:value-type="float" office:value="7.83752997602">
                <text:p>7.83752997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.5">
                <text:p>39.5</text:p>
              </table:table-cell>
              <table:table-cell office:value-type="float" office:value="32.6918465228">
                <text:p>32.6918465228</text:p>
              </table:table-cell>
              <table:table-cell office:value-type="float" office:value="6.80815347722">
                <text:p>6.80815347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33.2212230216">
                <text:p>33.2212230216</text:p>
              </table:table-cell>
              <table:table-cell office:value-type="float" office:value="5.77877697842">
                <text:p>5.77877697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">
                <text:p>38.5</text:p>
              </table:table-cell>
              <table:table-cell office:value-type="float" office:value="33.7505995204">
                <text:p>33.7505995204</text:p>
              </table:table-cell>
              <table:table-cell office:value-type="float" office:value="4.74940047962">
                <text:p>4.74940047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34.2799760192">
                <text:p>34.2799760192</text:p>
              </table:table-cell>
              <table:table-cell office:value-type="float" office:value="3.72002398082">
                <text:p>3.72002398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5">
                <text:p>37.5</text:p>
              </table:table-cell>
              <table:table-cell office:value-type="float" office:value="34.809352518">
                <text:p>34.809352518</text:p>
              </table:table-cell>
              <table:table-cell office:value-type="float" office:value="2.69064748201">
                <text:p>2.69064748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35.3387290168">
                <text:p>35.3387290168</text:p>
              </table:table-cell>
              <table:table-cell office:value-type="float" office:value="1.66127098321">
                <text:p>1.66127098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5">
                <text:p>36.5</text:p>
              </table:table-cell>
              <table:table-cell office:value-type="float" office:value="35.8681055156">
                <text:p>35.8681055156</text:p>
              </table:table-cell>
              <table:table-cell office:value-type="float" office:value="0.631894484412">
                <text:p>0.631894484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6.3974820144">
                <text:p>36.3974820144</text:p>
              </table:table-cell>
              <table:table-cell office:value-type="float" office:value="0.397482014388">
                <text:p>0.397482014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5">
                <text:p>35.5</text:p>
              </table:table-cell>
              <table:table-cell office:value-type="float" office:value="36.9268585132">
                <text:p>36.9268585132</text:p>
              </table:table-cell>
              <table:table-cell office:value-type="float" office:value="1.42685851319">
                <text:p>1.42685851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37.456235012">
                <text:p>37.456235012</text:p>
              </table:table-cell>
              <table:table-cell office:value-type="float" office:value="2.45623501199">
                <text:p>2.45623501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5">
                <text:p>34.5</text:p>
              </table:table-cell>
              <table:table-cell office:value-type="float" office:value="37.9856115108">
                <text:p>37.9856115108</text:p>
              </table:table-cell>
              <table:table-cell office:value-type="float" office:value="3.48561151079">
                <text:p>3.48561151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8.5149880096">
                <text:p>38.5149880096</text:p>
              </table:table-cell>
              <table:table-cell office:value-type="float" office:value="4.51498800959">
                <text:p>4.51498800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5">
                <text:p>33.5</text:p>
              </table:table-cell>
              <table:table-cell office:value-type="float" office:value="39.0443645084">
                <text:p>39.0443645084</text:p>
              </table:table-cell>
              <table:table-cell office:value-type="float" office:value="5.54436450839">
                <text:p>5.54436450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39.5737410072">
                <text:p>39.5737410072</text:p>
              </table:table-cell>
              <table:table-cell office:value-type="float" office:value="6.57374100719">
                <text:p>6.57374100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5">
                <text:p>32.5</text:p>
              </table:table-cell>
              <table:table-cell office:value-type="float" office:value="40.103117506">
                <text:p>40.103117506</text:p>
              </table:table-cell>
              <table:table-cell office:value-type="float" office:value="7.603117506">
                <text:p>7.603117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40.6324940048">
                <text:p>40.6324940048</text:p>
              </table:table-cell>
              <table:table-cell office:value-type="float" office:value="8.6324940048">
                <text:p>8.6324940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5">
                <text:p>31.5</text:p>
              </table:table-cell>
              <table:table-cell office:value-type="float" office:value="41.1618705036">
                <text:p>41.1618705036</text:p>
              </table:table-cell>
              <table:table-cell office:value-type="float" office:value="9.6618705036">
                <text:p>9.6618705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41.6912470024">
                <text:p>41.6912470024</text:p>
              </table:table-cell>
              <table:table-cell office:value-type="float" office:value="10.6912470024">
                <text:p>10.6912470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5">
                <text:p>30.5</text:p>
              </table:table-cell>
              <table:table-cell office:value-type="float" office:value="42.2206235012">
                <text:p>42.2206235012</text:p>
              </table:table-cell>
              <table:table-cell office:value-type="float" office:value="11.7206235012">
                <text:p>11.7206235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42.75">
                <text:p>4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5">
                <text:p>31.5</text:p>
              </table:table-cell>
              <table:table-cell office:value-type="float" office:value="43.2793764988">
                <text:p>43.2793764988</text:p>
              </table:table-cell>
              <table:table-cell office:value-type="float" office:value="11.7793764988">
                <text:p>11.7793764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43.8087529976">
                <text:p>43.8087529976</text:p>
              </table:table-cell>
              <table:table-cell office:value-type="float" office:value="10.8087529976">
                <text:p>10.8087529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5">
                <text:p>34.5</text:p>
              </table:table-cell>
              <table:table-cell office:value-type="float" office:value="44.3381294964">
                <text:p>44.3381294964</text:p>
              </table:table-cell>
              <table:table-cell office:value-type="float" office:value="9.8381294964">
                <text:p>9.8381294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44.8675059952">
                <text:p>44.8675059952</text:p>
              </table:table-cell>
              <table:table-cell office:value-type="float" office:value="8.8675059952">
                <text:p>8.8675059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5">
                <text:p>37.5</text:p>
              </table:table-cell>
              <table:table-cell office:value-type="float" office:value="45.396882494">
                <text:p>45.396882494</text:p>
              </table:table-cell>
              <table:table-cell office:value-type="float" office:value="7.896882494">
                <text:p>7.896882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45.9262589928">
                <text:p>45.9262589928</text:p>
              </table:table-cell>
              <table:table-cell office:value-type="float" office:value="6.92625899281">
                <text:p>6.926258992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5">
                <text:p>40.5</text:p>
              </table:table-cell>
              <table:table-cell office:value-type="float" office:value="46.4556354916">
                <text:p>46.4556354916</text:p>
              </table:table-cell>
              <table:table-cell office:value-type="float" office:value="5.95563549161">
                <text:p>5.955635491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46.9850119904">
                <text:p>46.9850119904</text:p>
              </table:table-cell>
              <table:table-cell office:value-type="float" office:value="4.98501199041">
                <text:p>4.985011990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5">
                <text:p>43.5</text:p>
              </table:table-cell>
              <table:table-cell office:value-type="float" office:value="47.5143884892">
                <text:p>47.5143884892</text:p>
              </table:table-cell>
              <table:table-cell office:value-type="float" office:value="4.01438848921">
                <text:p>4.01438848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8.043764988">
                <text:p>48.043764988</text:p>
              </table:table-cell>
              <table:table-cell office:value-type="float" office:value="3.04376498801">
                <text:p>3.04376498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.5">
                <text:p>46.5</text:p>
              </table:table-cell>
              <table:table-cell office:value-type="float" office:value="48.5731414868">
                <text:p>48.5731414868</text:p>
              </table:table-cell>
              <table:table-cell office:value-type="float" office:value="2.07314148681">
                <text:p>2.073141486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">
                <text:p>48</text:p>
              </table:table-cell>
              <table:table-cell office:value-type="float" office:value="49.1025179856">
                <text:p>49.1025179856</text:p>
              </table:table-cell>
              <table:table-cell office:value-type="float" office:value="1.10251798561">
                <text:p>1.1025179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5">
                <text:p>49.5</text:p>
              </table:table-cell>
              <table:table-cell office:value-type="float" office:value="49.6318944844">
                <text:p>49.6318944844</text:p>
              </table:table-cell>
              <table:table-cell office:value-type="float" office:value="0.131894484412">
                <text:p>0.1318944844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50.1612709832">
                <text:p>50.1612709832</text:p>
              </table:table-cell>
              <table:table-cell office:value-type="float" office:value="0.838729016787">
                <text:p>0.838729016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.5">
                <text:p>52.5</text:p>
              </table:table-cell>
              <table:table-cell office:value-type="float" office:value="50.690647482">
                <text:p>50.690647482</text:p>
              </table:table-cell>
              <table:table-cell office:value-type="float" office:value="1.80935251799">
                <text:p>1.809352517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">
                <text:p>54</text:p>
              </table:table-cell>
              <table:table-cell office:value-type="float" office:value="51.2200239808">
                <text:p>51.2200239808</text:p>
              </table:table-cell>
              <table:table-cell office:value-type="float" office:value="2.77997601918">
                <text:p>2.779976019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5">
                <text:p>55.5</text:p>
              </table:table-cell>
              <table:table-cell office:value-type="float" office:value="51.7494004796">
                <text:p>51.7494004796</text:p>
              </table:table-cell>
              <table:table-cell office:value-type="float" office:value="3.75059952038">
                <text:p>3.75059952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52.2787769784">
                <text:p>52.2787769784</text:p>
              </table:table-cell>
              <table:table-cell office:value-type="float" office:value="4.72122302158">
                <text:p>4.72122302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5">
                <text:p>58.5</text:p>
              </table:table-cell>
              <table:table-cell office:value-type="float" office:value="52.8081534772">
                <text:p>52.8081534772</text:p>
              </table:table-cell>
              <table:table-cell office:value-type="float" office:value="5.69184652278">
                <text:p>5.6918465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53.337529976">
                <text:p>53.337529976</text:p>
              </table:table-cell>
              <table:table-cell office:value-type="float" office:value="6.66247002398">
                <text:p>6.662470023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5">
                <text:p>61.5</text:p>
              </table:table-cell>
              <table:table-cell office:value-type="float" office:value="53.8669064748">
                <text:p>53.8669064748</text:p>
              </table:table-cell>
              <table:table-cell office:value-type="float" office:value="7.63309352518">
                <text:p>7.63309352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54.3962829736">
                <text:p>54.3962829736</text:p>
              </table:table-cell>
              <table:table-cell office:value-type="float" office:value="8.60371702638">
                <text:p>8.603717026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.5">
                <text:p>64.5</text:p>
              </table:table-cell>
              <table:table-cell office:value-type="float" office:value="54.9256594724">
                <text:p>54.9256594724</text:p>
              </table:table-cell>
              <table:table-cell office:value-type="float" office:value="9.57434052758">
                <text:p>9.574340527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55.4550359712">
                <text:p>55.4550359712</text:p>
              </table:table-cell>
              <table:table-cell office:value-type="float" office:value="10.5449640288">
                <text:p>10.5449640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5">
                <text:p>67.5</text:p>
              </table:table-cell>
              <table:table-cell office:value-type="float" office:value="55.98441247">
                <text:p>55.98441247</text:p>
              </table:table-cell>
              <table:table-cell office:value-type="float" office:value="11.51558753">
                <text:p>11.51558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328cm" svg:height="14.781cm" xlink:href=".." xlink:type="simple" chart:class="chart:line" chart:style-name="ch1">
        <chart:title svg:x="10.194cm" svg:y="0.43cm" chart:style-name="ch2">
          <text:p>Fragments in Swidish Fertility Data</text:p>
        </chart:title>
        <chart:subtitle svg:x="11.175cm" svg:y="1.526cm" chart:style-name="ch3">
          <text:p>Processed with swidish.py</text:p>
        </chart:subtitle>
        <chart:plot-area chart:style-name="ch4" table:cell-range-address="Sheet18.A1:Sheet18.A168" chart:data-source-has-labels="row" svg:x="0.546cm" svg:y="2.578cm" svg:width="26.236cm" svg:height="11.908cm">
          <chartooo:coordinate-region svg:x="1.402cm" svg:y="2.801cm" svg:width="25.374cm" svg:height="10.6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8.A2:Sheet18.A168" chart:label-cell-address="Sheet18.A1:Sheet18.A1" chart:class="chart:line">
            <chart:data-point chart:repeated="1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gments in Swidish Fertility Data</text:p>
                <draw:g>
                  <svg:desc>Sheet18.A1:Sheet18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18.A2:Sheet18.A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cm" svg:height="14.889cm" xlink:href=".." xlink:type="simple" chart:class="chart:line" chart:style-name="ch1">
        <chart:legend chart:legend-position="bottom" svg:x="11.076cm" svg:y="14.059cm" style:legend-expansion="wide" chart:style-name="ch2"/>
        <chart:plot-area chart:style-name="ch3" table:cell-range-address="Sheet5.A1:Sheet5.A167" svg:x="0.498cm" svg:y="0.297cm" svg:width="23.904cm" svg:height="13.465cm">
          <chartooo:coordinate-region svg:x="1.354cm" svg:y="0.52cm" svg:width="23.028cm" svg:height="12.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1:Sheet5.A167" chart:class="chart:line">
            <chart:data-point chart:repeated="1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5.A1:Sheet5.A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49cm" svg:height="18.025cm" xlink:href=".." xlink:type="simple" chart:class="chart:line" chart:style-name="ch1">
        <chart:legend chart:legend-position="end" svg:x="28.822cm" svg:y="8.144cm" style:legend-expansion="high" chart:style-name="ch2"/>
        <chart:plot-area chart:style-name="ch3" table:cell-range-address="Sheet6.A2:Sheet6.B100" svg:x="0.662cm" svg:y="0.36cm" svg:width="27.498cm" svg:height="17.305cm">
          <chartooo:coordinate-region svg:x="1.518cm" svg:y="0.583cm" svg:width="26.44cm" svg:height="15.9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A2:Sheet6.A100" chart:class="chart:line">
            <chart:regression-curve chart:style-name="ch7"/>
            <chart:data-point chart:repeated="99"/>
          </chart:series>
          <chart:series chart:style-name="ch8" chart:values-cell-range-address="Sheet6.B2:Sheet6.B100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6.A2:Sheet6.A100</svg:desc>
                </draw:g>
              </table:table-cell>
              <table:table-cell office:value-type="float" office:value="45.7272067207">
                <text:p>45.7272067207</text:p>
                <draw:g>
                  <svg:desc>Sheet6.B2:Sheet6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  <table:table-cell office:value-type="float" office:value="19.577779778">
                <text:p>19.577779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  <table:table-cell office:value-type="float" office:value="20.4283528353">
                <text:p>20.4283528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">
                <text:p>333</text:p>
              </table:table-cell>
              <table:table-cell office:value-type="float" office:value="29.2789258926">
                <text:p>29.278925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">
                <text:p>335</text:p>
              </table:table-cell>
              <table:table-cell office:value-type="float" office:value="31.1294989499">
                <text:p>31.1294989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16.9800720072">
                <text:p>16.9800720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14.1693549355">
                <text:p>14.1693549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">
                <text:p>295</text:p>
              </table:table-cell>
              <table:table-cell office:value-type="float" office:value="9.31878187819">
                <text:p>9.31878187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7.46820882088">
                <text:p>7.46820882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11.3823642364">
                <text:p>11.3823642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4.23293729373">
                <text:p>4.23293729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5.08351035104">
                <text:p>5.08351035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8">
                <text:p>308</text:p>
              </table:table-cell>
              <table:table-cell office:value-type="float" office:value="2.93408340834">
                <text:p>2.93408340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0.784656465647">
                <text:p>0.784656465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4">
                <text:p>294</text:p>
              </table:table-cell>
              <table:table-cell office:value-type="float" office:value="11.364770477">
                <text:p>11.364770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7.51419741974">
                <text:p>7.51419741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5">
                <text:p>315</text:p>
              </table:table-cell>
              <table:table-cell office:value-type="float" office:value="9.33637563756">
                <text:p>9.33637563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2">
                <text:p>302</text:p>
              </table:table-cell>
              <table:table-cell office:value-type="float" office:value="3.81305130513">
                <text:p>3.81305130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">
                <text:p>299</text:p>
              </table:table-cell>
              <table:table-cell office:value-type="float" office:value="6.96247824782">
                <text:p>6.96247824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">
                <text:p>301</text:p>
              </table:table-cell>
              <table:table-cell office:value-type="float" office:value="5.11190519052">
                <text:p>5.11190519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">
                <text:p>294</text:p>
              </table:table-cell>
              <table:table-cell office:value-type="float" office:value="12.2613321332">
                <text:p>12.2613321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">
                <text:p>264</text:p>
              </table:table-cell>
              <table:table-cell office:value-type="float" office:value="42.4107590759">
                <text:p>42.41075907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3">
                <text:p>233</text:p>
              </table:table-cell>
              <table:table-cell office:value-type="float" office:value="73.5601860186">
                <text:p>73.5601860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1">
                <text:p>311</text:p>
              </table:table-cell>
              <table:table-cell office:value-type="float" office:value="4.2903870387">
                <text:p>4.2903870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">
                <text:p>321</text:p>
              </table:table-cell>
              <table:table-cell office:value-type="float" office:value="14.140960096">
                <text:p>14.140960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">
                <text:p>297</text:p>
              </table:table-cell>
              <table:table-cell office:value-type="float" office:value="10.0084668467">
                <text:p>10.00846684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">
                <text:p>297</text:p>
              </table:table-cell>
              <table:table-cell office:value-type="float" office:value="10.1578937894">
                <text:p>10.1578937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6.69267926793">
                <text:p>6.692679267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3">
                <text:p>333</text:p>
              </table:table-cell>
              <table:table-cell office:value-type="float" office:value="25.5432523252">
                <text:p>25.5432523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6">
                <text:p>326</text:p>
              </table:table-cell>
              <table:table-cell office:value-type="float" office:value="18.3938253825">
                <text:p>18.3938253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1.75560156016">
                <text:p>1.75560156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3">
                <text:p>293</text:p>
              </table:table-cell>
              <table:table-cell office:value-type="float" office:value="14.9050285029">
                <text:p>14.9050285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6">
                <text:p>276</text:p>
              </table:table-cell>
              <table:table-cell office:value-type="float" office:value="32.0544554455">
                <text:p>32.0544554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6">
                <text:p>286</text:p>
              </table:table-cell>
              <table:table-cell office:value-type="float" office:value="22.2038823882">
                <text:p>22.2038823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">
                <text:p>286</text:p>
              </table:table-cell>
              <table:table-cell office:value-type="float" office:value="22.3533093309">
                <text:p>22.3533093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8">
                <text:p>298</text:p>
              </table:table-cell>
              <table:table-cell office:value-type="float" office:value="10.5027362736">
                <text:p>10.50273627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8">
                <text:p>288</text:p>
              </table:table-cell>
              <table:table-cell office:value-type="float" office:value="20.6521632163">
                <text:p>20.6521632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3.19840984098">
                <text:p>3.19840984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5">
                <text:p>295</text:p>
              </table:table-cell>
              <table:table-cell office:value-type="float" office:value="13.9510171017">
                <text:p>13.9510171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3">
                <text:p>283</text:p>
              </table:table-cell>
              <table:table-cell office:value-type="float" office:value="26.1004440444">
                <text:p>26.1004440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">
                <text:p>303</text:p>
              </table:table-cell>
              <table:table-cell office:value-type="float" office:value="6.2498709871">
                <text:p>6.24987098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8">
                <text:p>338</text:p>
              </table:table-cell>
              <table:table-cell office:value-type="float" office:value="28.6007020702">
                <text:p>28.60070207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">
                <text:p>319</text:p>
              </table:table-cell>
              <table:table-cell office:value-type="float" office:value="9.45127512751">
                <text:p>9.45127512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4">
                <text:p>314</text:p>
              </table:table-cell>
              <table:table-cell office:value-type="float" office:value="4.30184818482">
                <text:p>4.30184818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11.8475787579">
                <text:p>11.8475787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13.0029942994">
                <text:p>13.0029942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6">
                <text:p>326</text:p>
              </table:table-cell>
              <table:table-cell office:value-type="float" office:value="15.8535673567">
                <text:p>15.8535673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">
                <text:p>317</text:p>
              </table:table-cell>
              <table:table-cell office:value-type="float" office:value="6.70414041404">
                <text:p>6.70414041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">
                <text:p>304</text:p>
              </table:table-cell>
              <table:table-cell office:value-type="float" office:value="6.44528652865">
                <text:p>6.445286528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35.5947134713">
                <text:p>35.59471347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">
                <text:p>290</text:p>
              </table:table-cell>
              <table:table-cell office:value-type="float" office:value="20.744140414">
                <text:p>20.7441404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7">
                <text:p>307</text:p>
              </table:table-cell>
              <table:table-cell office:value-type="float" office:value="3.89356735674">
                <text:p>3.89356735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5">
                <text:p>305</text:p>
              </table:table-cell>
              <table:table-cell office:value-type="float" office:value="6.04299429943">
                <text:p>6.04299429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2">
                <text:p>312</text:p>
              </table:table-cell>
              <table:table-cell office:value-type="float" office:value="0.807578757876">
                <text:p>0.807578757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1">
                <text:p>311</text:p>
              </table:table-cell>
              <table:table-cell office:value-type="float" office:value="0.341848184818">
                <text:p>0.341848184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11.4912751275">
                <text:p>11.4912751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">
                <text:p>304</text:p>
              </table:table-cell>
              <table:table-cell office:value-type="float" office:value="7.64070207021">
                <text:p>7.64070207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6">
                <text:p>296</text:p>
              </table:table-cell>
              <table:table-cell office:value-type="float" office:value="15.7901290129">
                <text:p>15.7901290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1">
                <text:p>261</text:p>
              </table:table-cell>
              <table:table-cell office:value-type="float" office:value="50.9395559556">
                <text:p>50.9395559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">
                <text:p>321</text:p>
              </table:table-cell>
              <table:table-cell office:value-type="float" office:value="8.91101710171">
                <text:p>8.91101710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0">
                <text:p>340</text:p>
              </table:table-cell>
              <table:table-cell office:value-type="float" office:value="27.761590159">
                <text:p>27.761590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">
                <text:p>322</text:p>
              </table:table-cell>
              <table:table-cell office:value-type="float" office:value="9.61216321632">
                <text:p>9.61216321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">
                <text:p>284</text:p>
              </table:table-cell>
              <table:table-cell office:value-type="float" office:value="28.5372637264">
                <text:p>28.5372637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">
                <text:p>297</text:p>
              </table:table-cell>
              <table:table-cell office:value-type="float" office:value="15.6866906691">
                <text:p>15.68669066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">
                <text:p>332</text:p>
              </table:table-cell>
              <table:table-cell office:value-type="float" office:value="19.1638823882">
                <text:p>19.1638823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">
                <text:p>336</text:p>
              </table:table-cell>
              <table:table-cell office:value-type="float" office:value="23.0144554455">
                <text:p>23.0144554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7">
                <text:p>317</text:p>
              </table:table-cell>
              <table:table-cell office:value-type="float" office:value="3.86502850285">
                <text:p>3.86502850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1">
                <text:p>321</text:p>
              </table:table-cell>
              <table:table-cell office:value-type="float" office:value="7.71560156016">
                <text:p>7.71560156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3">
                <text:p>313</text:p>
              </table:table-cell>
              <table:table-cell office:value-type="float" office:value="0.433825382538">
                <text:p>0.4338253825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1">
                <text:p>311</text:p>
              </table:table-cell>
              <table:table-cell office:value-type="float" office:value="2.58325232523">
                <text:p>2.58325232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4">
                <text:p>334</text:p>
              </table:table-cell>
              <table:table-cell office:value-type="float" office:value="20.2673207321">
                <text:p>20.26732073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9">
                <text:p>339</text:p>
              </table:table-cell>
              <table:table-cell office:value-type="float" office:value="25.1178937894">
                <text:p>25.1178937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">
                <text:p>349</text:p>
              </table:table-cell>
              <table:table-cell office:value-type="float" office:value="34.9684668467">
                <text:p>34.9684668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6">
                <text:p>326</text:p>
              </table:table-cell>
              <table:table-cell office:value-type="float" office:value="11.819039904">
                <text:p>11.819039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5">
                <text:p>345</text:p>
              </table:table-cell>
              <table:table-cell office:value-type="float" office:value="30.6696129613">
                <text:p>30.66961296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1">
                <text:p>331</text:p>
              </table:table-cell>
              <table:table-cell office:value-type="float" office:value="16.5201860186">
                <text:p>16.5201860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">
                <text:p>297</text:p>
              </table:table-cell>
              <table:table-cell office:value-type="float" office:value="17.6292409241">
                <text:p>17.62924092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8">
                <text:p>318</text:p>
              </table:table-cell>
              <table:table-cell office:value-type="float" office:value="3.22133213321">
                <text:p>3.221332133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">
                <text:p>331</text:p>
              </table:table-cell>
              <table:table-cell office:value-type="float" office:value="16.0719051905">
                <text:p>16.0719051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4">
                <text:p>314</text:p>
              </table:table-cell>
              <table:table-cell office:value-type="float" office:value="1.07752175218">
                <text:p>1.077521752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3">
                <text:p>293</text:p>
              </table:table-cell>
              <table:table-cell office:value-type="float" office:value="22.2269486949">
                <text:p>22.2269486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8">
                <text:p>298</text:p>
              </table:table-cell>
              <table:table-cell office:value-type="float" office:value="17.3763756376">
                <text:p>17.3763756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">
                <text:p>332</text:p>
              </table:table-cell>
              <table:table-cell office:value-type="float" office:value="16.4741974197">
                <text:p>16.4741974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0">
                <text:p>330</text:p>
              </table:table-cell>
              <table:table-cell office:value-type="float" office:value="14.324770477">
                <text:p>14.324770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6.17534353435">
                <text:p>6.17534353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5">
                <text:p>315</text:p>
              </table:table-cell>
              <table:table-cell office:value-type="float" office:value="0.974083408341">
                <text:p>0.974083408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7">
                <text:p>307</text:p>
              </table:table-cell>
              <table:table-cell office:value-type="float" office:value="9.12351035104">
                <text:p>9.12351035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6">
                <text:p>296</text:p>
              </table:table-cell>
              <table:table-cell office:value-type="float" office:value="20.2729372937">
                <text:p>20.2729372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9">
                <text:p>299</text:p>
              </table:table-cell>
              <table:table-cell office:value-type="float" office:value="17.4223642364">
                <text:p>17.42236423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.42820882088">
                <text:p>5.428208820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">
                <text:p>312</text:p>
              </table:table-cell>
              <table:table-cell office:value-type="float" office:value="4.72121812181">
                <text:p>4.72121812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">
                <text:p>327</text:p>
              </table:table-cell>
              <table:table-cell office:value-type="float" office:value="10.1293549355">
                <text:p>10.12935493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8">
                <text:p>318</text:p>
              </table:table-cell>
              <table:table-cell office:value-type="float" office:value="0.979927992799">
                <text:p>0.979927992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4">
                <text:p>334</text:p>
              </table:table-cell>
              <table:table-cell office:value-type="float" office:value="16.8305010501">
                <text:p>16.83050105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7">
                <text:p>327</text:p>
              </table:table-cell>
              <table:table-cell office:value-type="float" office:value="9.68107410741">
                <text:p>9.68107410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0">
                <text:p>310</text:p>
              </table:table-cell>
              <table:table-cell office:value-type="float" office:value="7.46835283528">
                <text:p>7.46835283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6">
                <text:p>306</text:p>
              </table:table-cell>
              <table:table-cell office:value-type="float" office:value="11.617779778">
                <text:p>11.6177797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">
                <text:p>315</text:p>
              </table:table-cell>
              <table:table-cell office:value-type="float" office:value="2.76720672067">
                <text:p>2.76720672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1">
                <text:p>341</text:p>
              </table:table-cell>
              <table:table-cell office:value-type="float" office:value="23.0833663366">
                <text:p>23.08336633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17cm" svg:height="13.677cm" xlink:href=".." xlink:type="simple" chart:class="chart:line" chart:style-name="ch1">
        <chart:legend chart:legend-position="end" svg:x="20.48cm" svg:y="6.515cm" style:legend-expansion="high" chart:style-name="ch2"/>
        <chart:plot-area chart:style-name="ch3" table:cell-range-address="Sheet5.C1:Sheet5.C133" svg:x="0.47cm" svg:y="0.273cm" svg:width="19.54cm" svg:height="13.131cm">
          <chartooo:coordinate-region svg:x="1.326cm" svg:y="0.497cm" svg:width="18.684cm" svg:height="11.9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C1:Sheet5.C133" chart:class="chart:line">
            <chart:data-point chart:repeated="1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Sheet5.C1:Sheet5.C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425cm" svg:height="27.545cm" xlink:href=".." xlink:type="simple" chart:class="chart:scatter" chart:style-name="ch1">
        <chart:legend chart:legend-position="end" svg:x="34.388cm" svg:y="13.177cm" style:legend-expansion="high" chart:style-name="ch2"/>
        <chart:plot-area chart:style-name="ch3" table:cell-range-address="Sheet7.A1:Sheet7.C134" svg:x="0.748cm" svg:y="0.55cm" svg:width="32.892cm" svg:height="26.445cm">
          <chartooo:coordinate-region svg:x="1.605cm" svg:y="0.773cm" svg:width="31.631cm" svg:height="25.5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134" chart:class="chart:scatter">
            <chart:domain table:cell-range-address="Sheet7.A1:Sheet7.A134"/>
            <chart:data-point chart:repeated="134"/>
          </chart:series>
          <chart:series chart:style-name="ch7" chart:values-cell-range-address="Sheet7.C1:Sheet7.C134" chart:class="chart:scatter">
            <chart:data-point chart:repeated="1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0">
                <text:p>1750</text:p>
                <draw:g>
                  <svg:desc>Sheet7.A1:Sheet7.A134</svg:desc>
                </draw:g>
              </table:table-cell>
              <table:table-cell office:value-type="float" office:value="329">
                <text:p>329</text:p>
                <draw:g>
                  <svg:desc>Sheet7.B1:Sheet7.B134</svg:desc>
                </draw:g>
              </table:table-cell>
              <table:table-cell office:value-type="float" office:value="329">
                <text:p>329</text:p>
                <draw:g>
                  <svg:desc>Sheet7.C1:Sheet7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1">
                <text:p>1751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2">
                <text:p>1752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3">
                <text:p>1753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4">
                <text:p>1754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5">
                <text:p>1755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6">
                <text:p>1756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7">
                <text:p>1757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8">
                <text:p>1758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9">
                <text:p>1759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60">
                <text:p>176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1">
                <text:p>1761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">
                <text:p>1762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3">
                <text:p>1763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4">
                <text:p>1764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5">
                <text:p>1765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6">
                <text:p>1766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7">
                <text:p>1767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68">
                <text:p>1768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0">
                <text:p>1770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71">
                <text:p>1771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2">
                <text:p>1772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73">
                <text:p>1773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4">
                <text:p>1774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5">
                <text:p>1775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6">
                <text:p>177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77">
                <text:p>177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78">
                <text:p>1778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79">
                <text:p>1779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80">
                <text:p>1780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81">
                <text:p>1781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2">
                <text:p>1782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3">
                <text:p>1783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4">
                <text:p>1784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5">
                <text:p>1785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6">
                <text:p>1786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87">
                <text:p>1787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88">
                <text:p>1788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9">
                <text:p>1789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0">
                <text:p>1790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1">
                <text:p>1791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92">
                <text:p>1792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3">
                <text:p>1793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4">
                <text:p>1794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5">
                <text:p>1795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96">
                <text:p>1796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7">
                <text:p>1797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98">
                <text:p>1798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9">
                <text:p>1799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0">
                <text:p>1800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1">
                <text:p>1801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02">
                <text:p>1802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03">
                <text:p>1803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4">
                <text:p>1804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5">
                <text:p>180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06">
                <text:p>180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7">
                <text:p>1807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8">
                <text:p>1808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9">
                <text:p>1809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0">
                <text:p>181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11">
                <text:p>1811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12">
                <text:p>1812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13">
                <text:p>1813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4">
                <text:p>1814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15">
                <text:p>1815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6">
                <text:p>1816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7">
                <text:p>18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8">
                <text:p>1818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9">
                <text:p>1819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0">
                <text:p>1820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1">
                <text:p>1821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2">
                <text:p>1822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23">
                <text:p>1823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24">
                <text:p>1824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25">
                <text:p>182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26">
                <text:p>1826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27">
                <text:p>182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28">
                <text:p>1828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9">
                <text:p>1829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30">
                <text:p>183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31">
                <text:p>183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32">
                <text:p>183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3">
                <text:p>183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34">
                <text:p>183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35">
                <text:p>183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36">
                <text:p>1836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37">
                <text:p>1837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38">
                <text:p>1838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39">
                <text:p>1839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40">
                <text:p>1840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41">
                <text:p>1841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42">
                <text:p>1842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43">
                <text:p>1843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44">
                <text:p>1844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45">
                <text:p>1845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46">
                <text:p>1846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47">
                <text:p>1847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48">
                <text:p>1848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49">
                <text:p>1849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693cm" svg:height="38.835cm" xlink:href=".." xlink:type="simple" chart:class="chart:line" chart:style-name="ch1">
        <chart:legend chart:legend-position="end" svg:x="39.656cm" svg:y="18.277cm" style:legend-expansion="high" chart:style-name="ch2"/>
        <chart:plot-area chart:style-name="ch3" table:cell-range-address="Sheet8.B1:Sheet8.E131" svg:x="0.853cm" svg:y="0.776cm" svg:width="37.95cm" svg:height="37.283cm">
          <chartooo:coordinate-region svg:x="1.83cm" svg:y="1cm" svg:width="36.973cm" svg:height="36.8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1:Sheet8.B131" chart:class="chart:line">
            <chart:data-point chart:repeated="131"/>
          </chart:series>
          <chart:series chart:style-name="ch7" chart:values-cell-range-address="Sheet8.C1:Sheet8.C131" chart:class="chart:line">
            <chart:data-point chart:repeated="131"/>
          </chart:series>
          <chart:series chart:style-name="ch8" chart:values-cell-range-address="Sheet8.D1:Sheet8.D131" chart:class="chart:line">
            <chart:data-point chart:repeated="131"/>
          </chart:series>
          <chart:series chart:style-name="ch9" chart:values-cell-range-address="Sheet8.E1:Sheet8.E131" chart:class="chart:line"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8.B1:Sheet8.B131</svg:desc>
                </draw:g>
              </table:table-cell>
              <table:table-cell office:value-type="float" office:value="329">
                <text:p>329</text:p>
                <draw:g>
                  <svg:desc>Sheet8.C1:Sheet8.C131</svg:desc>
                </draw:g>
              </table:table-cell>
              <table:table-cell office:value-type="float" office:value="91.4141414141">
                <text:p>91.4141414141</text:p>
                <draw:g>
                  <svg:desc>Sheet8.D1:Sheet8.D131</svg:desc>
                </draw:g>
              </table:table-cell>
              <table:table-cell office:value-type="float" office:value="20">
                <text:p>20</text:p>
                <draw:g>
                  <svg:desc>Sheet8.E1:Sheet8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1.4141414141">
                <text:p>91.41414141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  <table:table-cell office:value-type="float" office:value="94.5652173913">
                <text:p>94.5652173913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2.7027027027">
                <text:p>52.70270270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2.7027027027">
                <text:p>52.70270270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  <table:table-cell office:value-type="float" office:value="46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46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  <table:table-cell office:value-type="float" office:value="46">
                <text:p>4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90">
                <text:p>29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90">
                <text:p>29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1.4285714286">
                <text:p>71.4285714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1.4285714286">
                <text:p>71.42857142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8.6363636364">
                <text:p>38.63636363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8.6363636364">
                <text:p>38.63636363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  <table:table-cell office:value-type="float" office:value="124.626865672">
                <text:p>124.626865672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  <table:table-cell office:value-type="float" office:value="116.666666667">
                <text:p>116.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  <table:table-cell office:value-type="float" office:value="116.666666667">
                <text:p>116.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  <table:table-cell office:value-type="float" office:value="116.666666667">
                <text:p>116.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  <table:table-cell office:value-type="float" office:value="50">
                <text:p>5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.18367346939">
                <text:p>9.183673469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.18367346939">
                <text:p>9.183673469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  <table:table-cell office:value-type="float" office:value="173.076923077">
                <text:p>173.07692307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173.076923077">
                <text:p>173.07692307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  <table:table-cell office:value-type="float" office:value="173.076923077">
                <text:p>173.076923077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20.1754385965">
                <text:p>20.1754385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  <table:table-cell office:value-type="float" office:value="20.1754385965">
                <text:p>20.1754385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20.1754385965">
                <text:p>20.17543859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  <table:table-cell office:value-type="float" office:value="144.444444444">
                <text:p>144.44444444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105.555555556">
                <text:p>105.5555555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  <table:table-cell office:value-type="float" office:value="105.555555556">
                <text:p>105.5555555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  <table:table-cell office:value-type="float" office:value="105.555555556">
                <text:p>105.55555555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  <table:table-cell office:value-type="float" office:value="79.4117647059">
                <text:p>79.41176470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79.4117647059">
                <text:p>79.41176470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  <table:table-cell office:value-type="float" office:value="79.4117647059">
                <text:p>79.411764705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6.1538461538">
                <text:p>16.15384615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.1538461538">
                <text:p>16.153846153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  <table:table-cell office:value-type="float" office:value="810">
                <text:p>810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  <table:table-cell office:value-type="float" office:value="810">
                <text:p>810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  <table:table-cell office:value-type="float" office:value="810">
                <text:p>810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55.405405405">
                <text:p>155.40540540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5.405405405">
                <text:p>155.405405405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  <table:table-cell office:value-type="float" office:value="32.9787234043">
                <text:p>32.978723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  <table:table-cell office:value-type="float" office:value="32.9787234043">
                <text:p>32.978723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  <table:table-cell office:value-type="float" office:value="32.9787234043">
                <text:p>32.978723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  <table:table-cell office:value-type="float" office:value="15.5172413793">
                <text:p>15.51724137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76.666666667">
                <text:p>176.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76.666666667">
                <text:p>176.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11.904761905">
                <text:p>111.90476190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1.904761905">
                <text:p>111.90476190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1.09375">
                <text:p>21.09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.09375">
                <text:p>21.093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  <table:table-cell office:value-type="float" office:value="39.8058252427">
                <text:p>39.8058252427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  <table:table-cell office:value-type="float" office:value="46.1538461538">
                <text:p>46.15384615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6.9230769231">
                <text:p>26.9230769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  <table:table-cell office:value-type="float" office:value="850">
                <text:p>8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  <table:table-cell office:value-type="float" office:value="850">
                <text:p>8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  <table:table-cell office:value-type="float" office:value="850">
                <text:p>8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8.1818181818">
                <text:p>68.18181818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8.1818181818">
                <text:p>68.1818181818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46cm" svg:height="63.969cm" xlink:href=".." xlink:type="simple" chart:class="chart:line" chart:style-name="ch1">
        <chart:legend chart:legend-position="end" svg:x="37.809cm" svg:y="30.844cm" style:legend-expansion="high" chart:style-name="ch2"/>
        <chart:plot-area chart:style-name="ch3" table:cell-range-address="Sheet9.B1:Sheet9.E131" svg:x="0.816cm" svg:y="1.279cm" svg:width="36.177cm" svg:height="61.411cm">
          <chartooo:coordinate-region svg:x="1.994cm" svg:y="1.502cm" svg:width="34.999cm" svg:height="60.9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9.B1:Sheet9.B131" chart:class="chart:line">
            <chart:data-point chart:repeated="131"/>
          </chart:series>
          <chart:series chart:style-name="ch7" chart:values-cell-range-address="Sheet9.C1:Sheet9.C131" chart:class="chart:line">
            <chart:data-point chart:repeated="131"/>
          </chart:series>
          <chart:series chart:style-name="ch8" chart:values-cell-range-address="Sheet9.D1:Sheet9.D131" chart:class="chart:line">
            <chart:data-point chart:repeated="131"/>
          </chart:series>
          <chart:series chart:style-name="ch9" chart:values-cell-range-address="Sheet9.E1:Sheet9.E131" chart:class="chart:line">
            <chart:data-point chart:repeated="1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9">
                <text:p>329</text:p>
                <draw:g>
                  <svg:desc>Sheet9.B1:Sheet9.B131</svg:desc>
                </draw:g>
              </table:table-cell>
              <table:table-cell office:value-type="float" office:value="329">
                <text:p>329</text:p>
                <draw:g>
                  <svg:desc>Sheet9.C1:Sheet9.C131</svg:desc>
                </draw:g>
              </table:table-cell>
              <table:table-cell office:value-type="float" office:value="-30.5632125655">
                <text:p>-30.5632125655</text:p>
                <draw:g>
                  <svg:desc>Sheet9.D1:Sheet9.D131</svg:desc>
                </draw:g>
              </table:table-cell>
              <table:table-cell office:value-type="float" office:value="20">
                <text:p>20</text:p>
                <draw:g>
                  <svg:desc>Sheet9.E1:Sheet9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30.5632125655">
                <text:p>-30.56321256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">
                <text:p>323</text:p>
              </table:table-cell>
              <table:table-cell office:value-type="float" office:value="334.857142857">
                <text:p>334.857142857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329">
                <text:p>329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23.142857143">
                <text:p>323.142857143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">
                <text:p>335</text:p>
              </table:table-cell>
              <table:table-cell office:value-type="float" office:value="317.285714286">
                <text:p>317.285714286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311.428571429">
                <text:p>311.428571429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305.571428571">
                <text:p>305.571428571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">
                <text:p>295</text:p>
              </table:table-cell>
              <table:table-cell office:value-type="float" office:value="299.714285714">
                <text:p>299.714285714</text:p>
              </table:table-cell>
              <table:table-cell office:value-type="float" office:value="-312.591673857">
                <text:p>-312.591673857</text:p>
              </table:table-cell>
              <table:table-cell office:value-type="float" office:value="-5.85714285714">
                <text:p>-5.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.59256128487">
                <text:p>-3.5925612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3.59256128487">
                <text:p>-3.5925612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9">
                <text:p>309</text:p>
              </table:table-cell>
              <table:table-cell office:value-type="float" office:value="309.5">
                <text:p>309.5</text:p>
              </table:table-cell>
              <table:table-cell office:value-type="float" office:value="1804.53781513">
                <text:p>1804.537815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0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804.53781513">
                <text:p>1804.537815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308.5">
                <text:p>308.5</text:p>
              </table:table-cell>
              <table:table-cell office:value-type="float" office:value="1804.53781513">
                <text:p>1804.5378151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138.418552668">
                <text:p>-138.41855266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-138.418552668">
                <text:p>-138.41855266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-18.8601803257">
                <text:p>-18.8601803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-18.8601803257">
                <text:p>-18.8601803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44.311452016">
                <text:p>744.3114520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44.311452016">
                <text:p>744.3114520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1">
                <text:p>301</text:p>
              </table:table-cell>
              <table:table-cell office:value-type="float" office:value="308.1">
                <text:p>308.1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284.7">
                <text:p>284.7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261.3">
                <text:p>261.3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">
                <text:p>233</text:p>
              </table:table-cell>
              <table:table-cell office:value-type="float" office:value="237.9">
                <text:p>237.9</text:p>
              </table:table-cell>
              <table:table-cell office:value-type="float" office:value="-41.7700192445">
                <text:p>-41.7700192445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1.70405645763">
                <text:p>-1.70405645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1.70405645763">
                <text:p>-1.704056457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484.7362514">
                <text:p>-3484.736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484.7362514">
                <text:p>-3484.736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4">
                <text:p>314</text:p>
              </table:table-cell>
              <table:table-cell office:value-type="float" office:value="318.333333333">
                <text:p>318.333333333</text:p>
              </table:table-cell>
              <table:table-cell office:value-type="float" office:value="-261.087313601">
                <text:p>-261.087313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">
                <text:p>333</text:p>
              </table:table-cell>
              <table:table-cell office:value-type="float" office:value="324.333333333">
                <text:p>324.333333333</text:p>
              </table:table-cell>
              <table:table-cell office:value-type="float" office:value="-261.087313601">
                <text:p>-261.087313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">
                <text:p>326</text:p>
              </table:table-cell>
              <table:table-cell office:value-type="float" office:value="330.333333333">
                <text:p>330.333333333</text:p>
              </table:table-cell>
              <table:table-cell office:value-type="float" office:value="-261.087313601">
                <text:p>-261.087313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306.666666667">
                <text:p>306.666666667</text:p>
              </table:table-cell>
              <table:table-cell office:value-type="float" office:value="1.05840991797">
                <text:p>1.058409917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3">
                <text:p>293</text:p>
              </table:table-cell>
              <table:table-cell office:value-type="float" office:value="291.666666667">
                <text:p>291.666666667</text:p>
              </table:table-cell>
              <table:table-cell office:value-type="float" office:value="1.05840991797">
                <text:p>1.058409917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  <table:table-cell office:value-type="float" office:value="276.666666667">
                <text:p>276.666666667</text:p>
              </table:table-cell>
              <table:table-cell office:value-type="float" office:value="1.05840991797">
                <text:p>1.0584099179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348.95104895">
                <text:p>6348.95104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6348.95104895">
                <text:p>6348.95104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44.493703418">
                <text:p>144.4937034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44.493703418">
                <text:p>144.49370341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2">
                <text:p>312</text:p>
              </table:table-cell>
              <table:table-cell office:value-type="float" office:value="311.166666667">
                <text:p>311.166666667</text:p>
              </table:table-cell>
              <table:table-cell office:value-type="float" office:value="-53.4204023554">
                <text:p>-53.420402355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-53.4204023554">
                <text:p>-53.420402355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3">
                <text:p>283</text:p>
              </table:table-cell>
              <table:table-cell office:value-type="float" office:value="282.166666667">
                <text:p>282.166666667</text:p>
              </table:table-cell>
              <table:table-cell office:value-type="float" office:value="-53.4204023554">
                <text:p>-53.4204023554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">
                <text:p>303</text:p>
              </table:table-cell>
              <table:table-cell office:value-type="float" office:value="312">
                <text:p>312</text:p>
              </table:table-cell>
              <table:table-cell office:value-type="float" office:value="41.3156392694">
                <text:p>41.3156392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8">
                <text:p>338</text:p>
              </table:table-cell>
              <table:table-cell office:value-type="float" office:value="320">
                <text:p>320</text:p>
              </table:table-cell>
              <table:table-cell office:value-type="float" office:value="41.3156392694">
                <text:p>41.3156392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9">
                <text:p>319</text:p>
              </table:table-cell>
              <table:table-cell office:value-type="float" office:value="328">
                <text:p>328</text:p>
              </table:table-cell>
              <table:table-cell office:value-type="float" office:value="41.3156392694">
                <text:p>41.3156392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4">
                <text:p>314</text:p>
              </table:table-cell>
              <table:table-cell office:value-type="float" office:value="308.8">
                <text:p>308.8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">
                <text:p>298</text:p>
              </table:table-cell>
              <table:table-cell office:value-type="float" office:value="312.2">
                <text:p>312.2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">
                <text:p>323</text:p>
              </table:table-cell>
              <table:table-cell office:value-type="float" office:value="315.6">
                <text:p>315.6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6">
                <text:p>326</text:p>
              </table:table-cell>
              <table:table-cell office:value-type="float" office:value="319">
                <text:p>319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">
                <text:p>317</text:p>
              </table:table-cell>
              <table:table-cell office:value-type="float" office:value="322.4">
                <text:p>322.4</text:p>
              </table:table-cell>
              <table:table-cell office:value-type="float" office:value="-222.588703921">
                <text:p>-222.58870392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">
                <text:p>304</text:p>
              </table:table-cell>
              <table:table-cell office:value-type="float" office:value="296.666666667">
                <text:p>296.666666667</text:p>
              </table:table-cell>
              <table:table-cell office:value-type="float" office:value="-32.5803615299">
                <text:p>-32.58036152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5">
                <text:p>275</text:p>
              </table:table-cell>
              <table:table-cell office:value-type="float" office:value="289.666666667">
                <text:p>289.666666667</text:p>
              </table:table-cell>
              <table:table-cell office:value-type="float" office:value="-32.5803615299">
                <text:p>-32.58036152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0">
                <text:p>290</text:p>
              </table:table-cell>
              <table:table-cell office:value-type="float" office:value="282.666666667">
                <text:p>282.666666667</text:p>
              </table:table-cell>
              <table:table-cell office:value-type="float" office:value="-32.5803615299">
                <text:p>-32.580361529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7">
                <text:p>307</text:p>
              </table:table-cell>
              <table:table-cell office:value-type="float" office:value="305.5">
                <text:p>305.5</text:p>
              </table:table-cell>
              <table:table-cell office:value-type="float" office:value="-480.200023812">
                <text:p>-480.2000238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-480.200023812">
                <text:p>-480.2000238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2">
                <text:p>312</text:p>
              </table:table-cell>
              <table:table-cell office:value-type="float" office:value="310.5">
                <text:p>310.5</text:p>
              </table:table-cell>
              <table:table-cell office:value-type="float" office:value="-480.200023812">
                <text:p>-480.2000238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94.183278786">
                <text:p>194.18327878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94.183278786">
                <text:p>194.18327878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4">
                <text:p>304</text:p>
              </table:table-cell>
              <table:table-cell office:value-type="float" office:value="308.5">
                <text:p>308.5</text:p>
              </table:table-cell>
              <table:table-cell office:value-type="float" office:value="-87.0017109732">
                <text:p>-87.001710973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">
                <text:p>296</text:p>
              </table:table-cell>
              <table:table-cell office:value-type="float" office:value="287">
                <text:p>287</text:p>
              </table:table-cell>
              <table:table-cell office:value-type="float" office:value="-87.0017109732">
                <text:p>-87.001710973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5.5">
                <text:p>265.5</text:p>
              </table:table-cell>
              <table:table-cell office:value-type="float" office:value="-87.0017109732">
                <text:p>-87.0017109732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-203.052628489">
                <text:p>-203.0526284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203.052628489">
                <text:p>-203.0526284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-50.6965123787">
                <text:p>-50.696512378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50.6965123787">
                <text:p>-50.696512378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7">
                <text:p>297</text:p>
              </table:table-cell>
              <table:table-cell office:value-type="float" office:value="302.166666667">
                <text:p>302.166666667</text:p>
              </table:table-cell>
              <table:table-cell office:value-type="float" office:value="19.8198883213">
                <text:p>19.819888321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2">
                <text:p>332</text:p>
              </table:table-cell>
              <table:table-cell office:value-type="float" office:value="321.666666667">
                <text:p>321.666666667</text:p>
              </table:table-cell>
              <table:table-cell office:value-type="float" office:value="19.8198883213">
                <text:p>19.819888321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41.166666667">
                <text:p>341.166666667</text:p>
              </table:table-cell>
              <table:table-cell office:value-type="float" office:value="19.8198883213">
                <text:p>19.819888321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57.240684794">
                <text:p>257.240684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57.240684794">
                <text:p>257.2406847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3">
                <text:p>313</text:p>
              </table:table-cell>
              <table:table-cell office:value-type="float" office:value="309.2">
                <text:p>30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1">
                <text:p>311</text:p>
              </table:table-cell>
              <table:table-cell office:value-type="float" office:value="319.2">
                <text:p>31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4">
                <text:p>334</text:p>
              </table:table-cell>
              <table:table-cell office:value-type="float" office:value="329.2">
                <text:p>32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">
                <text:p>339</text:p>
              </table:table-cell>
              <table:table-cell office:value-type="float" office:value="339.2">
                <text:p>33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">
                <text:p>349</text:p>
              </table:table-cell>
              <table:table-cell office:value-type="float" office:value="349.2">
                <text:p>349.2</text:p>
              </table:table-cell>
              <table:table-cell office:value-type="float" office:value="191.993646817">
                <text:p>191.99364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181.808913487">
                <text:p>-181.808913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-181.808913487">
                <text:p>-181.808913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37.5646879756">
                <text:p>-37.564687975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37.5646879756">
                <text:p>-37.564687975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9.9694536178">
                <text:p>39.9694536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9.9694536178">
                <text:p>39.96945361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4">
                <text:p>314</text:p>
              </table:table-cell>
              <table:table-cell office:value-type="float" office:value="301.619047619">
                <text:p>301.619047619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3">
                <text:p>293</text:p>
              </table:table-cell>
              <table:table-cell office:value-type="float" office:value="306.904761905">
                <text:p>306.904761905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312.19047619">
                <text:p>312.19047619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2">
                <text:p>332</text:p>
              </table:table-cell>
              <table:table-cell office:value-type="float" office:value="317.476190476">
                <text:p>317.476190476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0">
                <text:p>330</text:p>
              </table:table-cell>
              <table:table-cell office:value-type="float" office:value="322.761904762">
                <text:p>322.761904762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2">
                <text:p>322</text:p>
              </table:table-cell>
              <table:table-cell office:value-type="float" office:value="328.047619048">
                <text:p>328.047619048</text:p>
              </table:table-cell>
              <table:table-cell office:value-type="float" office:value="8.48340413423">
                <text:p>8.48340413423</text:p>
              </table:table-cell>
              <table:table-cell office:value-type="float" office:value="5.28571428571">
                <text:p>5.285714285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5">
                <text:p>315</text:p>
              </table:table-cell>
              <table:table-cell office:value-type="float" office:value="306.6">
                <text:p>306.6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7">
                <text:p>307</text:p>
              </table:table-cell>
              <table:table-cell office:value-type="float" office:value="307.2">
                <text:p>307.2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6">
                <text:p>296</text:p>
              </table:table-cell>
              <table:table-cell office:value-type="float" office:value="307.8">
                <text:p>307.8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9">
                <text:p>299</text:p>
              </table:table-cell>
              <table:table-cell office:value-type="float" office:value="308.4">
                <text:p>308.4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2">
                <text:p>322</text:p>
              </table:table-cell>
              <table:table-cell office:value-type="float" office:value="309">
                <text:p>309</text:p>
              </table:table-cell>
              <table:table-cell office:value-type="float" office:value="3434.33962264">
                <text:p>3434.339622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9.1970357348">
                <text:p>29.1970357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9.1970357348">
                <text:p>29.19703573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8">
                <text:p>318</text:p>
              </table:table-cell>
              <table:table-cell office:value-type="float" office:value="321.833333333">
                <text:p>321.833333333</text:p>
              </table:table-cell>
              <table:table-cell office:value-type="float" office:value="-96.5168304411">
                <text:p>-96.51683044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4">
                <text:p>334</text:p>
              </table:table-cell>
              <table:table-cell office:value-type="float" office:value="326.333333333">
                <text:p>326.333333333</text:p>
              </table:table-cell>
              <table:table-cell office:value-type="float" office:value="-96.5168304411">
                <text:p>-96.51683044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7">
                <text:p>327</text:p>
              </table:table-cell>
              <table:table-cell office:value-type="float" office:value="330.833333333">
                <text:p>330.833333333</text:p>
              </table:table-cell>
              <table:table-cell office:value-type="float" office:value="-96.5168304411">
                <text:p>-96.516830441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-620.392513647">
                <text:p>-620.39251364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620.392513647">
                <text:p>-620.392513647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